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4.262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2.178cm"/>
    </style:style>
    <style:style style:name="co10" style:family="table-column">
      <style:table-column-properties fo:break-before="auto" style:column-width="11.423cm"/>
    </style:style>
    <style:style style:name="co17" style:family="table-column">
      <style:table-column-properties fo:break-before="auto" style:column-width="4.8cm"/>
    </style:style>
    <style:style style:name="co12" style:family="table-column">
      <style:table-column-properties fo:break-before="auto" style:column-width="2.769cm"/>
    </style:style>
    <style:style style:name="co9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427cm"/>
    </style:style>
    <style:style style:name="co14" style:family="table-column">
      <style:table-column-properties fo:break-before="auto" style:column-width="2.741cm"/>
    </style:style>
    <style:style style:name="co16" style:family="table-column">
      <style:table-column-properties fo:break-before="auto" style:column-width="2.521cm"/>
    </style:style>
    <style:style style:name="co18" style:family="table-column">
      <style:table-column-properties fo:break-before="auto" style:column-width="1.778cm"/>
    </style:style>
    <style:style style:name="co19" style:family="table-column">
      <style:table-column-properties fo:break-before="auto" style:column-width="4.283cm"/>
    </style:style>
    <style:style style:name="co20" style:family="table-column">
      <style:table-column-properties fo:break-before="auto" style:column-width="3.385cm"/>
    </style:style>
    <style:style style:name="co21" style:family="table-column">
      <style:table-column-properties fo:break-before="auto" style:column-width="3.711cm"/>
    </style:style>
    <style:style style:name="co22" style:family="table-column">
      <style:table-column-properties fo:break-before="auto" style:column-width="2.886cm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ro6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deb3d"/>
      <style:text-properties style:text-position=""/>
    </style:style>
    <style:style style:name="ce2" style:family="table-cell" style:parent-style-name="Default">
      <style:table-cell-properties fo:background-color="#ffff66"/>
      <style:text-properties style:text-position=""/>
    </style:style>
    <style:style style:name="ce3" style:family="table-cell" style:parent-style-name="Default">
      <style:text-properties style:text-position="" fo:language="en" fo:country="US" style:text-underline-mode="continuous" style:text-overline-mode="continuous" style:text-line-through-mode="continuous" style:font-name-asian="Lucida Sans Unicode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fo:language="en" fo:country="US" style:text-underline-mode="continuous" style:text-overline-mode="continuous" style:text-line-through-mode="continuous" style:font-name-asian="DejaVu San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ext-properties style:text-position=""/>
    </style:style>
    <style:style style:name="ce7" style:family="table-cell" style:parent-style-name="Default">
      <style:table-cell-properties style:rotation-align="none"/>
      <style:text-properties style:text-position=""/>
    </style:style>
    <style:style style:name="ce8" style:family="table-cell" style:parent-style-name="Default">
      <style:text-properties style:text-position="" style:font-name="Nimbus Sans L" style:font-name-asian="DejaVu Sans" style:font-name-complex="DejaVu Sans"/>
    </style:style>
    <style:style style:name="ce9" style:family="table-cell" style:parent-style-name="Default">
      <style:table-cell-properties fo:background-color="#3deb3d"/>
    </style:style>
    <style:style style:name="ce10" style:family="table-cell" style:parent-style-name="Default">
      <style:table-cell-properties fo:background-color="#ffff66"/>
    </style:style>
    <style:style style:name="ce11" style:family="table-cell" style:parent-style-name="Default">
      <style:text-properties fo:language="en" fo:country="US" style:text-underline-mode="continuous" style:text-overline-mode="continuous" style:text-line-through-mode="continuous" style:font-name-asian="Lucida Sans Unicode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ext-properties fo:language="en" fo:country="US" style:text-underline-mode="continuous" style:text-overline-mode="continuous" style:text-line-through-mode="continuous" style:font-name-asian="DejaVu San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/>
    <style:style style:name="ce15" style:family="table-cell" style:parent-style-name="Default">
      <style:table-cell-properties style:rotation-align="none"/>
    </style:style>
    <style:style style:name="ce16" style:family="table-cell" style:parent-style-name="Default">
      <style:text-properties style:font-name="Nimbus Sans L" style:font-name-asian="DejaVu Sans" style:font-name-complex="DejaVu San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EPS BOM" table:style-name="ta1">
        <table:table-column table:style-name="co5" table:default-cell-style-name="Default"/>
        <table:table-column table:style-name="co18" table:default-cell-style-name="ce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9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row table:style-name="ro4">
          <table:table-cell office:value-type="string" calcext:value-type="string">
            <text:p>Part</text:p>
          </table:table-cell>
          <table:table-cell table:style-name="Default" office:value-type="string" calcext:value-type="string">
            <text:p>Validate?</text:p>
          </table:table-cell>
          <table:table-cell office:value-type="string" calcext:value-type="string">
            <text:p>Manufacturer Part #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b_Cct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lt Value 1</text:p>
          </table:table-cell>
          <table:table-cell office:value-type="string" calcext:value-type="string">
            <text:p>Alt Value 2</text:p>
          </table:table-cell>
          <table:table-cell office:value-type="string" calcext:value-type="string">
            <text:p>Design Reference</text:p>
          </table:table-cell>
          <table:table-cell office:value-type="string" calcext:value-type="string">
            <text:p>Validation Note</text:p>
          </table:table-cell>
        </table:table-row>
        <table:table-row table:style-name="ro4">
          <table:table-cell office:value-type="string" calcext:value-type="string">
            <text:p>C1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ECH-U1H182GX5</text:p>
          </table:table-cell>
          <table:table-cell office:value-type="string" calcext:value-type="string">
            <text:p>1.8n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IC4 (5v reg) compensation network cap</text:p>
          </table:table-cell>
          <table:table-cell office:value-type="string" calcext:value-type="string">
            <text:p>5V_LTC387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2</text:p>
          </table:table-cell>
          <table:table-cell office:value-type="string" calcext:value-type="string">
            <text:p>No</text:p>
          </table:table-cell>
          <table:table-cell table:style-name="ce12" office:value-type="string" calcext:value-type="string">
            <text:p>C0805C470J5GACTU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IC4 (5v reg) compensation network cap</text:p>
          </table:table-cell>
          <table:table-cell office:value-type="string" calcext:value-type="string">
            <text:p>5V_LTC387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3</text:p>
          </table:table-cell>
          <table:table-cell office:value-type="string" calcext:value-type="string">
            <text:p>No</text:p>
          </table:table-cell>
          <table:table-cell table:style-name="ce12" office:value-type="string" calcext:value-type="string">
            <text:p>ECH-U1H101JX5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IC4 (5v reg) soft start timer cap</text:p>
          </table:table-cell>
          <table:table-cell office:value-type="string" calcext:value-type="string">
            <text:p>5V_LTC387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530X157M016ATE015</text:p>
          </table:table-cell>
          <table:table-cell office:value-type="string" calcext:value-type="string">
            <text:p>150uF</text:p>
          </table:table-cell>
          <table:table-cell office:value-type="string" calcext:value-type="string">
            <text:p>CPOL-USD/7343-31R</text:p>
          </table:table-cell>
          <table:table-cell office:value-type="string" calcext:value-type="string">
            <text:p>IC4 (5v reg) output cap</text:p>
          </table:table-cell>
          <table:table-cell office:value-type="string" calcext:value-type="string">
            <text:p>5V_LTC387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5</text:p>
          </table:table-cell>
          <table:table-cell office:value-type="string" calcext:value-type="string">
            <text:p>No</text:p>
          </table:table-cell>
          <table:table-cell table:style-name="ce12" office:value-type="string" calcext:value-type="string">
            <text:p>C0805C222K5RACTU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IC3 (9v reg) compensation network cap</text:p>
          </table:table-cell>
          <table:table-cell office:value-type="string" calcext:value-type="string">
            <text:p>9V_LTC387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6</text:p>
          </table:table-cell>
          <table:table-cell office:value-type="string" calcext:value-type="string">
            <text:p>No</text:p>
          </table:table-cell>
          <table:table-cell table:style-name="ce12" office:value-type="string" calcext:value-type="string">
            <text:p>ECH-U1H101JX5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IC3 (9v reg) compensation network cap</text:p>
          </table:table-cell>
          <table:table-cell office:value-type="string" calcext:value-type="string">
            <text:p>9V_LTC387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7</text:p>
          </table:table-cell>
          <table:table-cell office:value-type="string" calcext:value-type="string">
            <text:p>No</text:p>
          </table:table-cell>
          <table:table-cell table:style-name="ce12" office:value-type="string" calcext:value-type="string">
            <text:p>ECH-U1H101JX5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IC3 (9v reg) soft start timer cap</text:p>
          </table:table-cell>
          <table:table-cell office:value-type="string" calcext:value-type="string">
            <text:p>9V_LTC387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530X157M016ATE015</text:p>
          </table:table-cell>
          <table:table-cell office:value-type="string" calcext:value-type="string">
            <text:p>150uF</text:p>
          </table:table-cell>
          <table:table-cell office:value-type="string" calcext:value-type="string">
            <text:p>CPOL-USD/7343-31R</text:p>
          </table:table-cell>
          <table:table-cell office:value-type="string" calcext:value-type="string">
            <text:p>IC3 (9v reg) output cap</text:p>
          </table:table-cell>
          <table:table-cell office:value-type="string" calcext:value-type="string">
            <text:p>9V_LTC387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9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C0805C104M3RACTU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IC3 (9v reg) Vin decoupling capacitor</text:p>
          </table:table-cell>
          <table:table-cell office:value-type="string" calcext:value-type="string">
            <text:p>9V_LTC387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10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C0805C104M3RACTU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IC4 (5v reg) Vin decoupling capacitor</text:p>
          </table:table-cell>
          <table:table-cell office:value-type="string" calcext:value-type="string">
            <text:p>5V_LTC387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11</text:p>
          </table:table-cell>
          <table:table-cell table:style-name="ce10" office:value-type="string" calcext:value-type="string">
            <text:p>Maybe</text:p>
          </table:table-cell>
          <table:table-cell office:value-type="string" calcext:value-type="string">
            <text:p>T530X157M016ATE015</text:p>
          </table:table-cell>
          <table:table-cell office:value-type="string" calcext:value-type="string">
            <text:p>150uF</text:p>
          </table:table-cell>
          <table:table-cell office:value-type="string" calcext:value-type="string">
            <text:p>CPOL-USD/7343-31R</text:p>
          </table:table-cell>
          <table:table-cell office:value-type="string" calcext:value-type="string">
            <text:p>IC4 (5v reg) input cap</text:p>
          </table:table-cell>
          <table:table-cell office:value-type="string" calcext:value-type="string">
            <text:p>5V_LTC387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530X157M016ATE015</text:p>
          </table:table-cell>
          <table:table-cell office:value-type="string" calcext:value-type="string">
            <text:p>150uF</text:p>
          </table:table-cell>
          <table:table-cell office:value-type="string" calcext:value-type="string">
            <text:p>CPOL-USD/7343-31R</text:p>
          </table:table-cell>
          <table:table-cell office:value-type="string" calcext:value-type="string">
            <text:p>IC3 (9v reg) input cap</text:p>
          </table:table-cell>
          <table:table-cell office:value-type="string" calcext:value-type="string">
            <text:p>9V_LTC387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13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C0805C104M3RACTU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IC5 (Bat. Telemtry) input filter cap</text:p>
          </table:table-cell>
          <table:table-cell office:value-type="string" calcext:value-type="string">
            <text:p>INA291_BATTLM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14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C0805C104M3RACTU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IC5 (Bat. Telemtry) decoupling cap</text:p>
          </table:table-cell>
          <table:table-cell office:value-type="string" calcext:value-type="string">
            <text:p>INA291_BATTLM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15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C0805C104M3RACTU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IC6 (Bat. Temp Ctrl) decoupling cap</text:p>
          </table:table-cell>
          <table:table-cell office:value-type="string" calcext:value-type="string">
            <text:p>HTRCTL_1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16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C0805C104M3RACTU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IC7 (Bat. Temp Ctrl) decoupling cap</text:p>
          </table:table-cell>
          <table:table-cell office:value-type="string" calcext:value-type="string">
            <text:p>HTRCTL_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0805C105K8NACTU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IC9 (General Telemtry) decoupling cap</text:p>
          </table:table-cell>
          <table:table-cell office:value-type="string" calcext:value-type="string">
            <text:p>AD7998_VTLM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20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C0805C104M3RACTU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IC9 (General Telemtry) decoupling cap</text:p>
          </table:table-cell>
          <table:table-cell office:value-type="string" calcext:value-type="string">
            <text:p>AD7998_VTLM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1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PMEG3050EP,115</text:p>
          </table:table-cell>
          <table:table-cell office:value-type="string" calcext:value-type="string">
            <text:p>PMEG3050EP</text:p>
          </table:table-cell>
          <table:table-cell office:value-type="string" calcext:value-type="string">
            <text:p>SOD128</text:p>
          </table:table-cell>
          <table:table-cell office:value-type="string" calcext:value-type="string">
            <text:p>IC4 (5v reg) boost diode</text:p>
          </table:table-cell>
          <table:table-cell office:value-type="string" calcext:value-type="string">
            <text:p>5V_LTC387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2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PMEG3050EP,115</text:p>
          </table:table-cell>
          <table:table-cell office:value-type="string" calcext:value-type="string">
            <text:p>PMEG3050EP</text:p>
          </table:table-cell>
          <table:table-cell office:value-type="string" calcext:value-type="string">
            <text:p>SOD128</text:p>
          </table:table-cell>
          <table:table-cell office:value-type="string" calcext:value-type="string">
            <text:p>IC3 (9v reg) boost diode</text:p>
          </table:table-cell>
          <table:table-cell office:value-type="string" calcext:value-type="string">
            <text:p>9V_LTC387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3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PMEG3050EP,115</text:p>
          </table:table-cell>
          <table:table-cell office:value-type="string" calcext:value-type="string">
            <text:p>PMEG3050EP</text:p>
          </table:table-cell>
          <table:table-cell office:value-type="string" calcext:value-type="string">
            <text:p>SOD128</text:p>
          </table:table-cell>
          <table:table-cell office:value-type="string" calcext:value-type="string">
            <text:p>IC3 (9v reg) blocking diode</text:p>
          </table:table-cell>
          <table:table-cell office:value-type="string" calcext:value-type="string">
            <text:p>9V_LTC387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4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PMEG3050EP,115</text:p>
          </table:table-cell>
          <table:table-cell office:value-type="string" calcext:value-type="string">
            <text:p>PMEG3050EP</text:p>
          </table:table-cell>
          <table:table-cell office:value-type="string" calcext:value-type="string">
            <text:p>SOD128</text:p>
          </table:table-cell>
          <table:table-cell office:value-type="string" calcext:value-type="string">
            <text:p>IC4 (5v reg) blocking diode</text:p>
          </table:table-cell>
          <table:table-cell office:value-type="string" calcext:value-type="string">
            <text:p>5V_LTC387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H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ESQ-125-XX-X-D</text:p>
          </table:table-cell>
          <table:table-cell office:value-type="string" calcext:value-type="string">
            <text:p>52 pin header</text:p>
          </table:table-cell>
          <table:table-cell office:value-type="string" calcext:value-type="string">
            <text:p>EPS to ECU interfac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H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ESQ-125-XX-X-D</text:p>
          </table:table-cell>
          <table:table-cell office:value-type="string" calcext:value-type="string">
            <text:p>52 pin header</text:p>
          </table:table-cell>
          <table:table-cell office:value-type="string" calcext:value-type="string">
            <text:p>EPS to ECU interfac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IC1</text:p>
          </table:table-cell>
          <table:table-cell office:value-type="string" calcext:value-type="string">
            <text:p>No</text:p>
          </table:table-cell>
          <table:table-cell table:style-name="ce13" office:value-type="string" calcext:value-type="string">
            <text:p>MIC79110-4.2YML TR</text:p>
          </table:table-cell>
          <table:table-cell office:value-type="string" calcext:value-type="string">
            <text:p>MIC79110</text:p>
          </table:table-cell>
          <table:table-cell office:value-type="string" calcext:value-type="string">
            <text:p>MLF10-EP</text:p>
          </table:table-cell>
          <table:table-cell office:value-type="string" calcext:value-type="string">
            <text:p>MICREL 79110 Linear battery charger</text:p>
          </table:table-cell>
          <table:table-cell office:value-type="string" calcext:value-type="string">
            <text:p>MIC79110_BCR1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IC2</text:p>
          </table:table-cell>
          <table:table-cell office:value-type="string" calcext:value-type="string">
            <text:p>No</text:p>
          </table:table-cell>
          <table:table-cell table:style-name="ce13" office:value-type="string" calcext:value-type="string">
            <text:p>MIC79110-4.2YML TR</text:p>
          </table:table-cell>
          <table:table-cell office:value-type="string" calcext:value-type="string">
            <text:p>MIC79110</text:p>
          </table:table-cell>
          <table:table-cell office:value-type="string" calcext:value-type="string">
            <text:p>MLF10-EP</text:p>
          </table:table-cell>
          <table:table-cell office:value-type="string" calcext:value-type="string">
            <text:p>MICREL 79110 Linear battery charger</text:p>
          </table:table-cell>
          <table:table-cell office:value-type="string" calcext:value-type="string">
            <text:p>MIC79110_BCR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IC3</text:p>
          </table:table-cell>
          <table:table-cell office:value-type="string" calcext:value-type="string">
            <text:p>No</text:p>
          </table:table-cell>
          <table:table-cell table:style-name="ce13" office:value-type="string" calcext:value-type="string">
            <text:p>LTC3872ETS8#TRMPBF</text:p>
          </table:table-cell>
          <table:table-cell office:value-type="string" calcext:value-type="string">
            <text:p>LT3872</text:p>
          </table:table-cell>
          <table:table-cell office:value-type="string" calcext:value-type="string">
            <text:p>TSOT23-8</text:p>
          </table:table-cell>
          <table:table-cell office:value-type="string" calcext:value-type="string">
            <text:p>LTC3872 boost regulator, 5v</text:p>
          </table:table-cell>
          <table:table-cell office:value-type="string" calcext:value-type="string">
            <text:p>5V_LTC387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IC4</text:p>
          </table:table-cell>
          <table:table-cell office:value-type="string" calcext:value-type="string">
            <text:p>No</text:p>
          </table:table-cell>
          <table:table-cell table:style-name="ce13" office:value-type="string" calcext:value-type="string">
            <text:p>LTC3872ETS8#TRMPBF</text:p>
          </table:table-cell>
          <table:table-cell office:value-type="string" calcext:value-type="string">
            <text:p>LT3872</text:p>
          </table:table-cell>
          <table:table-cell office:value-type="string" calcext:value-type="string">
            <text:p>TSOT23-8</text:p>
          </table:table-cell>
          <table:table-cell office:value-type="string" calcext:value-type="string">
            <text:p>LTC3872 boost regulator, 9v</text:p>
          </table:table-cell>
          <table:table-cell office:value-type="string" calcext:value-type="string">
            <text:p>9V_LTC387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IC5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INA219AID</text:p>
          </table:table-cell>
          <table:table-cell office:value-type="string" calcext:value-type="string">
            <text:p>INA219-D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Battery V-I-P telemetry, I2C bus</text:p>
          </table:table-cell>
          <table:table-cell office:value-type="string" calcext:value-type="string">
            <text:p>INA291_BATTLM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IC6</text:p>
          </table:table-cell>
          <table:table-cell table:style-name="ce10" office:value-type="string" calcext:value-type="string">
            <text:p>Maybe</text:p>
          </table:table-cell>
          <table:table-cell office:value-type="string" calcext:value-type="string">
            <text:p>NCS2200SN1T1G</text:p>
          </table:table-cell>
          <table:table-cell office:value-type="string" calcext:value-type="string">
            <text:p>NCS220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Battery Thermal Control Comparator</text:p>
          </table:table-cell>
          <table:table-cell office:value-type="string" calcext:value-type="string">
            <text:p>HTRCTL_1</text:p>
          </table:table-cell>
          <table:table-cell office:value-type="string" calcext:value-type="string">
            <text:p>EPS PCB</text:p>
          </table:table-cell>
          <table:table-cell table:number-columns-repeated="4"/>
          <table:table-cell office:value-type="string" calcext:value-type="string">
            <text:p>Max Vin is 6v, need to verify that 5V line DOES NOT exceed this</text:p>
          </table:table-cell>
        </table:table-row>
        <table:table-row table:style-name="ro4">
          <table:table-cell office:value-type="string" calcext:value-type="string">
            <text:p>IC7</text:p>
          </table:table-cell>
          <table:table-cell table:style-name="ce10" office:value-type="string" calcext:value-type="string">
            <text:p>Maybe</text:p>
          </table:table-cell>
          <table:table-cell office:value-type="string" calcext:value-type="string">
            <text:p>NCS2200SN1T1G</text:p>
          </table:table-cell>
          <table:table-cell office:value-type="string" calcext:value-type="string">
            <text:p>NCS220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Battery Thermal Control Comparator</text:p>
          </table:table-cell>
          <table:table-cell office:value-type="string" calcext:value-type="string">
            <text:p>HTRCTL_2</text:p>
          </table:table-cell>
          <table:table-cell office:value-type="string" calcext:value-type="string">
            <text:p>EPS PCB</text:p>
          </table:table-cell>
          <table:table-cell table:number-columns-repeated="4"/>
          <table:table-cell office:value-type="string" calcext:value-type="string">
            <text:p>Max Vin is 6v, need to verify that 5V line DOES NOT exceed this</text:p>
          </table:table-cell>
        </table:table-row>
        <table:table-row table:style-name="ro4">
          <table:table-cell office:value-type="string" calcext:value-type="string">
            <text:p>IC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TLV70233DBVR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3.3V linear regulator</text:p>
          </table:table-cell>
          <table:table-cell office:value-type="string" calcext:value-type="string">
            <text:p>3_3V_REG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IC9</text:p>
          </table:table-cell>
          <table:table-cell office:value-type="string" calcext:value-type="string">
            <text:p>No</text:p>
          </table:table-cell>
          <table:table-cell table:style-name="ce14" office:value-type="string" calcext:value-type="string">
            <text:p>AD7998</text:p>
          </table:table-cell>
          <table:table-cell office:value-type="string" calcext:value-type="string">
            <text:p>AD7998</text:p>
          </table:table-cell>
          <table:table-cell office:value-type="string" calcext:value-type="string">
            <text:p>TSSOP-20</text:p>
          </table:table-cell>
          <table:table-cell office:value-type="string" calcext:value-type="string">
            <text:p>Voltage A2D, General Telemetry, I2C bus</text:p>
          </table:table-cell>
          <table:table-cell office:value-type="string" calcext:value-type="string">
            <text:p>AD7998_VTLM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IC1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MAX4374-10UMAX</text:p>
          </table:table-cell>
          <table:table-cell office:value-type="string" calcext:value-type="string">
            <text:p>10UMAX</text:p>
          </table:table-cell>
          <table:table-cell office:value-type="string" calcext:value-type="string">
            <text:p>Overcurrent Warning and Reset</text:p>
          </table:table-cell>
          <table:table-cell office:value-type="string" calcext:value-type="string">
            <text:p>OVI_RESET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IC1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TLV70228DBV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2.8V linear regulator</text:p>
          </table:table-cell>
          <table:table-cell office:value-type="string" calcext:value-type="string">
            <text:p>OVI_RESET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L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DR125-2R2</text:p>
          </table:table-cell>
          <table:table-cell office:value-type="string" calcext:value-type="string">
            <text:p>12.5x12.5 mm SMD</text:p>
          </table:table-cell>
          <table:table-cell office:value-type="string" calcext:value-type="string">
            <text:p>Inductor, Ferrite Core, IC4/5V boost regulator</text:p>
          </table:table-cell>
          <table:table-cell office:value-type="string" calcext:value-type="string">
            <text:p>5V_LTC387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L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DR125-8R2</text:p>
          </table:table-cell>
          <table:table-cell office:value-type="string" calcext:value-type="string">
            <text:p>12.5x12.5 mm SMD</text:p>
          </table:table-cell>
          <table:table-cell office:value-type="string" calcext:value-type="string">
            <text:p>Inductor, Ferrite Core, IC4/9V boost regulator</text:p>
          </table:table-cell>
          <table:table-cell office:value-type="string" calcext:value-type="string">
            <text:p>9V_LTC387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Q1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SI7448DP-T1-E3</text:p>
          </table:table-cell>
          <table:table-cell office:value-type="string" calcext:value-type="string">
            <text:p>SI7448DP</text:p>
          </table:table-cell>
          <table:table-cell office:value-type="string" calcext:value-type="string">
            <text:p>PPAK-SO08-EP</text:p>
          </table:table-cell>
          <table:table-cell office:value-type="string" calcext:value-type="string">
            <text:p>nMOS, IC4 (5v boost reg) switching element</text:p>
          </table:table-cell>
          <table:table-cell office:value-type="string" calcext:value-type="string">
            <text:p>5V_LTC387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Q2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SI7448DP-T1-E3</text:p>
          </table:table-cell>
          <table:table-cell office:value-type="string" calcext:value-type="string">
            <text:p>SI7448DP</text:p>
          </table:table-cell>
          <table:table-cell office:value-type="string" calcext:value-type="string">
            <text:p>PPAK-SO08-EP</text:p>
          </table:table-cell>
          <table:table-cell office:value-type="string" calcext:value-type="string">
            <text:p>nMOS, IC3 (9v boost reg) switching element</text:p>
          </table:table-cell>
          <table:table-cell office:value-type="string" calcext:value-type="string">
            <text:p>9V_LTC387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Q3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SI7448DP-T1-E3</text:p>
          </table:table-cell>
          <table:table-cell office:value-type="string" calcext:value-type="string">
            <text:p>SI7448DP</text:p>
          </table:table-cell>
          <table:table-cell office:value-type="string" calcext:value-type="string">
            <text:p>PPAK-SO08-EP</text:p>
          </table:table-cell>
          <table:table-cell office:value-type="string" calcext:value-type="string">
            <text:p>nMOS, IC7, battery heater enable</text:p>
          </table:table-cell>
          <table:table-cell office:value-type="string" calcext:value-type="string">
            <text:p>HTRCTL_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Q4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SI7485DP-T1-GE3</text:p>
          </table:table-cell>
          <table:table-cell office:value-type="string" calcext:value-type="string">
            <text:p>SI7485DP</text:p>
          </table:table-cell>
          <table:table-cell office:value-type="string" calcext:value-type="string">
            <text:p>PPAK-SO08-EP</text:p>
          </table:table-cell>
          <table:table-cell office:value-type="string" calcext:value-type="string">
            <text:p>pMOS, IC4/5V reg enable/reset switch, controlled by IC10</text:p>
          </table:table-cell>
          <table:table-cell office:value-type="string" calcext:value-type="string">
            <text:p>OVI_RESET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Q6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SI7485DP-T1-GE3</text:p>
          </table:table-cell>
          <table:table-cell office:value-type="string" calcext:value-type="string">
            <text:p>SI7485DP</text:p>
          </table:table-cell>
          <table:table-cell office:value-type="string" calcext:value-type="string">
            <text:p>PPAK-SO08-EP</text:p>
          </table:table-cell>
          <table:table-cell office:value-type="string" calcext:value-type="string">
            <text:p>pMOS, AHRM enable</text:p>
          </table:table-cell>
          <table:table-cell office:value-type="string" calcext:value-type="string">
            <text:p>AHRC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Q8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SI7485DP-T1-GE3</text:p>
          </table:table-cell>
          <table:table-cell office:value-type="string" calcext:value-type="string">
            <text:p>SI7485DP</text:p>
          </table:table-cell>
          <table:table-cell office:value-type="string" calcext:value-type="string">
            <text:p>PPAK-SO08-EP</text:p>
          </table:table-cell>
          <table:table-cell office:value-type="string" calcext:value-type="string">
            <text:p>pMOS, IC3/9V reg enable</text:p>
          </table:table-cell>
          <table:table-cell office:value-type="string" calcext:value-type="string">
            <text:p>9V_LTC387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Q9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SI7448DP-T1-E3</text:p>
          </table:table-cell>
          <table:table-cell office:value-type="string" calcext:value-type="string">
            <text:p>SI7448DP</text:p>
          </table:table-cell>
          <table:table-cell office:value-type="string" calcext:value-type="string">
            <text:p>PPAK-SO08-EP</text:p>
          </table:table-cell>
          <table:table-cell office:value-type="string" calcext:value-type="string">
            <text:p>nMOS, IC6, battery heater enable</text:p>
          </table:table-cell>
          <table:table-cell office:value-type="string" calcext:value-type="string">
            <text:p>HTRCTL_1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1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ERJ-8ENF6342V</text:p>
          </table:table-cell>
          <table:table-cell office:value-type="string" calcext:value-type="string">
            <text:p>63.4k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IC4 (5v reg) feedback voltage divider, top</text:p>
          </table:table-cell>
          <table:table-cell office:value-type="string" calcext:value-type="string">
            <text:p>5V_LTC387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RJ-8ENF5493V</text:p>
          </table:table-cell>
          <table:table-cell office:value-type="string" calcext:value-type="string">
            <text:p>549k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IC7 (Bat. Temp Ctrl) thermistor voltage divider, top</text:p>
          </table:table-cell>
          <table:table-cell office:value-type="string" calcext:value-type="string">
            <text:p>HTRCTL_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RJ-8ENF2003V</text:p>
          </table:table-cell>
          <table:table-cell office:value-type="string" calcext:value-type="string">
            <text:p>200k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IC7 (Bat. Temp Ctrl) reference voltage divider, top</text:p>
          </table:table-cell>
          <table:table-cell office:value-type="string" calcext:value-type="string">
            <text:p>HTRCTL_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RJ-8ENF1742V</text:p>
          </table:table-cell>
          <table:table-cell office:value-type="string" calcext:value-type="string">
            <text:p>17.4k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IC4 (5v reg) compensation network resistor</text:p>
          </table:table-cell>
          <table:table-cell office:value-type="string" calcext:value-type="string">
            <text:p>5V_LTC387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5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ERJ-8GEYJ203V</text:p>
          </table:table-cell>
          <table:table-cell office:value-type="string" calcext:value-type="string">
            <text:p>20k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IC4 (5v reg) feedback voltage divider, bottom</text:p>
          </table:table-cell>
          <table:table-cell office:value-type="string" calcext:value-type="string">
            <text:p>5V_LTC387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6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ERJ-8GEYJ203V</text:p>
          </table:table-cell>
          <table:table-cell office:value-type="string" calcext:value-type="string">
            <text:p>20k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Q8 Pullup resistor; 9V regulator control</text:p>
          </table:table-cell>
          <table:table-cell office:value-type="string" calcext:value-type="string">
            <text:p>9V_LTC387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R7</text:p>
          </table:table-cell>
          <table:table-cell office:value-type="string" calcext:value-type="string">
            <text:p>No</text:p>
          </table:table-cell>
          <table:table-cell table:style-name="ce12" office:value-type="string" calcext:value-type="string">
            <text:p>ERJ-8ENF2322V</text:p>
          </table:table-cell>
          <table:table-cell office:value-type="string" calcext:value-type="string">
            <text:p>23.2k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IC3 (9v reg) compensation network resistor</text:p>
          </table:table-cell>
          <table:table-cell office:value-type="string" calcext:value-type="string">
            <text:p>9V_LTC387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RJ-8ENF1002V</text:p>
          </table:table-cell>
          <table:table-cell office:value-type="string" calcext:value-type="string">
            <text:p>10k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IC3 (9v reg) feedback voltage divider, bottom</text:p>
          </table:table-cell>
          <table:table-cell office:value-type="string" calcext:value-type="string">
            <text:p>9V_LTC387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RA-8AEB6492V</text:p>
          </table:table-cell>
          <table:table-cell office:value-type="string" calcext:value-type="string">
            <text:p>64.9k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IC3 (9v reg) feedback voltage divider, top</text:p>
          </table:table-cell>
          <table:table-cell office:value-type="string" calcext:value-type="string">
            <text:p>9V_LTC387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RJ-8ENF2213V</text:p>
          </table:table-cell>
          <table:table-cell office:value-type="string" calcext:value-type="string">
            <text:p>221k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IC7 (Bat. Temp Ctrl) reference voltage divider, bottom</text:p>
          </table:table-cell>
          <table:table-cell office:value-type="string" calcext:value-type="string">
            <text:p>HTRCTL_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1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IC7 (Bat. Temp Ctrl) output pullup resistor <text:span text:style-name="T1">NOT NEEDED</text:span></text:p>
          </table:table-cell>
          <table:table-cell office:value-type="string" calcext:value-type="string">
            <text:p>HTRCTL_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RA-8AEB104V</text:p>
          </table:table-cell>
          <table:table-cell office:value-type="string" calcext:value-type="string">
            <text:p>100k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IC9 (General Telemtry) pulldown resistor</text:p>
          </table:table-cell>
          <table:table-cell office:value-type="string" calcext:value-type="string">
            <text:p>AD7998_VTLM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13</text:p>
          </table:table-cell>
          <table:table-cell table:style-name="ce10" office:value-type="string" calcext:value-type="string">
            <text:p>Maybe</text:p>
          </table:table-cell>
          <table:table-cell table:style-name="ce11" office:value-type="string" calcext:value-type="string">
            <text:p>ERJ-8BWJR010V</text:p>
          </table:table-cell>
          <table:table-cell office:value-type="string" calcext:value-type="string">
            <text:p>0.01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IC5 (Bat. Telemtry) sense resistor</text:p>
          </table:table-cell>
          <table:table-cell office:value-type="string" calcext:value-type="string">
            <text:p>INA291_BATTLM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14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ERJ-8ENF10R0V</text:p>
          </table:table-cell>
          <table:table-cell office:value-type="string" calcext:value-type="string">
            <text:p>10Ohm</text:p>
          </table:table-cell>
          <table:table-cell office:value-type="string" calcext:value-type="string">
            <text:p>R-US_M1206</text:p>
          </table:table-cell>
          <table:table-cell table:style-name="ce16" office:value-type="string" calcext:value-type="string">
            <text:p>IC5 (Bat. Telemtry) input filter resistor</text:p>
          </table:table-cell>
          <table:table-cell office:value-type="string" calcext:value-type="string">
            <text:p>INA291_BATTLM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15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ERJ-8ENF10R0V</text:p>
          </table:table-cell>
          <table:table-cell office:value-type="string" calcext:value-type="string">
            <text:p>10Ohm</text:p>
          </table:table-cell>
          <table:table-cell office:value-type="string" calcext:value-type="string">
            <text:p>R-US_M1206</text:p>
          </table:table-cell>
          <table:table-cell table:style-name="ce16" office:value-type="string" calcext:value-type="string">
            <text:p>IC5 (Bat. Telemtry) input filter resistor</text:p>
          </table:table-cell>
          <table:table-cell office:value-type="string" calcext:value-type="string">
            <text:p>INA291_BATTLM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RA-8AEB202V</text:p>
          </table:table-cell>
          <table:table-cell office:value-type="string" calcext:value-type="string">
            <text:p>2k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IC2 (BCR) End-of-Charge set resistor</text:p>
          </table:table-cell>
          <table:table-cell office:value-type="string" calcext:value-type="string">
            <text:p>MIC79110_BCR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RJ-8ENF3400V</text:p>
          </table:table-cell>
          <table:table-cell office:value-type="string" calcext:value-type="string">
            <text:p>340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IC2 (BCR) Current-Charge set resistor</text:p>
          </table:table-cell>
          <table:table-cell office:value-type="string" calcext:value-type="string">
            <text:p>MIC79110_BCR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MCF1206FT3M40</text:p>
          </table:table-cell>
          <table:table-cell office:value-type="string" calcext:value-type="string">
            <text:p>3.4M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IC2 (BCR) voltage-divider, top, charge cycle reset comparison</text:p>
          </table:table-cell>
          <table:table-cell office:value-type="string" calcext:value-type="string">
            <text:p>MIC79110_BCR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19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ERJ-8ENF1004V</text:p>
          </table:table-cell>
          <table:table-cell office:value-type="string" calcext:value-type="string">
            <text:p>1M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IC2 (BCR) voltage-divider, bottom, charge cycle reset comparison</text:p>
          </table:table-cell>
          <table:table-cell office:value-type="string" calcext:value-type="string">
            <text:p>MIC79110_BCR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RA-8AEB202V</text:p>
          </table:table-cell>
          <table:table-cell office:value-type="string" calcext:value-type="string">
            <text:p>2k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IC1 (BCR) End-of-Charge set resistor</text:p>
          </table:table-cell>
          <table:table-cell office:value-type="string" calcext:value-type="string">
            <text:p>MIC79110_BCR1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RJ-8ENF3400V</text:p>
          </table:table-cell>
          <table:table-cell office:value-type="string" calcext:value-type="string">
            <text:p>340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IC1 (BCR) Current-Charge set resistor</text:p>
          </table:table-cell>
          <table:table-cell office:value-type="string" calcext:value-type="string">
            <text:p>MIC79110_BCR1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MCF1206FT3M40</text:p>
          </table:table-cell>
          <table:table-cell office:value-type="string" calcext:value-type="string">
            <text:p>3.4M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IC1 (BCR) voltage-divider, top, charge cycle reset comparison</text:p>
          </table:table-cell>
          <table:table-cell office:value-type="string" calcext:value-type="string">
            <text:p>MIC79110_BCR1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23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ERJ-8ENF1004V</text:p>
          </table:table-cell>
          <table:table-cell office:value-type="string" calcext:value-type="string">
            <text:p>1M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IC1 (BCR) voltage-divider, bottom, charge cycle reset comparison</text:p>
          </table:table-cell>
          <table:table-cell office:value-type="string" calcext:value-type="string">
            <text:p>MIC79110_BCR1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24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ERJ-8GEYJ203V</text:p>
          </table:table-cell>
          <table:table-cell office:value-type="string" calcext:value-type="string">
            <text:p>20k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Q6 Pullup resistor; AHRM control</text:p>
          </table:table-cell>
          <table:table-cell office:value-type="string" calcext:value-type="string">
            <text:p>AHRC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RJ-8ENF5493V</text:p>
          </table:table-cell>
          <table:table-cell office:value-type="string" calcext:value-type="string">
            <text:p>549k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IC6 (Bat. Temp Ctrl) thermistor voltage divider, top</text:p>
          </table:table-cell>
          <table:table-cell office:value-type="string" calcext:value-type="string">
            <text:p>HTRCTL_1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RJ-8ENF2003V</text:p>
          </table:table-cell>
          <table:table-cell office:value-type="string" calcext:value-type="string">
            <text:p>200k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IC6 (Bat. Temp Ctrl) reference voltage divider, top</text:p>
          </table:table-cell>
          <table:table-cell office:value-type="string" calcext:value-type="string">
            <text:p>HTRCTL_1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RJ-8ENF2213V</text:p>
          </table:table-cell>
          <table:table-cell office:value-type="string" calcext:value-type="string">
            <text:p>221k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IC6 (Bat. Temp Ctrl) reference voltage divider, bottom</text:p>
          </table:table-cell>
          <table:table-cell office:value-type="string" calcext:value-type="string">
            <text:p>HTRCTL_1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2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IC6 (Bat. Temp Ctrl) output pullup resistor <text:span text:style-name="T1">NOT NEEDED</text:span></text:p>
          </table:table-cell>
          <table:table-cell office:value-type="string" calcext:value-type="string">
            <text:p>HTRCTL_1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RJ-8ENF1473V</text:p>
          </table:table-cell>
          <table:table-cell office:value-type="string" calcext:value-type="string">
            <text:p>147k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IC10 (Current OP) voltage-divider, top, current reset comparison</text:p>
          </table:table-cell>
          <table:table-cell office:value-type="string" calcext:value-type="string">
            <text:p>OVI_RESET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RJ-8ENF1333V</text:p>
          </table:table-cell>
          <table:table-cell office:value-type="string" calcext:value-type="string">
            <text:p>133k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IC10 (Current OP) voltage-divider, top, current warning comparison</text:p>
          </table:table-cell>
          <table:table-cell office:value-type="string" calcext:value-type="string">
            <text:p>OVI_RESET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RJ-8ENF6342V</text:p>
          </table:table-cell>
          <table:table-cell office:value-type="string" calcext:value-type="string">
            <text:p>63.4k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IC10 (Current OP) voltage-divider, bottom, current warning comparison</text:p>
          </table:table-cell>
          <table:table-cell office:value-type="string" calcext:value-type="string">
            <text:p>OVI_RESET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RJ-8ENF5362V</text:p>
          </table:table-cell>
          <table:table-cell office:value-type="string" calcext:value-type="string">
            <text:p>53.6k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IC10 (Current OP) voltage-divider, bottom, current reset comparison</text:p>
          </table:table-cell>
          <table:table-cell office:value-type="string" calcext:value-type="string">
            <text:p>OVI_RESET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33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ERJ-8ENF1004V</text:p>
          </table:table-cell>
          <table:table-cell office:value-type="string" calcext:value-type="string">
            <text:p>1M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IC9 (General Telemtry) voltage-divider, bottom, SP1_3 measurement</text:p>
          </table:table-cell>
          <table:table-cell office:value-type="string" calcext:value-type="string">
            <text:p>AD7998_VTLM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RJ-8ENF2004V</text:p>
          </table:table-cell>
          <table:table-cell office:value-type="string" calcext:value-type="string">
            <text:p>2M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IC9 (General Telemtry) voltage-divider, top, SP1_3 measurement</text:p>
          </table:table-cell>
          <table:table-cell office:value-type="string" calcext:value-type="string">
            <text:p>AD7998_VTLM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35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ERJ-8ENF1004V</text:p>
          </table:table-cell>
          <table:table-cell office:value-type="string" calcext:value-type="string">
            <text:p>1M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IC9 (General Telemtry) voltage-divider, bottom, SP2_4 measurement</text:p>
          </table:table-cell>
          <table:table-cell office:value-type="string" calcext:value-type="string">
            <text:p>AD7998_VTLM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RJ-8ENF2004V</text:p>
          </table:table-cell>
          <table:table-cell office:value-type="string" calcext:value-type="string">
            <text:p>2M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IC9 (General Telemtry) voltage-divider, top, SP2_4 measurement</text:p>
          </table:table-cell>
          <table:table-cell office:value-type="string" calcext:value-type="string">
            <text:p>AD7998_VTLM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SL1206R0300FEA</text:p>
          </table:table-cell>
          <table:table-cell office:value-type="string" calcext:value-type="string">
            <text:p>0.03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IC10 (Current OP) sense resistor</text:p>
          </table:table-cell>
          <table:table-cell office:value-type="string" calcext:value-type="string">
            <text:p>OVI_RESET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38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ERJ-8GEYJ203V</text:p>
          </table:table-cell>
          <table:table-cell office:value-type="string" calcext:value-type="string">
            <text:p>20k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IC10 (Current OP) pullup resistor, current warning signal</text:p>
          </table:table-cell>
          <table:table-cell office:value-type="string" calcext:value-type="string">
            <text:p>OVI_RESET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39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ERJ-8GEYJ203V</text:p>
          </table:table-cell>
          <table:table-cell office:value-type="string" calcext:value-type="string">
            <text:p>20kOhm</text:p>
          </table:table-cell>
          <table:table-cell office:value-type="string" calcext:value-type="string">
            <text:p>R-US_M1206</text:p>
          </table:table-cell>
          <table:table-cell office:value-type="string" calcext:value-type="string">
            <text:p>Q4 Pullup resistor; 5V regulator enable/reset</text:p>
          </table:table-cell>
          <table:table-cell office:value-type="string" calcext:value-type="string">
            <text:p>5V_LTC3872</text:p>
          </table:table-cell>
          <table:table-cell office:value-type="string" calcext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EXT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L2007-1723-103-SA</text:p>
          </table:table-cell>
          <table:table-cell office:value-type="string" calcext:value-type="string">
            <text:p>3kOhm</text:p>
          </table:table-cell>
          <table:table-cell office:value-type="string" calcext:value-type="string">
            <text:p>through-hole</text:p>
          </table:table-cell>
          <table:table-cell office:value-type="string" calcext:value-type="string">
            <text:p>thermistor, NTC</text:p>
          </table:table-cell>
          <table:table-cell office:value-type="string" calcext:value-type="string">
            <text:p>SLRPNL_1</text:p>
          </table:table-cell>
          <table:table-cell office:value-type="string" calcext:value-type="string">
            <text:p>Solar Panel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EXT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L2007-1723-103-SA</text:p>
          </table:table-cell>
          <table:table-cell office:value-type="string" calcext:value-type="string">
            <text:p>3kOhm</text:p>
          </table:table-cell>
          <table:table-cell office:value-type="string" calcext:value-type="string">
            <text:p>through-hole</text:p>
          </table:table-cell>
          <table:table-cell office:value-type="string" calcext:value-type="string">
            <text:p>thermistor, NTC</text:p>
          </table:table-cell>
          <table:table-cell office:value-type="string" calcext:value-type="string">
            <text:p>SLRPNL_1</text:p>
          </table:table-cell>
          <table:table-cell office:value-type="string" calcext:value-type="string">
            <text:p>Solar Panel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G30SCA</text:p>
          </table:table-cell>
          <table:table-cell office:value-type="string" calcext:value-type="string">
            <text:p>Photovoltaic Cell</text:p>
          </table:table-cell>
          <table:table-cell/>
          <table:table-cell office:value-type="string" calcext:value-type="string">
            <text:p>AzurSpace 3G30A Solar cell, Coverglass and CIC Interconnects</text:p>
          </table:table-cell>
          <table:table-cell office:value-type="string" calcext:value-type="string">
            <text:p>SLRPNL_1</text:p>
          </table:table-cell>
          <table:table-cell office:value-type="string" calcext:value-type="string">
            <text:p>Solar Panel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G30SCA</text:p>
          </table:table-cell>
          <table:table-cell office:value-type="string" calcext:value-type="string">
            <text:p>Photovoltaic Cell</text:p>
          </table:table-cell>
          <table:table-cell/>
          <table:table-cell office:value-type="string" calcext:value-type="string">
            <text:p>AzurSpace 3G30A Solar cell, Coverglass and CIC Interconnects</text:p>
          </table:table-cell>
          <table:table-cell office:value-type="string" calcext:value-type="string">
            <text:p>SLRPNL_1</text:p>
          </table:table-cell>
          <table:table-cell office:value-type="string" calcext:value-type="string">
            <text:p>Solar Panel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G30SCA</text:p>
          </table:table-cell>
          <table:table-cell office:value-type="string" calcext:value-type="string">
            <text:p>Photovoltaic Cell</text:p>
          </table:table-cell>
          <table:table-cell/>
          <table:table-cell office:value-type="string" calcext:value-type="string">
            <text:p>AzurSpace 3G30A Solar cell, Coverglass and CIC Interconnects</text:p>
          </table:table-cell>
          <table:table-cell office:value-type="string" calcext:value-type="string">
            <text:p>SLRPNL_1</text:p>
          </table:table-cell>
          <table:table-cell office:value-type="string" calcext:value-type="string">
            <text:p>Solar Panel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G30SCA</text:p>
          </table:table-cell>
          <table:table-cell office:value-type="string" calcext:value-type="string">
            <text:p>Photovoltaic Cell</text:p>
          </table:table-cell>
          <table:table-cell/>
          <table:table-cell office:value-type="string" calcext:value-type="string">
            <text:p>AzurSpace 3G30A Solar cell, Coverglass and CIC Interconnects</text:p>
          </table:table-cell>
          <table:table-cell office:value-type="string" calcext:value-type="string">
            <text:p>SLRPNL_1</text:p>
          </table:table-cell>
          <table:table-cell office:value-type="string" calcext:value-type="string">
            <text:p>Solar Panel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G30SCA</text:p>
          </table:table-cell>
          <table:table-cell office:value-type="string" calcext:value-type="string">
            <text:p>Photovoltaic Cell</text:p>
          </table:table-cell>
          <table:table-cell/>
          <table:table-cell office:value-type="string" calcext:value-type="string">
            <text:p>AzurSpace 3G30A Solar cell, Coverglass and CIC Interconnects</text:p>
          </table:table-cell>
          <table:table-cell office:value-type="string" calcext:value-type="string">
            <text:p>SLRPNL_1</text:p>
          </table:table-cell>
          <table:table-cell office:value-type="string" calcext:value-type="string">
            <text:p>Solar Panel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G30SCA</text:p>
          </table:table-cell>
          <table:table-cell office:value-type="string" calcext:value-type="string">
            <text:p>Photovoltaic Cell</text:p>
          </table:table-cell>
          <table:table-cell/>
          <table:table-cell office:value-type="string" calcext:value-type="string">
            <text:p>AzurSpace 3G30A Solar cell, Coverglass and CIC Interconnects</text:p>
          </table:table-cell>
          <table:table-cell office:value-type="string" calcext:value-type="string">
            <text:p>SLRPNL_1</text:p>
          </table:table-cell>
          <table:table-cell office:value-type="string" calcext:value-type="string">
            <text:p>Solar Panel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EXT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L2007-1723-103-SA</text:p>
          </table:table-cell>
          <table:table-cell office:value-type="string" calcext:value-type="string">
            <text:p>3kOhm</text:p>
          </table:table-cell>
          <table:table-cell office:value-type="string" calcext:value-type="string">
            <text:p>through-hole</text:p>
          </table:table-cell>
          <table:table-cell office:value-type="string" calcext:value-type="string">
            <text:p>thermistor, NTC</text:p>
          </table:table-cell>
          <table:table-cell office:value-type="string" calcext:value-type="string">
            <text:p>SLRPNL_2</text:p>
          </table:table-cell>
          <table:table-cell office:value-type="string" calcext:value-type="string">
            <text:p>Solar Panel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EXT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L2007-1723-103-SA</text:p>
          </table:table-cell>
          <table:table-cell office:value-type="string" calcext:value-type="string">
            <text:p>3kOhm</text:p>
          </table:table-cell>
          <table:table-cell office:value-type="string" calcext:value-type="string">
            <text:p>through-hole</text:p>
          </table:table-cell>
          <table:table-cell office:value-type="string" calcext:value-type="string">
            <text:p>thermistor, NTC</text:p>
          </table:table-cell>
          <table:table-cell office:value-type="string" calcext:value-type="string">
            <text:p>SLRPNL_2</text:p>
          </table:table-cell>
          <table:table-cell office:value-type="string" calcext:value-type="string">
            <text:p>Solar Panel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G30SCA</text:p>
          </table:table-cell>
          <table:table-cell office:value-type="string" calcext:value-type="string">
            <text:p>Photovoltaic Cell</text:p>
          </table:table-cell>
          <table:table-cell/>
          <table:table-cell office:value-type="string" calcext:value-type="string">
            <text:p>AzurSpace 3G30A Solar cell, Coverglass and CIC Interconnects</text:p>
          </table:table-cell>
          <table:table-cell office:value-type="string" calcext:value-type="string">
            <text:p>SLRPNL_2</text:p>
          </table:table-cell>
          <table:table-cell office:value-type="string" calcext:value-type="string">
            <text:p>Solar Panel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G30SCA</text:p>
          </table:table-cell>
          <table:table-cell office:value-type="string" calcext:value-type="string">
            <text:p>Photovoltaic Cell</text:p>
          </table:table-cell>
          <table:table-cell/>
          <table:table-cell office:value-type="string" calcext:value-type="string">
            <text:p>AzurSpace 3G30A Solar cell, Coverglass and CIC Interconnects</text:p>
          </table:table-cell>
          <table:table-cell office:value-type="string" calcext:value-type="string">
            <text:p>SLRPNL_2</text:p>
          </table:table-cell>
          <table:table-cell office:value-type="string" calcext:value-type="string">
            <text:p>Solar Panel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G30SCA</text:p>
          </table:table-cell>
          <table:table-cell office:value-type="string" calcext:value-type="string">
            <text:p>Photovoltaic Cell</text:p>
          </table:table-cell>
          <table:table-cell/>
          <table:table-cell office:value-type="string" calcext:value-type="string">
            <text:p>AzurSpace 3G30A Solar cell, Coverglass and CIC Interconnects</text:p>
          </table:table-cell>
          <table:table-cell office:value-type="string" calcext:value-type="string">
            <text:p>SLRPNL_2</text:p>
          </table:table-cell>
          <table:table-cell office:value-type="string" calcext:value-type="string">
            <text:p>Solar Panel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G30SCA</text:p>
          </table:table-cell>
          <table:table-cell office:value-type="string" calcext:value-type="string">
            <text:p>Photovoltaic Cell</text:p>
          </table:table-cell>
          <table:table-cell/>
          <table:table-cell office:value-type="string" calcext:value-type="string">
            <text:p>AzurSpace 3G30A Solar cell, Coverglass and CIC Interconnects</text:p>
          </table:table-cell>
          <table:table-cell office:value-type="string" calcext:value-type="string">
            <text:p>SLRPNL_2</text:p>
          </table:table-cell>
          <table:table-cell office:value-type="string" calcext:value-type="string">
            <text:p>Solar Panel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G30SCA</text:p>
          </table:table-cell>
          <table:table-cell office:value-type="string" calcext:value-type="string">
            <text:p>Photovoltaic Cell</text:p>
          </table:table-cell>
          <table:table-cell/>
          <table:table-cell office:value-type="string" calcext:value-type="string">
            <text:p>AzurSpace 3G30A Solar cell, Coverglass and CIC Interconnects</text:p>
          </table:table-cell>
          <table:table-cell office:value-type="string" calcext:value-type="string">
            <text:p>SLRPNL_2</text:p>
          </table:table-cell>
          <table:table-cell office:value-type="string" calcext:value-type="string">
            <text:p>Solar Panel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G30SCA</text:p>
          </table:table-cell>
          <table:table-cell office:value-type="string" calcext:value-type="string">
            <text:p>Photovoltaic Cell</text:p>
          </table:table-cell>
          <table:table-cell/>
          <table:table-cell office:value-type="string" calcext:value-type="string">
            <text:p>AzurSpace 3G30A Solar cell, Coverglass and CIC Interconnects</text:p>
          </table:table-cell>
          <table:table-cell office:value-type="string" calcext:value-type="string">
            <text:p>SLRPNL_2</text:p>
          </table:table-cell>
          <table:table-cell office:value-type="string" calcext:value-type="string">
            <text:p>Solar Panel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EXT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L2007-1723-103-SA</text:p>
          </table:table-cell>
          <table:table-cell office:value-type="string" calcext:value-type="string">
            <text:p>3kOhm</text:p>
          </table:table-cell>
          <table:table-cell office:value-type="string" calcext:value-type="string">
            <text:p>through-hole</text:p>
          </table:table-cell>
          <table:table-cell office:value-type="string" calcext:value-type="string">
            <text:p>thermistor, NTC</text:p>
          </table:table-cell>
          <table:table-cell office:value-type="string" calcext:value-type="string">
            <text:p>SLRPNL_3</text:p>
          </table:table-cell>
          <table:table-cell office:value-type="string" calcext:value-type="string">
            <text:p>Solar Panel3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EXT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L2007-1723-103-SA</text:p>
          </table:table-cell>
          <table:table-cell office:value-type="string" calcext:value-type="string">
            <text:p>3kOhm</text:p>
          </table:table-cell>
          <table:table-cell office:value-type="string" calcext:value-type="string">
            <text:p>through-hole</text:p>
          </table:table-cell>
          <table:table-cell office:value-type="string" calcext:value-type="string">
            <text:p>thermistor, NTC</text:p>
          </table:table-cell>
          <table:table-cell office:value-type="string" calcext:value-type="string">
            <text:p>SLRPNL_3</text:p>
          </table:table-cell>
          <table:table-cell office:value-type="string" calcext:value-type="string">
            <text:p>Solar Panel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G30SCA</text:p>
          </table:table-cell>
          <table:table-cell office:value-type="string" calcext:value-type="string">
            <text:p>Photovoltaic Cell</text:p>
          </table:table-cell>
          <table:table-cell/>
          <table:table-cell office:value-type="string" calcext:value-type="string">
            <text:p>AzurSpace 3G30A Solar cell, Coverglass and CIC Interconnects</text:p>
          </table:table-cell>
          <table:table-cell office:value-type="string" calcext:value-type="string">
            <text:p>SLRPNL_3</text:p>
          </table:table-cell>
          <table:table-cell office:value-type="string" calcext:value-type="string">
            <text:p>Solar Panel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G30SCA</text:p>
          </table:table-cell>
          <table:table-cell office:value-type="string" calcext:value-type="string">
            <text:p>Photovoltaic Cell</text:p>
          </table:table-cell>
          <table:table-cell/>
          <table:table-cell office:value-type="string" calcext:value-type="string">
            <text:p>AzurSpace 3G30A Solar cell, Coverglass and CIC Interconnects</text:p>
          </table:table-cell>
          <table:table-cell office:value-type="string" calcext:value-type="string">
            <text:p>SLRPNL_3</text:p>
          </table:table-cell>
          <table:table-cell office:value-type="string" calcext:value-type="string">
            <text:p>Solar Panel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G30SCA</text:p>
          </table:table-cell>
          <table:table-cell office:value-type="string" calcext:value-type="string">
            <text:p>Photovoltaic Cell</text:p>
          </table:table-cell>
          <table:table-cell/>
          <table:table-cell office:value-type="string" calcext:value-type="string">
            <text:p>AzurSpace 3G30A Solar cell, Coverglass and CIC Interconnects</text:p>
          </table:table-cell>
          <table:table-cell office:value-type="string" calcext:value-type="string">
            <text:p>SLRPNL_3</text:p>
          </table:table-cell>
          <table:table-cell office:value-type="string" calcext:value-type="string">
            <text:p>Solar Panel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G30SCA</text:p>
          </table:table-cell>
          <table:table-cell office:value-type="string" calcext:value-type="string">
            <text:p>Photovoltaic Cell</text:p>
          </table:table-cell>
          <table:table-cell/>
          <table:table-cell office:value-type="string" calcext:value-type="string">
            <text:p>AzurSpace 3G30A Solar cell, Coverglass and CIC Interconnects</text:p>
          </table:table-cell>
          <table:table-cell office:value-type="string" calcext:value-type="string">
            <text:p>SLRPNL_3</text:p>
          </table:table-cell>
          <table:table-cell office:value-type="string" calcext:value-type="string">
            <text:p>Solar Panel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G30SCA</text:p>
          </table:table-cell>
          <table:table-cell office:value-type="string" calcext:value-type="string">
            <text:p>Photovoltaic Cell</text:p>
          </table:table-cell>
          <table:table-cell/>
          <table:table-cell office:value-type="string" calcext:value-type="string">
            <text:p>AzurSpace 3G30A Solar cell, Coverglass and CIC Interconnects</text:p>
          </table:table-cell>
          <table:table-cell office:value-type="string" calcext:value-type="string">
            <text:p>SLRPNL_3</text:p>
          </table:table-cell>
          <table:table-cell office:value-type="string" calcext:value-type="string">
            <text:p>Solar Panel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G30SCA</text:p>
          </table:table-cell>
          <table:table-cell office:value-type="string" calcext:value-type="string">
            <text:p>Photovoltaic Cell</text:p>
          </table:table-cell>
          <table:table-cell/>
          <table:table-cell office:value-type="string" calcext:value-type="string">
            <text:p>AzurSpace 3G30A Solar cell, Coverglass and CIC Interconnects</text:p>
          </table:table-cell>
          <table:table-cell office:value-type="string" calcext:value-type="string">
            <text:p>SLRPNL_3</text:p>
          </table:table-cell>
          <table:table-cell office:value-type="string" calcext:value-type="string">
            <text:p>Solar Panel3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EXT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L2007-1723-103-SA</text:p>
          </table:table-cell>
          <table:table-cell office:value-type="string" calcext:value-type="string">
            <text:p>3kOhm</text:p>
          </table:table-cell>
          <table:table-cell office:value-type="string" calcext:value-type="string">
            <text:p>through-hole</text:p>
          </table:table-cell>
          <table:table-cell office:value-type="string" calcext:value-type="string">
            <text:p>thermistor, NTC</text:p>
          </table:table-cell>
          <table:table-cell office:value-type="string" calcext:value-type="string">
            <text:p>SLRPNL_4</text:p>
          </table:table-cell>
          <table:table-cell office:value-type="string" calcext:value-type="string">
            <text:p>Solar Panel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EXT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L2007-1723-103-SA</text:p>
          </table:table-cell>
          <table:table-cell office:value-type="string" calcext:value-type="string">
            <text:p>3kOhm</text:p>
          </table:table-cell>
          <table:table-cell office:value-type="string" calcext:value-type="string">
            <text:p>through-hole</text:p>
          </table:table-cell>
          <table:table-cell office:value-type="string" calcext:value-type="string">
            <text:p>thermistor, NTC</text:p>
          </table:table-cell>
          <table:table-cell office:value-type="string" calcext:value-type="string">
            <text:p>SLRPNL_4</text:p>
          </table:table-cell>
          <table:table-cell office:value-type="string" calcext:value-type="string">
            <text:p>Solar Panel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G30SCA</text:p>
          </table:table-cell>
          <table:table-cell office:value-type="string" calcext:value-type="string">
            <text:p>Photovoltaic Cell</text:p>
          </table:table-cell>
          <table:table-cell/>
          <table:table-cell office:value-type="string" calcext:value-type="string">
            <text:p>AzurSpace 3G30A Solar cell, Coverglass and CIC Interconnects</text:p>
          </table:table-cell>
          <table:table-cell office:value-type="string" calcext:value-type="string">
            <text:p>SLRPNL_4</text:p>
          </table:table-cell>
          <table:table-cell office:value-type="string" calcext:value-type="string">
            <text:p>Solar Panel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G30SCA</text:p>
          </table:table-cell>
          <table:table-cell office:value-type="string" calcext:value-type="string">
            <text:p>Photovoltaic Cell</text:p>
          </table:table-cell>
          <table:table-cell/>
          <table:table-cell office:value-type="string" calcext:value-type="string">
            <text:p>AzurSpace 3G30A Solar cell, Coverglass and CIC Interconnects</text:p>
          </table:table-cell>
          <table:table-cell office:value-type="string" calcext:value-type="string">
            <text:p>SLRPNL_4</text:p>
          </table:table-cell>
          <table:table-cell office:value-type="string" calcext:value-type="string">
            <text:p>Solar Panel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G30SCA</text:p>
          </table:table-cell>
          <table:table-cell office:value-type="string" calcext:value-type="string">
            <text:p>Photovoltaic Cell</text:p>
          </table:table-cell>
          <table:table-cell/>
          <table:table-cell office:value-type="string" calcext:value-type="string">
            <text:p>AzurSpace 3G30A Solar cell, Coverglass and CIC Interconnects</text:p>
          </table:table-cell>
          <table:table-cell office:value-type="string" calcext:value-type="string">
            <text:p>SLRPNL_4</text:p>
          </table:table-cell>
          <table:table-cell office:value-type="string" calcext:value-type="string">
            <text:p>Solar Panel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G30SCA</text:p>
          </table:table-cell>
          <table:table-cell office:value-type="string" calcext:value-type="string">
            <text:p>Photovoltaic Cell</text:p>
          </table:table-cell>
          <table:table-cell/>
          <table:table-cell office:value-type="string" calcext:value-type="string">
            <text:p>AzurSpace 3G30A Solar cell, Coverglass and CIC Interconnects</text:p>
          </table:table-cell>
          <table:table-cell office:value-type="string" calcext:value-type="string">
            <text:p>SLRPNL_4</text:p>
          </table:table-cell>
          <table:table-cell office:value-type="string" calcext:value-type="string">
            <text:p>Solar Panel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G30SCA</text:p>
          </table:table-cell>
          <table:table-cell office:value-type="string" calcext:value-type="string">
            <text:p>Photovoltaic Cell</text:p>
          </table:table-cell>
          <table:table-cell/>
          <table:table-cell office:value-type="string" calcext:value-type="string">
            <text:p>AzurSpace 3G30A Solar cell, Coverglass and CIC Interconnects</text:p>
          </table:table-cell>
          <table:table-cell office:value-type="string" calcext:value-type="string">
            <text:p>SLRPNL_4</text:p>
          </table:table-cell>
          <table:table-cell office:value-type="string" calcext:value-type="string">
            <text:p>Solar Panel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G30SCA</text:p>
          </table:table-cell>
          <table:table-cell office:value-type="string" calcext:value-type="string">
            <text:p>Photovoltaic Cell</text:p>
          </table:table-cell>
          <table:table-cell/>
          <table:table-cell office:value-type="string" calcext:value-type="string">
            <text:p>AzurSpace 3G30A Solar cell, Coverglass and CIC Interconnects</text:p>
          </table:table-cell>
          <table:table-cell office:value-type="string" calcext:value-type="string">
            <text:p>SLRPNL_4</text:p>
          </table:table-cell>
          <table:table-cell office:value-type="string" calcext:value-type="string">
            <text:p>Solar Panel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33</text:p>
          </table:table-cell>
          <table:table-cell office:value-type="string" calcext:value-type="string">
            <text:p>No</text:p>
          </table:table-cell>
          <table:table-cell table:style-name="ce15" office:value-type="string" calcext:value-type="string">
            <text:p>1N5817-E3/54</text:p>
          </table:table-cell>
          <table:table-cell table:number-columns-repeated="2"/>
          <table:table-cell office:value-type="string" calcext:value-type="string">
            <text:p>diode, schottky, 1A, blocking diode</text:p>
          </table:table-cell>
          <table:table-cell office:value-type="string" calcext:value-type="string">
            <text:p>SLRPNL_HRNS</text:p>
          </table:table-cell>
          <table:table-cell office:value-type="string" calcext:value-type="string">
            <text:p>Wiring Harnes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34</text:p>
          </table:table-cell>
          <table:table-cell office:value-type="string" calcext:value-type="string">
            <text:p>No</text:p>
          </table:table-cell>
          <table:table-cell table:style-name="ce15" office:value-type="string" calcext:value-type="string">
            <text:p>1N5817-E3/54</text:p>
          </table:table-cell>
          <table:table-cell table:number-columns-repeated="2"/>
          <table:table-cell office:value-type="string" calcext:value-type="string">
            <text:p>diode, schottky, 1A, blocking diode</text:p>
          </table:table-cell>
          <table:table-cell office:value-type="string" calcext:value-type="string">
            <text:p>SLRPNL_HRNS</text:p>
          </table:table-cell>
          <table:table-cell office:value-type="string" calcext:value-type="string">
            <text:p>Wiring Harnes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35</text:p>
          </table:table-cell>
          <table:table-cell office:value-type="string" calcext:value-type="string">
            <text:p>No</text:p>
          </table:table-cell>
          <table:table-cell table:style-name="ce15" office:value-type="string" calcext:value-type="string">
            <text:p>1N5817-E3/54</text:p>
          </table:table-cell>
          <table:table-cell table:number-columns-repeated="2"/>
          <table:table-cell office:value-type="string" calcext:value-type="string">
            <text:p>diode, schottky, 1A, blocking diode</text:p>
          </table:table-cell>
          <table:table-cell office:value-type="string" calcext:value-type="string">
            <text:p>SLRPNL_HRNS</text:p>
          </table:table-cell>
          <table:table-cell office:value-type="string" calcext:value-type="string">
            <text:p>Wiring Harnes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36</text:p>
          </table:table-cell>
          <table:table-cell office:value-type="string" calcext:value-type="string">
            <text:p>No</text:p>
          </table:table-cell>
          <table:table-cell table:style-name="ce15" office:value-type="string" calcext:value-type="string">
            <text:p>1N5817-E3/54</text:p>
          </table:table-cell>
          <table:table-cell table:number-columns-repeated="2"/>
          <table:table-cell office:value-type="string" calcext:value-type="string">
            <text:p>diode, schottky, 1A, blocking diode</text:p>
          </table:table-cell>
          <table:table-cell office:value-type="string" calcext:value-type="string">
            <text:p>SLRPNL_HRNS</text:p>
          </table:table-cell>
          <table:table-cell office:value-type="string" calcext:value-type="string">
            <text:p>Wiring Harnes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0115-RA100</text:p>
          </table:table-cell>
          <table:table-cell table:number-columns-repeated="2"/>
          <table:table-cell office:value-type="string" calcext:value-type="string">
            <text:p>Allflex 115ohm Polymide Heater</text:p>
          </table:table-cell>
          <table:table-cell office:value-type="string" calcext:value-type="string">
            <text:p>HTRCTL_1,HTRCTL_2</text:p>
          </table:table-cell>
          <table:table-cell office:value-type="string" calcext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0115-RA100</text:p>
          </table:table-cell>
          <table:table-cell table:number-columns-repeated="2"/>
          <table:table-cell office:value-type="string" calcext:value-type="string">
            <text:p>Allflex 115ohm Polymide Heater</text:p>
          </table:table-cell>
          <table:table-cell office:value-type="string" calcext:value-type="string">
            <text:p>HTRCTL_1,HTRCTL_2</text:p>
          </table:table-cell>
          <table:table-cell office:value-type="string" calcext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0115-RA100</text:p>
          </table:table-cell>
          <table:table-cell table:number-columns-repeated="2"/>
          <table:table-cell office:value-type="string" calcext:value-type="string">
            <text:p>Allflex 115ohm Polymide Heater</text:p>
          </table:table-cell>
          <table:table-cell office:value-type="string" calcext:value-type="string">
            <text:p>HTRCTL_1,HTRCTL_2</text:p>
          </table:table-cell>
          <table:table-cell office:value-type="string" calcext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0115-RA100</text:p>
          </table:table-cell>
          <table:table-cell table:number-columns-repeated="2"/>
          <table:table-cell office:value-type="string" calcext:value-type="string">
            <text:p>Allflex 115ohm Polymide Heater</text:p>
          </table:table-cell>
          <table:table-cell office:value-type="string" calcext:value-type="string">
            <text:p>HTRCTL_1,HTRCTL_2</text:p>
          </table:table-cell>
          <table:table-cell office:value-type="string" calcext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0115-RA100</text:p>
          </table:table-cell>
          <table:table-cell table:number-columns-repeated="2"/>
          <table:table-cell office:value-type="string" calcext:value-type="string">
            <text:p>Allflex 115ohm Polymide Heater</text:p>
          </table:table-cell>
          <table:table-cell office:value-type="string" calcext:value-type="string">
            <text:p>HTRCTL_1,HTRCTL_2</text:p>
          </table:table-cell>
          <table:table-cell office:value-type="string" calcext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0115-RA100</text:p>
          </table:table-cell>
          <table:table-cell table:number-columns-repeated="2"/>
          <table:table-cell office:value-type="string" calcext:value-type="string">
            <text:p>Allflex 115ohm Polymide Heater</text:p>
          </table:table-cell>
          <table:table-cell office:value-type="string" calcext:value-type="string">
            <text:p>HTRCTL_1,HTRCTL_2</text:p>
          </table:table-cell>
          <table:table-cell office:value-type="string" calcext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0115-RA100</text:p>
          </table:table-cell>
          <table:table-cell table:number-columns-repeated="2"/>
          <table:table-cell office:value-type="string" calcext:value-type="string">
            <text:p>Allflex 115ohm Polymide Heater</text:p>
          </table:table-cell>
          <table:table-cell office:value-type="string" calcext:value-type="string">
            <text:p>HTRCTL_1,HTRCTL_2</text:p>
          </table:table-cell>
          <table:table-cell office:value-type="string" calcext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0115-RA100</text:p>
          </table:table-cell>
          <table:table-cell table:number-columns-repeated="2"/>
          <table:table-cell office:value-type="string" calcext:value-type="string">
            <text:p>Allflex 115ohm Polymide Heater</text:p>
          </table:table-cell>
          <table:table-cell office:value-type="string" calcext:value-type="string">
            <text:p>HTRCTL_1,HTRCTL_2</text:p>
          </table:table-cell>
          <table:table-cell office:value-type="string" calcext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0115-RA100</text:p>
          </table:table-cell>
          <table:table-cell table:number-columns-repeated="2"/>
          <table:table-cell office:value-type="string" calcext:value-type="string">
            <text:p>Allflex 115ohm Polymide Heater</text:p>
          </table:table-cell>
          <table:table-cell office:value-type="string" calcext:value-type="string">
            <text:p>HTRCTL_1,HTRCTL_2</text:p>
          </table:table-cell>
          <table:table-cell office:value-type="string" calcext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0115-RA100</text:p>
          </table:table-cell>
          <table:table-cell table:number-columns-repeated="2"/>
          <table:table-cell office:value-type="string" calcext:value-type="string">
            <text:p>Allflex 115ohm Polymide Heater</text:p>
          </table:table-cell>
          <table:table-cell office:value-type="string" calcext:value-type="string">
            <text:p>HTRCTL_1,HTRCTL_2</text:p>
          </table:table-cell>
          <table:table-cell office:value-type="string" calcext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0115-RA100</text:p>
          </table:table-cell>
          <table:table-cell table:number-columns-repeated="2"/>
          <table:table-cell office:value-type="string" calcext:value-type="string">
            <text:p>Allflex 115ohm Polymide Heater</text:p>
          </table:table-cell>
          <table:table-cell office:value-type="string" calcext:value-type="string">
            <text:p>HTRCTL_1,HTRCTL_2</text:p>
          </table:table-cell>
          <table:table-cell office:value-type="string" calcext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0115-RA100</text:p>
          </table:table-cell>
          <table:table-cell table:number-columns-repeated="2"/>
          <table:table-cell office:value-type="string" calcext:value-type="string">
            <text:p>Allflex 115ohm Polymide Heater</text:p>
          </table:table-cell>
          <table:table-cell office:value-type="string" calcext:value-type="string">
            <text:p>HTRCTL_1,HTRCTL_2</text:p>
          </table:table-cell>
          <table:table-cell office:value-type="string" calcext:value-type="string">
            <text:p>Battery Pack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EXT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F52A1224J4150</text:p>
          </table:table-cell>
          <table:table-cell office:value-type="string" calcext:value-type="string">
            <text:p>220kOhm</text:p>
          </table:table-cell>
          <table:table-cell office:value-type="string" calcext:value-type="string">
            <text:p>through-hole</text:p>
          </table:table-cell>
          <table:table-cell office:value-type="string" calcext:value-type="string">
            <text:p>THERMISTOR NTC 220K OHM 5%</text:p>
          </table:table-cell>
          <table:table-cell office:value-type="string" calcext:value-type="string">
            <text:p>HTRCTL_1</text:p>
          </table:table-cell>
          <table:table-cell office:value-type="string" calcext:value-type="string">
            <text:p>Battery Pack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EXT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F52A1224J4150</text:p>
          </table:table-cell>
          <table:table-cell office:value-type="string" calcext:value-type="string">
            <text:p>220kOhm</text:p>
          </table:table-cell>
          <table:table-cell office:value-type="string" calcext:value-type="string">
            <text:p>through-hole</text:p>
          </table:table-cell>
          <table:table-cell office:value-type="string" calcext:value-type="string">
            <text:p>THERMISTOR NTC 220K OHM 5%</text:p>
          </table:table-cell>
          <table:table-cell office:value-type="string" calcext:value-type="string">
            <text:p>HTRCTL_2</text:p>
          </table:table-cell>
          <table:table-cell office:value-type="string" calcext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# 30006</text:p>
          </table:table-cell>
          <table:table-cell office:value-type="string" calcext:value-type="string">
            <text:p>2.6Ah, 3.7V</text:p>
          </table:table-cell>
          <table:table-cell office:value-type="string" calcext:value-type="string">
            <text:p>18650-CRG</text:p>
          </table:table-cell>
          <table:table-cell office:value-type="string" calcext:value-type="string">
            <text:p>Battery, Lithium-Ion, Tenergy 18650CRG</text:p>
          </table:table-cell>
          <table:table-cell office:value-type="string" calcext:value-type="string">
            <text:p>BATT_PACK</text:p>
          </table:table-cell>
          <table:table-cell office:value-type="string" calcext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# 30006</text:p>
          </table:table-cell>
          <table:table-cell office:value-type="string" calcext:value-type="string">
            <text:p>2.6Ah, 3.7V</text:p>
          </table:table-cell>
          <table:table-cell office:value-type="string" calcext:value-type="string">
            <text:p>18650-CRG</text:p>
          </table:table-cell>
          <table:table-cell office:value-type="string" calcext:value-type="string">
            <text:p>Battery, Lithium-Ion, Tenergy 18650CRG</text:p>
          </table:table-cell>
          <table:table-cell office:value-type="string" calcext:value-type="string">
            <text:p>BATT_PACK</text:p>
          </table:table-cell>
          <table:table-cell office:value-type="string" calcext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# 30006</text:p>
          </table:table-cell>
          <table:table-cell office:value-type="string" calcext:value-type="string">
            <text:p>2.6Ah, 3.7V</text:p>
          </table:table-cell>
          <table:table-cell office:value-type="string" calcext:value-type="string">
            <text:p>18650-CRG</text:p>
          </table:table-cell>
          <table:table-cell office:value-type="string" calcext:value-type="string">
            <text:p>Battery, Lithium-Ion, Tenergy 18650CRG</text:p>
          </table:table-cell>
          <table:table-cell office:value-type="string" calcext:value-type="string">
            <text:p>BATT_PACK</text:p>
          </table:table-cell>
          <table:table-cell office:value-type="string" calcext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T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# 30006</text:p>
          </table:table-cell>
          <table:table-cell office:value-type="string" calcext:value-type="string">
            <text:p>2.6Ah, 3.7V</text:p>
          </table:table-cell>
          <table:table-cell office:value-type="string" calcext:value-type="string">
            <text:p>18650-CRG</text:p>
          </table:table-cell>
          <table:table-cell office:value-type="string" calcext:value-type="string">
            <text:p>Battery, Lithium-Ion, Tenergy 18650CRG</text:p>
          </table:table-cell>
          <table:table-cell office:value-type="string" calcext:value-type="string">
            <text:p>BATT_PACK</text:p>
          </table:table-cell>
          <table:table-cell office:value-type="string" calcext:value-type="string">
            <text:p>Battery Pack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EXT55</text:p>
          </table:table-cell>
          <table:table-cell office:value-type="string" calcext:value-type="string">
            <text:p>No</text:p>
          </table:table-cell>
          <table:table-cell table:style-name="ce14" office:value-type="string" calcext:value-type="string">
            <text:p>952-2111-ND</text:p>
          </table:table-cell>
          <table:table-cell table:number-columns-repeated="2"/>
          <table:table-cell office:value-type="string" calcext:value-type="string">
            <text:p>DIL, male, crimp interconnect</text:p>
          </table:table-cell>
          <table:table-cell office:value-type="string" calcext:value-type="string">
            <text:p>SLRPNL_1</text:p>
          </table:table-cell>
          <table:table-cell office:value-type="string" calcext:value-type="string">
            <text:p>Solar Panel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EXT56</text:p>
          </table:table-cell>
          <table:table-cell office:value-type="string" calcext:value-type="string">
            <text:p>No</text:p>
          </table:table-cell>
          <table:table-cell table:style-name="ce14" office:value-type="string" calcext:value-type="string">
            <text:p>952-2111-ND</text:p>
          </table:table-cell>
          <table:table-cell table:number-columns-repeated="2"/>
          <table:table-cell office:value-type="string" calcext:value-type="string">
            <text:p>DIL, male, crimp interconnect</text:p>
          </table:table-cell>
          <table:table-cell office:value-type="string" calcext:value-type="string">
            <text:p>SLRPNL_2</text:p>
          </table:table-cell>
          <table:table-cell office:value-type="string" calcext:value-type="string">
            <text:p>Solar Panel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EXT57</text:p>
          </table:table-cell>
          <table:table-cell office:value-type="string" calcext:value-type="string">
            <text:p>No</text:p>
          </table:table-cell>
          <table:table-cell table:style-name="ce14" office:value-type="string" calcext:value-type="string">
            <text:p>952-2111-ND</text:p>
          </table:table-cell>
          <table:table-cell table:number-columns-repeated="2"/>
          <table:table-cell office:value-type="string" calcext:value-type="string">
            <text:p>DIL, male, crimp interconnect</text:p>
          </table:table-cell>
          <table:table-cell office:value-type="string" calcext:value-type="string">
            <text:p>SLRPNL_3</text:p>
          </table:table-cell>
          <table:table-cell office:value-type="string" calcext:value-type="string">
            <text:p>Solar Panel3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EXT58</text:p>
          </table:table-cell>
          <table:table-cell office:value-type="string" calcext:value-type="string">
            <text:p>No</text:p>
          </table:table-cell>
          <table:table-cell table:style-name="ce14" office:value-type="string" calcext:value-type="string">
            <text:p>952-2111-ND</text:p>
          </table:table-cell>
          <table:table-cell table:number-columns-repeated="2"/>
          <table:table-cell office:value-type="string" calcext:value-type="string">
            <text:p>DIL, male, crimp interconnect</text:p>
          </table:table-cell>
          <table:table-cell office:value-type="string" calcext:value-type="string">
            <text:p>SLRPNL_4</text:p>
          </table:table-cell>
          <table:table-cell office:value-type="string" calcext:value-type="string">
            <text:p>Solar Panel4</text:p>
          </table:table-cell>
          <table:table-cell table:number-columns-repeated="5"/>
        </table:table-row>
      </table:table>
      <table:table table:name="EPS BOM_by_SubCct" table:style-name="ta1">
        <table:table-column table:style-name="co5" table:default-cell-style-name="Default"/>
        <table:table-column table:style-name="co6" table:visibility="collapse" table:default-cell-style-name="ce1"/>
        <table:table-column table:style-name="co3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9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row table:style-name="ro3">
          <table:table-cell office:value-type="string">
            <text:p>Part</text:p>
          </table:table-cell>
          <table:table-cell table:style-name="Default" office:value-type="string">
            <text:p>Validate?</text:p>
          </table:table-cell>
          <table:table-cell office:value-type="string">
            <text:p>Manufacturer Part #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Description</text:p>
          </table:table-cell>
          <table:table-cell office:value-type="string">
            <text:p>Sub_Cct</text:p>
          </table:table-cell>
          <table:table-cell office:value-type="string">
            <text:p>Location</text:p>
          </table:table-cell>
          <table:table-cell office:value-type="string">
            <text:p>Value</text:p>
          </table:table-cell>
          <table:table-cell office:value-type="string">
            <text:p>Alt Value 1</text:p>
          </table:table-cell>
          <table:table-cell office:value-type="string">
            <text:p>Alt Value 2</text:p>
          </table:table-cell>
          <table:table-cell office:value-type="string">
            <text:p>Design Reference</text:p>
          </table:table-cell>
          <table:table-cell office:value-type="string">
            <text:p>Validation Note</text:p>
          </table:table-cell>
        </table:table-row>
        <table:table-row table:style-name="ro4">
          <table:table-cell office:value-type="string">
            <text:p>IC8</text:p>
          </table:table-cell>
          <table:table-cell office:value-type="string">
            <text:p>No</text:p>
          </table:table-cell>
          <table:table-cell table:number-columns-repeated="2" office:value-type="string">
            <text:p>TLV70233DBVR</text:p>
          </table:table-cell>
          <table:table-cell office:value-type="string">
            <text:p>SOT23-5</text:p>
          </table:table-cell>
          <table:table-cell office:value-type="string">
            <text:p>3.3V linear regulator</text:p>
          </table:table-cell>
          <table:table-cell office:value-type="string">
            <text:p>3_3V_REG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C1</text:p>
          </table:table-cell>
          <table:table-cell office:value-type="string">
            <text:p>No</text:p>
          </table:table-cell>
          <table:table-cell table:style-name="ce3" office:value-type="string">
            <text:p>ECH-U1H182GX5</text:p>
          </table:table-cell>
          <table:table-cell office:value-type="string">
            <text:p>1.8nF</text:p>
          </table:table-cell>
          <table:table-cell office:value-type="string">
            <text:p>C-USC0805</text:p>
          </table:table-cell>
          <table:table-cell office:value-type="string">
            <text:p>IC4 (5v reg) compensation network cap</text:p>
          </table:table-cell>
          <table:table-cell office:value-type="string">
            <text:p>5V_LTC387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C2</text:p>
          </table:table-cell>
          <table:table-cell office:value-type="string">
            <text:p>No</text:p>
          </table:table-cell>
          <table:table-cell table:style-name="ce4" office:value-type="string">
            <text:p>C0805C470J5GACTU</text:p>
          </table:table-cell>
          <table:table-cell office:value-type="string">
            <text:p>47pF</text:p>
          </table:table-cell>
          <table:table-cell office:value-type="string">
            <text:p>C-USC0805</text:p>
          </table:table-cell>
          <table:table-cell office:value-type="string">
            <text:p>IC4 (5v reg) compensation network cap</text:p>
          </table:table-cell>
          <table:table-cell office:value-type="string">
            <text:p>5V_LTC387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C3</text:p>
          </table:table-cell>
          <table:table-cell office:value-type="string">
            <text:p>No</text:p>
          </table:table-cell>
          <table:table-cell table:style-name="ce4" office:value-type="string">
            <text:p>ECH-U1H101JX5</text:p>
          </table:table-cell>
          <table:table-cell office:value-type="string">
            <text:p>100pF</text:p>
          </table:table-cell>
          <table:table-cell office:value-type="string">
            <text:p>C-USC0805</text:p>
          </table:table-cell>
          <table:table-cell office:value-type="string">
            <text:p>IC4 (5v reg) soft start timer cap</text:p>
          </table:table-cell>
          <table:table-cell office:value-type="string">
            <text:p>5V_LTC387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C4</text:p>
          </table:table-cell>
          <table:table-cell office:value-type="string">
            <text:p>No</text:p>
          </table:table-cell>
          <table:table-cell office:value-type="string">
            <text:p>T530X157M016ATE015</text:p>
          </table:table-cell>
          <table:table-cell office:value-type="string">
            <text:p>150uF</text:p>
          </table:table-cell>
          <table:table-cell office:value-type="string">
            <text:p>CPOL-USD/7343-31R</text:p>
          </table:table-cell>
          <table:table-cell office:value-type="string">
            <text:p>IC4 (5v reg) output cap</text:p>
          </table:table-cell>
          <table:table-cell office:value-type="string">
            <text:p>5V_LTC387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>
            <text:p>C10</text:p>
          </table:table-cell>
          <table:table-cell office:value-type="string">
            <text:p>No</text:p>
          </table:table-cell>
          <table:table-cell table:style-name="ce3" office:value-type="string">
            <text:p>C0805C104M3RACTU</text:p>
          </table:table-cell>
          <table:table-cell office:value-type="string">
            <text:p>0.1uF</text:p>
          </table:table-cell>
          <table:table-cell office:value-type="string">
            <text:p>C-USC0805</text:p>
          </table:table-cell>
          <table:table-cell office:value-type="string">
            <text:p>IC4 (5v reg) Vin decoupling capacitor</text:p>
          </table:table-cell>
          <table:table-cell office:value-type="string">
            <text:p>5V_LTC387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C11</text:p>
          </table:table-cell>
          <table:table-cell table:style-name="ce2" office:value-type="string">
            <text:p>Maybe</text:p>
          </table:table-cell>
          <table:table-cell office:value-type="string">
            <text:p>T530X157M016ATE015</text:p>
          </table:table-cell>
          <table:table-cell office:value-type="string">
            <text:p>150uF</text:p>
          </table:table-cell>
          <table:table-cell office:value-type="string">
            <text:p>CPOL-USD/7343-31R</text:p>
          </table:table-cell>
          <table:table-cell office:value-type="string">
            <text:p>IC4 (5v reg) input cap</text:p>
          </table:table-cell>
          <table:table-cell office:value-type="string">
            <text:p>5V_LTC387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D1</text:p>
          </table:table-cell>
          <table:table-cell office:value-type="string">
            <text:p>No</text:p>
          </table:table-cell>
          <table:table-cell table:style-name="ce3" office:value-type="string">
            <text:p>PMEG3050EP,115</text:p>
          </table:table-cell>
          <table:table-cell office:value-type="string">
            <text:p>PMEG3050EP</text:p>
          </table:table-cell>
          <table:table-cell office:value-type="string">
            <text:p>SOD128</text:p>
          </table:table-cell>
          <table:table-cell office:value-type="string">
            <text:p>IC4 (5v reg) boost diode</text:p>
          </table:table-cell>
          <table:table-cell office:value-type="string">
            <text:p>5V_LTC387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D4</text:p>
          </table:table-cell>
          <table:table-cell office:value-type="string">
            <text:p>No</text:p>
          </table:table-cell>
          <table:table-cell table:style-name="ce3" office:value-type="string">
            <text:p>PMEG3050EP,115</text:p>
          </table:table-cell>
          <table:table-cell office:value-type="string">
            <text:p>PMEG3050EP</text:p>
          </table:table-cell>
          <table:table-cell office:value-type="string">
            <text:p>SOD128</text:p>
          </table:table-cell>
          <table:table-cell office:value-type="string">
            <text:p>IC4 (5v reg) blocking diode</text:p>
          </table:table-cell>
          <table:table-cell office:value-type="string">
            <text:p>5V_LTC387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IC3</text:p>
          </table:table-cell>
          <table:table-cell office:value-type="string">
            <text:p>No</text:p>
          </table:table-cell>
          <table:table-cell table:style-name="ce5" office:value-type="string">
            <text:p>LTC3872ETS8#TRMPBF</text:p>
          </table:table-cell>
          <table:table-cell office:value-type="string">
            <text:p>LT3872</text:p>
          </table:table-cell>
          <table:table-cell office:value-type="string">
            <text:p>TSOT23-8</text:p>
          </table:table-cell>
          <table:table-cell office:value-type="string">
            <text:p>LTC3872 boost regulator, 5v</text:p>
          </table:table-cell>
          <table:table-cell office:value-type="string">
            <text:p>5V_LTC387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L1</text:p>
          </table:table-cell>
          <table:table-cell office:value-type="string">
            <text:p>No</text:p>
          </table:table-cell>
          <table:table-cell table:number-columns-repeated="2" office:value-type="string">
            <text:p>DR125-2R2</text:p>
          </table:table-cell>
          <table:table-cell office:value-type="string">
            <text:p>12.5x12.5 mm SMD</text:p>
          </table:table-cell>
          <table:table-cell office:value-type="string">
            <text:p>Inductor, Ferrite Core, IC4/5V boost regulator</text:p>
          </table:table-cell>
          <table:table-cell office:value-type="string">
            <text:p>5V_LTC387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>
            <text:p>Q1</text:p>
          </table:table-cell>
          <table:table-cell office:value-type="string">
            <text:p>No</text:p>
          </table:table-cell>
          <table:table-cell table:style-name="ce3" office:value-type="string">
            <text:p>SI7448DP-T1-E3</text:p>
          </table:table-cell>
          <table:table-cell office:value-type="string">
            <text:p>SI7448DP</text:p>
          </table:table-cell>
          <table:table-cell office:value-type="string">
            <text:p>PPAK-SO08-EP</text:p>
          </table:table-cell>
          <table:table-cell office:value-type="string">
            <text:p>nMOS, IC4 (5v boost reg) switching element</text:p>
          </table:table-cell>
          <table:table-cell office:value-type="string">
            <text:p>5V_LTC387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R1</text:p>
          </table:table-cell>
          <table:table-cell office:value-type="string">
            <text:p>No</text:p>
          </table:table-cell>
          <table:table-cell table:style-name="ce3" office:value-type="string">
            <text:p>ERJ-8ENF6342V</text:p>
          </table:table-cell>
          <table:table-cell office:value-type="string">
            <text:p>63.4kOhm</text:p>
          </table:table-cell>
          <table:table-cell office:value-type="string">
            <text:p>R-US_M1206</text:p>
          </table:table-cell>
          <table:table-cell office:value-type="string">
            <text:p>IC4 (5v reg) feedback voltage divider, top</text:p>
          </table:table-cell>
          <table:table-cell office:value-type="string">
            <text:p>5V_LTC387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R4</text:p>
          </table:table-cell>
          <table:table-cell office:value-type="string">
            <text:p>No</text:p>
          </table:table-cell>
          <table:table-cell office:value-type="string">
            <text:p>ERJ-8ENF1742V</text:p>
          </table:table-cell>
          <table:table-cell office:value-type="string">
            <text:p>17.4kOhm</text:p>
          </table:table-cell>
          <table:table-cell office:value-type="string">
            <text:p>R-US_M1206</text:p>
          </table:table-cell>
          <table:table-cell office:value-type="string">
            <text:p>IC4 (5v reg) compensation network resistor</text:p>
          </table:table-cell>
          <table:table-cell office:value-type="string">
            <text:p>5V_LTC387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R5</text:p>
          </table:table-cell>
          <table:table-cell office:value-type="string">
            <text:p>No</text:p>
          </table:table-cell>
          <table:table-cell table:style-name="ce3" office:value-type="string">
            <text:p>ERJ-8GEYJ203V</text:p>
          </table:table-cell>
          <table:table-cell office:value-type="string">
            <text:p>20kOhm</text:p>
          </table:table-cell>
          <table:table-cell office:value-type="string">
            <text:p>R-US_M1206</text:p>
          </table:table-cell>
          <table:table-cell office:value-type="string">
            <text:p>IC4 (5v reg) feedback voltage divider, bottom</text:p>
          </table:table-cell>
          <table:table-cell office:value-type="string">
            <text:p>5V_LTC387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R39</text:p>
          </table:table-cell>
          <table:table-cell office:value-type="string">
            <text:p>No</text:p>
          </table:table-cell>
          <table:table-cell table:style-name="ce3" office:value-type="string">
            <text:p>ERJ-8GEYJ203V</text:p>
          </table:table-cell>
          <table:table-cell office:value-type="string">
            <text:p>20kOhm</text:p>
          </table:table-cell>
          <table:table-cell office:value-type="string">
            <text:p>R-US_M1206</text:p>
          </table:table-cell>
          <table:table-cell office:value-type="string">
            <text:p>Q4 Pullup resistor; 5V regulator enable/reset</text:p>
          </table:table-cell>
          <table:table-cell office:value-type="string">
            <text:p>5V_LTC387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C5</text:p>
          </table:table-cell>
          <table:table-cell office:value-type="string">
            <text:p>No</text:p>
          </table:table-cell>
          <table:table-cell table:style-name="ce4" office:value-type="string">
            <text:p>C0805C222K5RACTU</text:p>
          </table:table-cell>
          <table:table-cell office:value-type="string">
            <text:p>2.2nF</text:p>
          </table:table-cell>
          <table:table-cell office:value-type="string">
            <text:p>C-USC0805</text:p>
          </table:table-cell>
          <table:table-cell office:value-type="string">
            <text:p>IC3 (9v reg) compensation network cap</text:p>
          </table:table-cell>
          <table:table-cell office:value-type="string">
            <text:p>9V_LTC387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C6</text:p>
          </table:table-cell>
          <table:table-cell office:value-type="string">
            <text:p>No</text:p>
          </table:table-cell>
          <table:table-cell table:style-name="ce4" office:value-type="string">
            <text:p>ECH-U1H101JX5</text:p>
          </table:table-cell>
          <table:table-cell office:value-type="string">
            <text:p>100pF</text:p>
          </table:table-cell>
          <table:table-cell office:value-type="string">
            <text:p>C-USC0805</text:p>
          </table:table-cell>
          <table:table-cell office:value-type="string">
            <text:p>IC3 (9v reg) compensation network cap</text:p>
          </table:table-cell>
          <table:table-cell office:value-type="string">
            <text:p>9V_LTC387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C7</text:p>
          </table:table-cell>
          <table:table-cell office:value-type="string">
            <text:p>No</text:p>
          </table:table-cell>
          <table:table-cell table:style-name="ce4" office:value-type="string">
            <text:p>ECH-U1H101JX5</text:p>
          </table:table-cell>
          <table:table-cell office:value-type="string">
            <text:p>100pF</text:p>
          </table:table-cell>
          <table:table-cell office:value-type="string">
            <text:p>C-USC0805</text:p>
          </table:table-cell>
          <table:table-cell office:value-type="string">
            <text:p>IC3 (9v reg) soft start timer cap</text:p>
          </table:table-cell>
          <table:table-cell office:value-type="string">
            <text:p>9V_LTC387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C8</text:p>
          </table:table-cell>
          <table:table-cell office:value-type="string">
            <text:p>No</text:p>
          </table:table-cell>
          <table:table-cell office:value-type="string">
            <text:p>T530X157M016ATE015</text:p>
          </table:table-cell>
          <table:table-cell office:value-type="string">
            <text:p>150uF</text:p>
          </table:table-cell>
          <table:table-cell office:value-type="string">
            <text:p>CPOL-USD/7343-31R</text:p>
          </table:table-cell>
          <table:table-cell office:value-type="string">
            <text:p>IC3 (9v reg) output cap</text:p>
          </table:table-cell>
          <table:table-cell office:value-type="string">
            <text:p>9V_LTC387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>
            <text:p>C9</text:p>
          </table:table-cell>
          <table:table-cell office:value-type="string">
            <text:p>No</text:p>
          </table:table-cell>
          <table:table-cell table:style-name="ce3" office:value-type="string">
            <text:p>C0805C104M3RACTU</text:p>
          </table:table-cell>
          <table:table-cell office:value-type="string">
            <text:p>0.1uF</text:p>
          </table:table-cell>
          <table:table-cell office:value-type="string">
            <text:p>C-USC0805</text:p>
          </table:table-cell>
          <table:table-cell office:value-type="string">
            <text:p>IC3 (9v reg) Vin decoupling capacitor</text:p>
          </table:table-cell>
          <table:table-cell office:value-type="string">
            <text:p>9V_LTC387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C12</text:p>
          </table:table-cell>
          <table:table-cell office:value-type="string">
            <text:p>No</text:p>
          </table:table-cell>
          <table:table-cell office:value-type="string">
            <text:p>T530X157M016ATE015</text:p>
          </table:table-cell>
          <table:table-cell office:value-type="string">
            <text:p>150uF</text:p>
          </table:table-cell>
          <table:table-cell office:value-type="string">
            <text:p>CPOL-USD/7343-31R</text:p>
          </table:table-cell>
          <table:table-cell office:value-type="string">
            <text:p>IC3 (9v reg) input cap</text:p>
          </table:table-cell>
          <table:table-cell office:value-type="string">
            <text:p>9V_LTC387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D2</text:p>
          </table:table-cell>
          <table:table-cell office:value-type="string">
            <text:p>No</text:p>
          </table:table-cell>
          <table:table-cell table:style-name="ce3" office:value-type="string">
            <text:p>PMEG3050EP,115</text:p>
          </table:table-cell>
          <table:table-cell office:value-type="string">
            <text:p>PMEG3050EP</text:p>
          </table:table-cell>
          <table:table-cell office:value-type="string">
            <text:p>SOD128</text:p>
          </table:table-cell>
          <table:table-cell office:value-type="string">
            <text:p>IC3 (9v reg) boost diode</text:p>
          </table:table-cell>
          <table:table-cell office:value-type="string">
            <text:p>9V_LTC387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D3</text:p>
          </table:table-cell>
          <table:table-cell office:value-type="string">
            <text:p>No</text:p>
          </table:table-cell>
          <table:table-cell table:style-name="ce3" office:value-type="string">
            <text:p>PMEG3050EP,115</text:p>
          </table:table-cell>
          <table:table-cell office:value-type="string">
            <text:p>PMEG3050EP</text:p>
          </table:table-cell>
          <table:table-cell office:value-type="string">
            <text:p>SOD128</text:p>
          </table:table-cell>
          <table:table-cell office:value-type="string">
            <text:p>IC3 (9v reg) blocking diode</text:p>
          </table:table-cell>
          <table:table-cell office:value-type="string">
            <text:p>9V_LTC387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IC4</text:p>
          </table:table-cell>
          <table:table-cell office:value-type="string">
            <text:p>No</text:p>
          </table:table-cell>
          <table:table-cell table:style-name="ce5" office:value-type="string">
            <text:p>LTC3872ETS8#TRMPBF</text:p>
          </table:table-cell>
          <table:table-cell office:value-type="string">
            <text:p>LT3872</text:p>
          </table:table-cell>
          <table:table-cell office:value-type="string">
            <text:p>TSOT23-8</text:p>
          </table:table-cell>
          <table:table-cell office:value-type="string">
            <text:p>LTC3872 boost regulator, 9v</text:p>
          </table:table-cell>
          <table:table-cell office:value-type="string">
            <text:p>9V_LTC387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L2</text:p>
          </table:table-cell>
          <table:table-cell office:value-type="string">
            <text:p>No</text:p>
          </table:table-cell>
          <table:table-cell table:number-columns-repeated="2" office:value-type="string">
            <text:p>DR125-8R2</text:p>
          </table:table-cell>
          <table:table-cell office:value-type="string">
            <text:p>12.5x12.5 mm SMD</text:p>
          </table:table-cell>
          <table:table-cell office:value-type="string">
            <text:p>Inductor, Ferrite Core, IC4/9V boost regulator</text:p>
          </table:table-cell>
          <table:table-cell office:value-type="string">
            <text:p>9V_LTC387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>
            <text:p>Q2</text:p>
          </table:table-cell>
          <table:table-cell office:value-type="string">
            <text:p>No</text:p>
          </table:table-cell>
          <table:table-cell table:style-name="ce3" office:value-type="string">
            <text:p>SI7448DP-T1-E3</text:p>
          </table:table-cell>
          <table:table-cell office:value-type="string">
            <text:p>SI7448DP</text:p>
          </table:table-cell>
          <table:table-cell office:value-type="string">
            <text:p>PPAK-SO08-EP</text:p>
          </table:table-cell>
          <table:table-cell office:value-type="string">
            <text:p>nMOS, IC3 (9v boost reg) switching element</text:p>
          </table:table-cell>
          <table:table-cell office:value-type="string">
            <text:p>9V_LTC387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>
            <text:p>Q8</text:p>
          </table:table-cell>
          <table:table-cell office:value-type="string">
            <text:p>No</text:p>
          </table:table-cell>
          <table:table-cell table:style-name="ce3" office:value-type="string">
            <text:p>SI7485DP-T1-GE3</text:p>
          </table:table-cell>
          <table:table-cell office:value-type="string">
            <text:p>SI7485DP</text:p>
          </table:table-cell>
          <table:table-cell office:value-type="string">
            <text:p>PPAK-SO08-EP</text:p>
          </table:table-cell>
          <table:table-cell office:value-type="string">
            <text:p>pMOS, IC3/9V reg enable</text:p>
          </table:table-cell>
          <table:table-cell office:value-type="string">
            <text:p>9V_LTC387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R6</text:p>
          </table:table-cell>
          <table:table-cell office:value-type="string">
            <text:p>No</text:p>
          </table:table-cell>
          <table:table-cell table:style-name="ce3" office:value-type="string">
            <text:p>ERJ-8GEYJ203V</text:p>
          </table:table-cell>
          <table:table-cell office:value-type="string">
            <text:p>20kOhm</text:p>
          </table:table-cell>
          <table:table-cell office:value-type="string">
            <text:p>R-US_M1206</text:p>
          </table:table-cell>
          <table:table-cell office:value-type="string">
            <text:p>Q8 Pullup resistor; 9V regulator control</text:p>
          </table:table-cell>
          <table:table-cell office:value-type="string">
            <text:p>9V_LTC387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R7</text:p>
          </table:table-cell>
          <table:table-cell office:value-type="string">
            <text:p>No</text:p>
          </table:table-cell>
          <table:table-cell table:style-name="ce4" office:value-type="string">
            <text:p>ERJ-8ENF2322V</text:p>
          </table:table-cell>
          <table:table-cell office:value-type="string">
            <text:p>23.2kOhm</text:p>
          </table:table-cell>
          <table:table-cell office:value-type="string">
            <text:p>R-US_M1206</text:p>
          </table:table-cell>
          <table:table-cell office:value-type="string">
            <text:p>IC3 (9v reg) compensation network resistor</text:p>
          </table:table-cell>
          <table:table-cell office:value-type="string">
            <text:p>9V_LTC387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R8</text:p>
          </table:table-cell>
          <table:table-cell office:value-type="string">
            <text:p>No</text:p>
          </table:table-cell>
          <table:table-cell office:value-type="string">
            <text:p>ERJ-8ENF1002V</text:p>
          </table:table-cell>
          <table:table-cell office:value-type="string">
            <text:p>10kOhm</text:p>
          </table:table-cell>
          <table:table-cell office:value-type="string">
            <text:p>R-US_M1206</text:p>
          </table:table-cell>
          <table:table-cell office:value-type="string">
            <text:p>IC3 (9v reg) feedback voltage divider, bottom</text:p>
          </table:table-cell>
          <table:table-cell office:value-type="string">
            <text:p>9V_LTC387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R9</text:p>
          </table:table-cell>
          <table:table-cell office:value-type="string">
            <text:p>No</text:p>
          </table:table-cell>
          <table:table-cell office:value-type="string">
            <text:p>ERA-8AEB6492V</text:p>
          </table:table-cell>
          <table:table-cell office:value-type="string">
            <text:p>64.9kOhm</text:p>
          </table:table-cell>
          <table:table-cell office:value-type="string">
            <text:p>R-US_M1206</text:p>
          </table:table-cell>
          <table:table-cell office:value-type="string">
            <text:p>IC3 (9v reg) feedback voltage divider, top</text:p>
          </table:table-cell>
          <table:table-cell office:value-type="string">
            <text:p>9V_LTC387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>
            <text:p>C19</text:p>
          </table:table-cell>
          <table:table-cell office:value-type="string">
            <text:p>No</text:p>
          </table:table-cell>
          <table:table-cell office:value-type="string">
            <text:p>C0805C105K8NACTU</text:p>
          </table:table-cell>
          <table:table-cell office:value-type="string">
            <text:p>1uF</text:p>
          </table:table-cell>
          <table:table-cell office:value-type="string">
            <text:p>C-USC0805</text:p>
          </table:table-cell>
          <table:table-cell office:value-type="string">
            <text:p>IC9 (General Telemtry) decoupling cap</text:p>
          </table:table-cell>
          <table:table-cell office:value-type="string">
            <text:p>AD7998_VTLM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>
            <text:p>C20</text:p>
          </table:table-cell>
          <table:table-cell office:value-type="string">
            <text:p>No</text:p>
          </table:table-cell>
          <table:table-cell table:style-name="ce3" office:value-type="string">
            <text:p>C0805C104M3RACTU</text:p>
          </table:table-cell>
          <table:table-cell office:value-type="string">
            <text:p>0.1uF</text:p>
          </table:table-cell>
          <table:table-cell office:value-type="string">
            <text:p>C-USC0805</text:p>
          </table:table-cell>
          <table:table-cell office:value-type="string">
            <text:p>IC9 (General Telemtry) decoupling cap</text:p>
          </table:table-cell>
          <table:table-cell office:value-type="string">
            <text:p>AD7998_VTLM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IC9</text:p>
          </table:table-cell>
          <table:table-cell office:value-type="string">
            <text:p>No</text:p>
          </table:table-cell>
          <table:table-cell table:style-name="ce6" office:value-type="string">
            <text:p>AD7998</text:p>
          </table:table-cell>
          <table:table-cell office:value-type="string">
            <text:p>AD7998</text:p>
          </table:table-cell>
          <table:table-cell office:value-type="string">
            <text:p>TSSOP-20</text:p>
          </table:table-cell>
          <table:table-cell office:value-type="string">
            <text:p>Voltage A2D, General Telemetry, I2C bus</text:p>
          </table:table-cell>
          <table:table-cell office:value-type="string">
            <text:p>AD7998_VTLM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>
            <text:p>R12</text:p>
          </table:table-cell>
          <table:table-cell office:value-type="string">
            <text:p>No</text:p>
          </table:table-cell>
          <table:table-cell office:value-type="string">
            <text:p>ERA-8AEB104V</text:p>
          </table:table-cell>
          <table:table-cell office:value-type="string">
            <text:p>100kOhm</text:p>
          </table:table-cell>
          <table:table-cell office:value-type="string">
            <text:p>R-US_M1206</text:p>
          </table:table-cell>
          <table:table-cell office:value-type="string">
            <text:p>IC9 (General Telemtry) pulldown resistor</text:p>
          </table:table-cell>
          <table:table-cell office:value-type="string">
            <text:p>AD7998_VTLM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>
            <text:p>R33</text:p>
          </table:table-cell>
          <table:table-cell office:value-type="string">
            <text:p>No</text:p>
          </table:table-cell>
          <table:table-cell table:style-name="ce3" office:value-type="string">
            <text:p>ERJ-8ENF1004V</text:p>
          </table:table-cell>
          <table:table-cell office:value-type="string">
            <text:p>1MOhm</text:p>
          </table:table-cell>
          <table:table-cell office:value-type="string">
            <text:p>R-US_M1206</text:p>
          </table:table-cell>
          <table:table-cell office:value-type="string">
            <text:p>IC9 (General Telemtry) voltage-divider, bottom, SP1_3 measurement</text:p>
          </table:table-cell>
          <table:table-cell office:value-type="string">
            <text:p>AD7998_VTLM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>
            <text:p>R34</text:p>
          </table:table-cell>
          <table:table-cell office:value-type="string">
            <text:p>No</text:p>
          </table:table-cell>
          <table:table-cell office:value-type="string">
            <text:p>ERJ-8ENF2004V</text:p>
          </table:table-cell>
          <table:table-cell office:value-type="string">
            <text:p>2MOhm</text:p>
          </table:table-cell>
          <table:table-cell office:value-type="string">
            <text:p>R-US_M1206</text:p>
          </table:table-cell>
          <table:table-cell office:value-type="string">
            <text:p>IC9 (General Telemtry) voltage-divider, top, SP1_3 measurement</text:p>
          </table:table-cell>
          <table:table-cell office:value-type="string">
            <text:p>AD7998_VTLM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>
            <text:p>R35</text:p>
          </table:table-cell>
          <table:table-cell office:value-type="string">
            <text:p>No</text:p>
          </table:table-cell>
          <table:table-cell table:style-name="ce3" office:value-type="string">
            <text:p>ERJ-8ENF1004V</text:p>
          </table:table-cell>
          <table:table-cell office:value-type="string">
            <text:p>1MOhm</text:p>
          </table:table-cell>
          <table:table-cell office:value-type="string">
            <text:p>R-US_M1206</text:p>
          </table:table-cell>
          <table:table-cell office:value-type="string">
            <text:p>IC9 (General Telemtry) voltage-divider, bottom, SP2_4 measurement</text:p>
          </table:table-cell>
          <table:table-cell office:value-type="string">
            <text:p>AD7998_VTLM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>
            <text:p>R36</text:p>
          </table:table-cell>
          <table:table-cell office:value-type="string">
            <text:p>No</text:p>
          </table:table-cell>
          <table:table-cell office:value-type="string">
            <text:p>ERJ-8ENF2004V</text:p>
          </table:table-cell>
          <table:table-cell office:value-type="string">
            <text:p>2MOhm</text:p>
          </table:table-cell>
          <table:table-cell office:value-type="string">
            <text:p>R-US_M1206</text:p>
          </table:table-cell>
          <table:table-cell office:value-type="string">
            <text:p>IC9 (General Telemtry) voltage-divider, top, SP2_4 measurement</text:p>
          </table:table-cell>
          <table:table-cell office:value-type="string">
            <text:p>AD7998_VTLM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>
            <text:p>Q6</text:p>
          </table:table-cell>
          <table:table-cell office:value-type="string">
            <text:p>No</text:p>
          </table:table-cell>
          <table:table-cell table:style-name="ce3" office:value-type="string">
            <text:p>SI7485DP-T1-GE3</text:p>
          </table:table-cell>
          <table:table-cell office:value-type="string">
            <text:p>SI7485DP</text:p>
          </table:table-cell>
          <table:table-cell office:value-type="string">
            <text:p>PPAK-SO08-EP</text:p>
          </table:table-cell>
          <table:table-cell office:value-type="string">
            <text:p>pMOS, AHRM enable</text:p>
          </table:table-cell>
          <table:table-cell office:value-type="string">
            <text:p>AHRC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R24</text:p>
          </table:table-cell>
          <table:table-cell office:value-type="string">
            <text:p>No</text:p>
          </table:table-cell>
          <table:table-cell table:style-name="ce3" office:value-type="string">
            <text:p>ERJ-8GEYJ203V</text:p>
          </table:table-cell>
          <table:table-cell office:value-type="string">
            <text:p>20kOhm</text:p>
          </table:table-cell>
          <table:table-cell office:value-type="string">
            <text:p>R-US_M1206</text:p>
          </table:table-cell>
          <table:table-cell office:value-type="string">
            <text:p>Q6 Pullup resistor; AHRM control</text:p>
          </table:table-cell>
          <table:table-cell office:value-type="string">
            <text:p>AHRC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>
            <text:p>EXT51</text:p>
          </table:table-cell>
          <table:table-cell office:value-type="string">
            <text:p>No</text:p>
          </table:table-cell>
          <table:table-cell office:value-type="string">
            <text:p># 30006</text:p>
          </table:table-cell>
          <table:table-cell office:value-type="string">
            <text:p>2.6Ah, 3.7V</text:p>
          </table:table-cell>
          <table:table-cell office:value-type="string">
            <text:p>18650-CRG</text:p>
          </table:table-cell>
          <table:table-cell office:value-type="string">
            <text:p>Battery, Lithium-Ion, Tenergy 18650CRG</text:p>
          </table:table-cell>
          <table:table-cell office:value-type="string">
            <text:p>BATT_PACK</text:p>
          </table:table-cell>
          <table:table-cell office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>
            <text:p>EXT52</text:p>
          </table:table-cell>
          <table:table-cell office:value-type="string">
            <text:p>No</text:p>
          </table:table-cell>
          <table:table-cell office:value-type="string">
            <text:p># 30006</text:p>
          </table:table-cell>
          <table:table-cell office:value-type="string">
            <text:p>2.6Ah, 3.7V</text:p>
          </table:table-cell>
          <table:table-cell office:value-type="string">
            <text:p>18650-CRG</text:p>
          </table:table-cell>
          <table:table-cell office:value-type="string">
            <text:p>Battery, Lithium-Ion, Tenergy 18650CRG</text:p>
          </table:table-cell>
          <table:table-cell office:value-type="string">
            <text:p>BATT_PACK</text:p>
          </table:table-cell>
          <table:table-cell office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>
            <text:p>EXT53</text:p>
          </table:table-cell>
          <table:table-cell office:value-type="string">
            <text:p>No</text:p>
          </table:table-cell>
          <table:table-cell office:value-type="string">
            <text:p># 30006</text:p>
          </table:table-cell>
          <table:table-cell office:value-type="string">
            <text:p>2.6Ah, 3.7V</text:p>
          </table:table-cell>
          <table:table-cell office:value-type="string">
            <text:p>18650-CRG</text:p>
          </table:table-cell>
          <table:table-cell office:value-type="string">
            <text:p>Battery, Lithium-Ion, Tenergy 18650CRG</text:p>
          </table:table-cell>
          <table:table-cell office:value-type="string">
            <text:p>BATT_PACK</text:p>
          </table:table-cell>
          <table:table-cell office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>
            <text:p>EXT54</text:p>
          </table:table-cell>
          <table:table-cell office:value-type="string">
            <text:p>No</text:p>
          </table:table-cell>
          <table:table-cell office:value-type="string">
            <text:p># 30006</text:p>
          </table:table-cell>
          <table:table-cell office:value-type="string">
            <text:p>2.6Ah, 3.7V</text:p>
          </table:table-cell>
          <table:table-cell office:value-type="string">
            <text:p>18650-CRG</text:p>
          </table:table-cell>
          <table:table-cell office:value-type="string">
            <text:p>Battery, Lithium-Ion, Tenergy 18650CRG</text:p>
          </table:table-cell>
          <table:table-cell office:value-type="string">
            <text:p>BATT_PACK</text:p>
          </table:table-cell>
          <table:table-cell office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>
            <text:p>C15</text:p>
          </table:table-cell>
          <table:table-cell office:value-type="string">
            <text:p>No</text:p>
          </table:table-cell>
          <table:table-cell table:style-name="ce3" office:value-type="string">
            <text:p>C0805C104M3RACTU</text:p>
          </table:table-cell>
          <table:table-cell office:value-type="string">
            <text:p>0.1uF</text:p>
          </table:table-cell>
          <table:table-cell office:value-type="string">
            <text:p>C-USC0805</text:p>
          </table:table-cell>
          <table:table-cell office:value-type="string">
            <text:p>IC6 (Bat. Temp Ctrl) decoupling cap</text:p>
          </table:table-cell>
          <table:table-cell office:value-type="string">
            <text:p>HTRCTL_1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>
            <text:p>IC6</text:p>
          </table:table-cell>
          <table:table-cell table:style-name="ce2" office:value-type="string">
            <text:p>Maybe</text:p>
          </table:table-cell>
          <table:table-cell office:value-type="string">
            <text:p>NCS2200SN1T1G</text:p>
          </table:table-cell>
          <table:table-cell office:value-type="string">
            <text:p>NCS2200</text:p>
          </table:table-cell>
          <table:table-cell office:value-type="string">
            <text:p>SOT23-5</text:p>
          </table:table-cell>
          <table:table-cell office:value-type="string">
            <text:p>Battery Thermal Control Comparator</text:p>
          </table:table-cell>
          <table:table-cell office:value-type="string">
            <text:p>HTRCTL_1</text:p>
          </table:table-cell>
          <table:table-cell office:value-type="string">
            <text:p>EPS PCB</text:p>
          </table:table-cell>
          <table:table-cell table:number-columns-repeated="4"/>
          <table:table-cell office:value-type="string">
            <text:p>Max Vin is 6v, need to verify that 5V line DOES NOT exceed this</text:p>
          </table:table-cell>
        </table:table-row>
        <table:table-row table:style-name="ro3">
          <table:table-cell office:value-type="string">
            <text:p>Q9</text:p>
          </table:table-cell>
          <table:table-cell office:value-type="string">
            <text:p>No</text:p>
          </table:table-cell>
          <table:table-cell table:style-name="ce3" office:value-type="string">
            <text:p>SI7448DP-T1-E3</text:p>
          </table:table-cell>
          <table:table-cell office:value-type="string">
            <text:p>SI7448DP</text:p>
          </table:table-cell>
          <table:table-cell office:value-type="string">
            <text:p>PPAK-SO08-EP</text:p>
          </table:table-cell>
          <table:table-cell office:value-type="string">
            <text:p>nMOS, IC6, battery heater enable</text:p>
          </table:table-cell>
          <table:table-cell office:value-type="string">
            <text:p>HTRCTL_1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>
            <text:p>R25</text:p>
          </table:table-cell>
          <table:table-cell office:value-type="string">
            <text:p>No</text:p>
          </table:table-cell>
          <table:table-cell office:value-type="string">
            <text:p>ERJ-8ENF5493V</text:p>
          </table:table-cell>
          <table:table-cell office:value-type="string">
            <text:p>549kOhm</text:p>
          </table:table-cell>
          <table:table-cell office:value-type="string">
            <text:p>R-US_M1206</text:p>
          </table:table-cell>
          <table:table-cell office:value-type="string">
            <text:p>IC6 (Bat. Temp Ctrl) thermistor voltage divider, top</text:p>
          </table:table-cell>
          <table:table-cell office:value-type="string">
            <text:p>HTRCTL_1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>
            <text:p>R26</text:p>
          </table:table-cell>
          <table:table-cell office:value-type="string">
            <text:p>No</text:p>
          </table:table-cell>
          <table:table-cell office:value-type="string">
            <text:p>ERJ-8ENF2003V</text:p>
          </table:table-cell>
          <table:table-cell office:value-type="string">
            <text:p>200kOhm</text:p>
          </table:table-cell>
          <table:table-cell office:value-type="string">
            <text:p>R-US_M1206</text:p>
          </table:table-cell>
          <table:table-cell office:value-type="string">
            <text:p>IC6 (Bat. Temp Ctrl) reference voltage divider, top</text:p>
          </table:table-cell>
          <table:table-cell office:value-type="string">
            <text:p>HTRCTL_1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>
            <text:p>R27</text:p>
          </table:table-cell>
          <table:table-cell office:value-type="string">
            <text:p>No</text:p>
          </table:table-cell>
          <table:table-cell office:value-type="string">
            <text:p>ERJ-8ENF2213V</text:p>
          </table:table-cell>
          <table:table-cell office:value-type="string">
            <text:p>221kOhm</text:p>
          </table:table-cell>
          <table:table-cell office:value-type="string">
            <text:p>R-US_M1206</text:p>
          </table:table-cell>
          <table:table-cell office:value-type="string">
            <text:p>IC6 (Bat. Temp Ctrl) reference voltage divider, bottom</text:p>
          </table:table-cell>
          <table:table-cell office:value-type="string">
            <text:p>HTRCTL_1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>
            <text:p>R28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IC6 (Bat. Temp Ctrl) output pullup resistor <text:span text:style-name="T1">NOT NEEDED</text:span></text:p>
          </table:table-cell>
          <table:table-cell office:value-type="string">
            <text:p>HTRCTL_1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EXT49</text:p>
          </table:table-cell>
          <table:table-cell office:value-type="string">
            <text:p>No</text:p>
          </table:table-cell>
          <table:table-cell office:value-type="string">
            <text:p>MF52A1224J4150</text:p>
          </table:table-cell>
          <table:table-cell office:value-type="string">
            <text:p>220kOhm</text:p>
          </table:table-cell>
          <table:table-cell office:value-type="string">
            <text:p>through-hole</text:p>
          </table:table-cell>
          <table:table-cell office:value-type="string">
            <text:p>THERMISTOR NTC 220K OHM 5%</text:p>
          </table:table-cell>
          <table:table-cell office:value-type="string">
            <text:p>HTRCTL_1</text:p>
          </table:table-cell>
          <table:table-cell office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>
            <text:p>EXT37</text:p>
          </table:table-cell>
          <table:table-cell office:value-type="string">
            <text:p>No</text:p>
          </table:table-cell>
          <table:table-cell office:value-type="string">
            <text:p>P0115-RA100</text:p>
          </table:table-cell>
          <table:table-cell table:number-columns-repeated="2"/>
          <table:table-cell office:value-type="string">
            <text:p>Allflex 115ohm Polymide Heater</text:p>
          </table:table-cell>
          <table:table-cell office:value-type="string">
            <text:p>HTRCTL_1,HTRCTL_2</text:p>
          </table:table-cell>
          <table:table-cell office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>
            <text:p>EXT38</text:p>
          </table:table-cell>
          <table:table-cell office:value-type="string">
            <text:p>No</text:p>
          </table:table-cell>
          <table:table-cell office:value-type="string">
            <text:p>P0115-RA100</text:p>
          </table:table-cell>
          <table:table-cell table:number-columns-repeated="2"/>
          <table:table-cell office:value-type="string">
            <text:p>Allflex 115ohm Polymide Heater</text:p>
          </table:table-cell>
          <table:table-cell office:value-type="string">
            <text:p>HTRCTL_1,HTRCTL_2</text:p>
          </table:table-cell>
          <table:table-cell office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>
            <text:p>EXT39</text:p>
          </table:table-cell>
          <table:table-cell office:value-type="string">
            <text:p>No</text:p>
          </table:table-cell>
          <table:table-cell office:value-type="string">
            <text:p>P0115-RA100</text:p>
          </table:table-cell>
          <table:table-cell table:number-columns-repeated="2"/>
          <table:table-cell office:value-type="string">
            <text:p>Allflex 115ohm Polymide Heater</text:p>
          </table:table-cell>
          <table:table-cell office:value-type="string">
            <text:p>HTRCTL_1,HTRCTL_2</text:p>
          </table:table-cell>
          <table:table-cell office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>
            <text:p>EXT40</text:p>
          </table:table-cell>
          <table:table-cell office:value-type="string">
            <text:p>No</text:p>
          </table:table-cell>
          <table:table-cell office:value-type="string">
            <text:p>P0115-RA100</text:p>
          </table:table-cell>
          <table:table-cell table:number-columns-repeated="2"/>
          <table:table-cell office:value-type="string">
            <text:p>Allflex 115ohm Polymide Heater</text:p>
          </table:table-cell>
          <table:table-cell office:value-type="string">
            <text:p>HTRCTL_1,HTRCTL_2</text:p>
          </table:table-cell>
          <table:table-cell office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>
            <text:p>EXT41</text:p>
          </table:table-cell>
          <table:table-cell office:value-type="string">
            <text:p>No</text:p>
          </table:table-cell>
          <table:table-cell office:value-type="string">
            <text:p>P0115-RA100</text:p>
          </table:table-cell>
          <table:table-cell table:number-columns-repeated="2"/>
          <table:table-cell office:value-type="string">
            <text:p>Allflex 115ohm Polymide Heater</text:p>
          </table:table-cell>
          <table:table-cell office:value-type="string">
            <text:p>HTRCTL_1,HTRCTL_2</text:p>
          </table:table-cell>
          <table:table-cell office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>
            <text:p>EXT42</text:p>
          </table:table-cell>
          <table:table-cell office:value-type="string">
            <text:p>No</text:p>
          </table:table-cell>
          <table:table-cell office:value-type="string">
            <text:p>P0115-RA100</text:p>
          </table:table-cell>
          <table:table-cell table:number-columns-repeated="2"/>
          <table:table-cell office:value-type="string">
            <text:p>Allflex 115ohm Polymide Heater</text:p>
          </table:table-cell>
          <table:table-cell office:value-type="string">
            <text:p>HTRCTL_1,HTRCTL_2</text:p>
          </table:table-cell>
          <table:table-cell office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>
            <text:p>EXT43</text:p>
          </table:table-cell>
          <table:table-cell office:value-type="string">
            <text:p>No</text:p>
          </table:table-cell>
          <table:table-cell office:value-type="string">
            <text:p>P0115-RA100</text:p>
          </table:table-cell>
          <table:table-cell table:number-columns-repeated="2"/>
          <table:table-cell office:value-type="string">
            <text:p>Allflex 115ohm Polymide Heater</text:p>
          </table:table-cell>
          <table:table-cell office:value-type="string">
            <text:p>HTRCTL_1,HTRCTL_2</text:p>
          </table:table-cell>
          <table:table-cell office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>
            <text:p>EXT44</text:p>
          </table:table-cell>
          <table:table-cell office:value-type="string">
            <text:p>No</text:p>
          </table:table-cell>
          <table:table-cell office:value-type="string">
            <text:p>P0115-RA100</text:p>
          </table:table-cell>
          <table:table-cell table:number-columns-repeated="2"/>
          <table:table-cell office:value-type="string">
            <text:p>Allflex 115ohm Polymide Heater</text:p>
          </table:table-cell>
          <table:table-cell office:value-type="string">
            <text:p>HTRCTL_1,HTRCTL_2</text:p>
          </table:table-cell>
          <table:table-cell office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>
            <text:p>EXT45</text:p>
          </table:table-cell>
          <table:table-cell office:value-type="string">
            <text:p>No</text:p>
          </table:table-cell>
          <table:table-cell office:value-type="string">
            <text:p>P0115-RA100</text:p>
          </table:table-cell>
          <table:table-cell table:number-columns-repeated="2"/>
          <table:table-cell office:value-type="string">
            <text:p>Allflex 115ohm Polymide Heater</text:p>
          </table:table-cell>
          <table:table-cell office:value-type="string">
            <text:p>HTRCTL_1,HTRCTL_2</text:p>
          </table:table-cell>
          <table:table-cell office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>
            <text:p>EXT46</text:p>
          </table:table-cell>
          <table:table-cell office:value-type="string">
            <text:p>No</text:p>
          </table:table-cell>
          <table:table-cell office:value-type="string">
            <text:p>P0115-RA100</text:p>
          </table:table-cell>
          <table:table-cell table:number-columns-repeated="2"/>
          <table:table-cell office:value-type="string">
            <text:p>Allflex 115ohm Polymide Heater</text:p>
          </table:table-cell>
          <table:table-cell office:value-type="string">
            <text:p>HTRCTL_1,HTRCTL_2</text:p>
          </table:table-cell>
          <table:table-cell office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>
            <text:p>EXT47</text:p>
          </table:table-cell>
          <table:table-cell office:value-type="string">
            <text:p>No</text:p>
          </table:table-cell>
          <table:table-cell office:value-type="string">
            <text:p>P0115-RA100</text:p>
          </table:table-cell>
          <table:table-cell table:number-columns-repeated="2"/>
          <table:table-cell office:value-type="string">
            <text:p>Allflex 115ohm Polymide Heater</text:p>
          </table:table-cell>
          <table:table-cell office:value-type="string">
            <text:p>HTRCTL_1,HTRCTL_2</text:p>
          </table:table-cell>
          <table:table-cell office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>
            <text:p>EXT48</text:p>
          </table:table-cell>
          <table:table-cell office:value-type="string">
            <text:p>No</text:p>
          </table:table-cell>
          <table:table-cell office:value-type="string">
            <text:p>P0115-RA100</text:p>
          </table:table-cell>
          <table:table-cell table:number-columns-repeated="2"/>
          <table:table-cell office:value-type="string">
            <text:p>Allflex 115ohm Polymide Heater</text:p>
          </table:table-cell>
          <table:table-cell office:value-type="string">
            <text:p>HTRCTL_1,HTRCTL_2</text:p>
          </table:table-cell>
          <table:table-cell office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>
            <text:p>C16</text:p>
          </table:table-cell>
          <table:table-cell office:value-type="string">
            <text:p>No</text:p>
          </table:table-cell>
          <table:table-cell table:style-name="ce3" office:value-type="string">
            <text:p>C0805C104M3RACTU</text:p>
          </table:table-cell>
          <table:table-cell office:value-type="string">
            <text:p>0.1uF</text:p>
          </table:table-cell>
          <table:table-cell office:value-type="string">
            <text:p>C-USC0805</text:p>
          </table:table-cell>
          <table:table-cell office:value-type="string">
            <text:p>IC7 (Bat. Temp Ctrl) decoupling cap</text:p>
          </table:table-cell>
          <table:table-cell office:value-type="string">
            <text:p>HTRCTL_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>
            <text:p>IC7</text:p>
          </table:table-cell>
          <table:table-cell table:style-name="ce2" office:value-type="string">
            <text:p>Maybe</text:p>
          </table:table-cell>
          <table:table-cell office:value-type="string">
            <text:p>NCS2200SN1T1G</text:p>
          </table:table-cell>
          <table:table-cell office:value-type="string">
            <text:p>NCS2200</text:p>
          </table:table-cell>
          <table:table-cell office:value-type="string">
            <text:p>SOT23-5</text:p>
          </table:table-cell>
          <table:table-cell office:value-type="string">
            <text:p>Battery Thermal Control Comparator</text:p>
          </table:table-cell>
          <table:table-cell office:value-type="string">
            <text:p>HTRCTL_2</text:p>
          </table:table-cell>
          <table:table-cell office:value-type="string">
            <text:p>EPS PCB</text:p>
          </table:table-cell>
          <table:table-cell table:number-columns-repeated="4"/>
          <table:table-cell office:value-type="string">
            <text:p>Max Vin is 6v, need to verify that 5V line DOES NOT exceed this</text:p>
          </table:table-cell>
        </table:table-row>
        <table:table-row table:style-name="ro3">
          <table:table-cell office:value-type="string">
            <text:p>Q3</text:p>
          </table:table-cell>
          <table:table-cell office:value-type="string">
            <text:p>No</text:p>
          </table:table-cell>
          <table:table-cell table:style-name="ce3" office:value-type="string">
            <text:p>SI7448DP-T1-E3</text:p>
          </table:table-cell>
          <table:table-cell office:value-type="string">
            <text:p>SI7448DP</text:p>
          </table:table-cell>
          <table:table-cell office:value-type="string">
            <text:p>PPAK-SO08-EP</text:p>
          </table:table-cell>
          <table:table-cell office:value-type="string">
            <text:p>nMOS, IC7, battery heater enable</text:p>
          </table:table-cell>
          <table:table-cell office:value-type="string">
            <text:p>HTRCTL_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>
            <text:p>R2</text:p>
          </table:table-cell>
          <table:table-cell office:value-type="string">
            <text:p>No</text:p>
          </table:table-cell>
          <table:table-cell office:value-type="string">
            <text:p>ERJ-8ENF5493V</text:p>
          </table:table-cell>
          <table:table-cell office:value-type="string">
            <text:p>549kOhm</text:p>
          </table:table-cell>
          <table:table-cell office:value-type="string">
            <text:p>R-US_M1206</text:p>
          </table:table-cell>
          <table:table-cell office:value-type="string">
            <text:p>IC7 (Bat. Temp Ctrl) thermistor voltage divider, top</text:p>
          </table:table-cell>
          <table:table-cell office:value-type="string">
            <text:p>HTRCTL_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>
            <text:p>R3</text:p>
          </table:table-cell>
          <table:table-cell office:value-type="string">
            <text:p>No</text:p>
          </table:table-cell>
          <table:table-cell office:value-type="string">
            <text:p>ERJ-8ENF2003V</text:p>
          </table:table-cell>
          <table:table-cell office:value-type="string">
            <text:p>200kOhm</text:p>
          </table:table-cell>
          <table:table-cell office:value-type="string">
            <text:p>R-US_M1206</text:p>
          </table:table-cell>
          <table:table-cell office:value-type="string">
            <text:p>IC7 (Bat. Temp Ctrl) reference voltage divider, top</text:p>
          </table:table-cell>
          <table:table-cell office:value-type="string">
            <text:p>HTRCTL_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>
            <text:p>R10</text:p>
          </table:table-cell>
          <table:table-cell office:value-type="string">
            <text:p>No</text:p>
          </table:table-cell>
          <table:table-cell office:value-type="string">
            <text:p>ERJ-8ENF2213V</text:p>
          </table:table-cell>
          <table:table-cell office:value-type="string">
            <text:p>221kOhm</text:p>
          </table:table-cell>
          <table:table-cell office:value-type="string">
            <text:p>R-US_M1206</text:p>
          </table:table-cell>
          <table:table-cell office:value-type="string">
            <text:p>IC7 (Bat. Temp Ctrl) reference voltage divider, bottom</text:p>
          </table:table-cell>
          <table:table-cell office:value-type="string">
            <text:p>HTRCTL_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>
            <text:p>R11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IC7 (Bat. Temp Ctrl) output pullup resistor <text:span text:style-name="T1">NOT NEEDED</text:span></text:p>
          </table:table-cell>
          <table:table-cell office:value-type="string">
            <text:p>HTRCTL_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EXT50</text:p>
          </table:table-cell>
          <table:table-cell office:value-type="string">
            <text:p>No</text:p>
          </table:table-cell>
          <table:table-cell office:value-type="string">
            <text:p>MF52A1224J4150</text:p>
          </table:table-cell>
          <table:table-cell office:value-type="string">
            <text:p>220kOhm</text:p>
          </table:table-cell>
          <table:table-cell office:value-type="string">
            <text:p>through-hole</text:p>
          </table:table-cell>
          <table:table-cell office:value-type="string">
            <text:p>THERMISTOR NTC 220K OHM 5%</text:p>
          </table:table-cell>
          <table:table-cell office:value-type="string">
            <text:p>HTRCTL_2</text:p>
          </table:table-cell>
          <table:table-cell office:value-type="string">
            <text:p>Battery Pack</text:p>
          </table:table-cell>
          <table:table-cell table:number-columns-repeated="5"/>
        </table:table-row>
        <table:table-row table:style-name="ro3">
          <table:table-cell office:value-type="string">
            <text:p>C13</text:p>
          </table:table-cell>
          <table:table-cell office:value-type="string">
            <text:p>No</text:p>
          </table:table-cell>
          <table:table-cell table:style-name="ce3" office:value-type="string">
            <text:p>C0805C104M3RACTU</text:p>
          </table:table-cell>
          <table:table-cell office:value-type="string">
            <text:p>0.1uF</text:p>
          </table:table-cell>
          <table:table-cell office:value-type="string">
            <text:p>C-USC0805</text:p>
          </table:table-cell>
          <table:table-cell office:value-type="string">
            <text:p>IC5 (Bat. Telemtry) input filter cap</text:p>
          </table:table-cell>
          <table:table-cell office:value-type="string">
            <text:p>INA291_BATTLM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>
            <text:p>C14</text:p>
          </table:table-cell>
          <table:table-cell office:value-type="string">
            <text:p>No</text:p>
          </table:table-cell>
          <table:table-cell table:style-name="ce3" office:value-type="string">
            <text:p>C0805C104M3RACTU</text:p>
          </table:table-cell>
          <table:table-cell office:value-type="string">
            <text:p>0.1uF</text:p>
          </table:table-cell>
          <table:table-cell office:value-type="string">
            <text:p>C-USC0805</text:p>
          </table:table-cell>
          <table:table-cell office:value-type="string">
            <text:p>IC5 (Bat. Telemtry) decoupling cap</text:p>
          </table:table-cell>
          <table:table-cell office:value-type="string">
            <text:p>INA291_BATTLM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IC5</text:p>
          </table:table-cell>
          <table:table-cell office:value-type="string">
            <text:p>No</text:p>
          </table:table-cell>
          <table:table-cell table:style-name="ce3" office:value-type="string">
            <text:p>INA219AID</text:p>
          </table:table-cell>
          <table:table-cell office:value-type="string">
            <text:p>INA291-D</text:p>
          </table:table-cell>
          <table:table-cell office:value-type="string">
            <text:p>SO08</text:p>
          </table:table-cell>
          <table:table-cell office:value-type="string">
            <text:p>Battery V-I-P telemetry, I2C bus</text:p>
          </table:table-cell>
          <table:table-cell office:value-type="string">
            <text:p>INA291_BATTLM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>
            <text:p>R13</text:p>
          </table:table-cell>
          <table:table-cell table:style-name="ce2" office:value-type="string">
            <text:p>Maybe</text:p>
          </table:table-cell>
          <table:table-cell table:style-name="ce3" office:value-type="string">
            <text:p>ERJ-8BWJR010V</text:p>
          </table:table-cell>
          <table:table-cell office:value-type="string">
            <text:p>0.01Ohm</text:p>
          </table:table-cell>
          <table:table-cell office:value-type="string">
            <text:p>R-US_M1206</text:p>
          </table:table-cell>
          <table:table-cell office:value-type="string">
            <text:p>IC5 (Bat. Telemtry) sense resistor</text:p>
          </table:table-cell>
          <table:table-cell office:value-type="string">
            <text:p>INA291_BATTLM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>
            <text:p>R14</text:p>
          </table:table-cell>
          <table:table-cell office:value-type="string">
            <text:p>No</text:p>
          </table:table-cell>
          <table:table-cell table:style-name="ce3" office:value-type="string">
            <text:p>ERJ-8ENF10R0V</text:p>
          </table:table-cell>
          <table:table-cell office:value-type="string">
            <text:p>10Ohm</text:p>
          </table:table-cell>
          <table:table-cell office:value-type="string">
            <text:p>R-US_M1206</text:p>
          </table:table-cell>
          <table:table-cell table:style-name="ce8" office:value-type="string">
            <text:p>IC5 (Bat. Telemtry) input filter resistor</text:p>
          </table:table-cell>
          <table:table-cell office:value-type="string">
            <text:p>INA291_BATTLM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>
            <text:p>R15</text:p>
          </table:table-cell>
          <table:table-cell office:value-type="string">
            <text:p>No</text:p>
          </table:table-cell>
          <table:table-cell table:style-name="ce3" office:value-type="string">
            <text:p>ERJ-8ENF10R0V</text:p>
          </table:table-cell>
          <table:table-cell office:value-type="string">
            <text:p>10Ohm</text:p>
          </table:table-cell>
          <table:table-cell office:value-type="string">
            <text:p>R-US_M1206</text:p>
          </table:table-cell>
          <table:table-cell table:style-name="ce8" office:value-type="string">
            <text:p>IC5 (Bat. Telemtry) input filter resistor</text:p>
          </table:table-cell>
          <table:table-cell office:value-type="string">
            <text:p>INA291_BATTLM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H1</text:p>
          </table:table-cell>
          <table:table-cell office:value-type="string">
            <text:p>No</text:p>
          </table:table-cell>
          <table:table-cell table:number-columns-repeated="2" office:value-type="string">
            <text:p>ESQ-125-XX-X-D</text:p>
          </table:table-cell>
          <table:table-cell office:value-type="string">
            <text:p>52 pin header</text:p>
          </table:table-cell>
          <table:table-cell office:value-type="string">
            <text:p>EPS to ECU interface</text:p>
          </table:table-cell>
          <table:table-cell office:value-type="string">
            <text:p>INTERFACE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H2</text:p>
          </table:table-cell>
          <table:table-cell office:value-type="string">
            <text:p>No</text:p>
          </table:table-cell>
          <table:table-cell table:number-columns-repeated="2" office:value-type="string">
            <text:p>ESQ-125-XX-X-D</text:p>
          </table:table-cell>
          <table:table-cell office:value-type="string">
            <text:p>52 pin header</text:p>
          </table:table-cell>
          <table:table-cell office:value-type="string">
            <text:p>EPS to ECU interface</text:p>
          </table:table-cell>
          <table:table-cell office:value-type="string">
            <text:p>INTERFACE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IC1</text:p>
          </table:table-cell>
          <table:table-cell office:value-type="string">
            <text:p>No</text:p>
          </table:table-cell>
          <table:table-cell table:style-name="ce5" office:value-type="string">
            <text:p>MIC79110-4.2YML TR</text:p>
          </table:table-cell>
          <table:table-cell office:value-type="string">
            <text:p>MIC79110</text:p>
          </table:table-cell>
          <table:table-cell office:value-type="string">
            <text:p>MLF10-EP</text:p>
          </table:table-cell>
          <table:table-cell office:value-type="string">
            <text:p>MICREL 79110 Linear battery charger</text:p>
          </table:table-cell>
          <table:table-cell office:value-type="string">
            <text:p>MIC79110_BCR1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R20</text:p>
          </table:table-cell>
          <table:table-cell office:value-type="string">
            <text:p>No</text:p>
          </table:table-cell>
          <table:table-cell office:value-type="string">
            <text:p>ERA-8AEB202V</text:p>
          </table:table-cell>
          <table:table-cell office:value-type="string">
            <text:p>2kOhm</text:p>
          </table:table-cell>
          <table:table-cell office:value-type="string">
            <text:p>R-US_M1206</text:p>
          </table:table-cell>
          <table:table-cell office:value-type="string">
            <text:p>IC1 (BCR) End-of-Charge set resistor</text:p>
          </table:table-cell>
          <table:table-cell office:value-type="string">
            <text:p>MIC79110_BCR1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R21</text:p>
          </table:table-cell>
          <table:table-cell office:value-type="string">
            <text:p>No</text:p>
          </table:table-cell>
          <table:table-cell office:value-type="string">
            <text:p>ERJ-8ENF3400V</text:p>
          </table:table-cell>
          <table:table-cell office:value-type="string">
            <text:p>340Ohm</text:p>
          </table:table-cell>
          <table:table-cell office:value-type="string">
            <text:p>R-US_M1206</text:p>
          </table:table-cell>
          <table:table-cell office:value-type="string">
            <text:p>IC1 (BCR) Current-Charge set resistor</text:p>
          </table:table-cell>
          <table:table-cell office:value-type="string">
            <text:p>MIC79110_BCR1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R22</text:p>
          </table:table-cell>
          <table:table-cell office:value-type="string">
            <text:p>No</text:p>
          </table:table-cell>
          <table:table-cell office:value-type="string">
            <text:p>RMCF1206FT3M40</text:p>
          </table:table-cell>
          <table:table-cell office:value-type="string">
            <text:p>3.4MOhm</text:p>
          </table:table-cell>
          <table:table-cell office:value-type="string">
            <text:p>R-US_M1206</text:p>
          </table:table-cell>
          <table:table-cell office:value-type="string">
            <text:p>IC1 (BCR) voltage-divider, top, charge cycle reset comparison</text:p>
          </table:table-cell>
          <table:table-cell office:value-type="string">
            <text:p>MIC79110_BCR1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R23</text:p>
          </table:table-cell>
          <table:table-cell office:value-type="string">
            <text:p>No</text:p>
          </table:table-cell>
          <table:table-cell table:style-name="ce3" office:value-type="string">
            <text:p>ERJ-8ENF1004V</text:p>
          </table:table-cell>
          <table:table-cell office:value-type="string">
            <text:p>1MOhm</text:p>
          </table:table-cell>
          <table:table-cell office:value-type="string">
            <text:p>R-US_M1206</text:p>
          </table:table-cell>
          <table:table-cell office:value-type="string">
            <text:p>IC1 (BCR) voltage-divider, bottom, charge cycle reset comparison</text:p>
          </table:table-cell>
          <table:table-cell office:value-type="string">
            <text:p>MIC79110_BCR1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IC2</text:p>
          </table:table-cell>
          <table:table-cell office:value-type="string">
            <text:p>No</text:p>
          </table:table-cell>
          <table:table-cell table:style-name="ce5" office:value-type="string">
            <text:p>MIC79110-4.2YML TR</text:p>
          </table:table-cell>
          <table:table-cell office:value-type="string">
            <text:p>MIC79110</text:p>
          </table:table-cell>
          <table:table-cell office:value-type="string">
            <text:p>MLF10-EP</text:p>
          </table:table-cell>
          <table:table-cell office:value-type="string">
            <text:p>MICREL 79110 Linear battery charger</text:p>
          </table:table-cell>
          <table:table-cell office:value-type="string">
            <text:p>MIC79110_BCR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R16</text:p>
          </table:table-cell>
          <table:table-cell office:value-type="string">
            <text:p>No</text:p>
          </table:table-cell>
          <table:table-cell office:value-type="string">
            <text:p>ERA-8AEB202V</text:p>
          </table:table-cell>
          <table:table-cell office:value-type="string">
            <text:p>2kOhm</text:p>
          </table:table-cell>
          <table:table-cell office:value-type="string">
            <text:p>R-US_M1206</text:p>
          </table:table-cell>
          <table:table-cell office:value-type="string">
            <text:p>IC2 (BCR) End-of-Charge set resistor</text:p>
          </table:table-cell>
          <table:table-cell office:value-type="string">
            <text:p>MIC79110_BCR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R17</text:p>
          </table:table-cell>
          <table:table-cell office:value-type="string">
            <text:p>No</text:p>
          </table:table-cell>
          <table:table-cell office:value-type="string">
            <text:p>ERJ-8ENF3400V</text:p>
          </table:table-cell>
          <table:table-cell office:value-type="string">
            <text:p>340Ohm</text:p>
          </table:table-cell>
          <table:table-cell office:value-type="string">
            <text:p>R-US_M1206</text:p>
          </table:table-cell>
          <table:table-cell office:value-type="string">
            <text:p>IC2 (BCR) Current-Charge set resistor</text:p>
          </table:table-cell>
          <table:table-cell office:value-type="string">
            <text:p>MIC79110_BCR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R18</text:p>
          </table:table-cell>
          <table:table-cell office:value-type="string">
            <text:p>No</text:p>
          </table:table-cell>
          <table:table-cell office:value-type="string">
            <text:p>RMCF1206FT3M40</text:p>
          </table:table-cell>
          <table:table-cell office:value-type="string">
            <text:p>3.4MOhm</text:p>
          </table:table-cell>
          <table:table-cell office:value-type="string">
            <text:p>R-US_M1206</text:p>
          </table:table-cell>
          <table:table-cell office:value-type="string">
            <text:p>IC2 (BCR) voltage-divider, top, charge cycle reset comparison</text:p>
          </table:table-cell>
          <table:table-cell office:value-type="string">
            <text:p>MIC79110_BCR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R19</text:p>
          </table:table-cell>
          <table:table-cell office:value-type="string">
            <text:p>No</text:p>
          </table:table-cell>
          <table:table-cell table:style-name="ce3" office:value-type="string">
            <text:p>ERJ-8ENF1004V</text:p>
          </table:table-cell>
          <table:table-cell office:value-type="string">
            <text:p>1MOhm</text:p>
          </table:table-cell>
          <table:table-cell office:value-type="string">
            <text:p>R-US_M1206</text:p>
          </table:table-cell>
          <table:table-cell office:value-type="string">
            <text:p>IC2 (BCR) voltage-divider, bottom, charge cycle reset comparison</text:p>
          </table:table-cell>
          <table:table-cell office:value-type="string">
            <text:p>MIC79110_BCR2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>
            <text:p>IC10</text:p>
          </table:table-cell>
          <table:table-cell office:value-type="string">
            <text:p>No</text:p>
          </table:table-cell>
          <table:table-cell table:number-columns-repeated="2" office:value-type="string">
            <text:p>MAX4374-10UMAX</text:p>
          </table:table-cell>
          <table:table-cell office:value-type="string">
            <text:p>10UMAX</text:p>
          </table:table-cell>
          <table:table-cell office:value-type="string">
            <text:p>Overcurrent Warning and Reset</text:p>
          </table:table-cell>
          <table:table-cell office:value-type="string">
            <text:p>OVI_RESET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IC11</text:p>
          </table:table-cell>
          <table:table-cell office:value-type="string">
            <text:p>No</text:p>
          </table:table-cell>
          <table:table-cell table:number-columns-repeated="2" office:value-type="string">
            <text:p>TLV70228DBV</text:p>
          </table:table-cell>
          <table:table-cell office:value-type="string">
            <text:p>SOT23-5</text:p>
          </table:table-cell>
          <table:table-cell office:value-type="string">
            <text:p>2.8V linear regulator</text:p>
          </table:table-cell>
          <table:table-cell office:value-type="string">
            <text:p>OVI_RESET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3">
          <table:table-cell office:value-type="string">
            <text:p>Q4</text:p>
          </table:table-cell>
          <table:table-cell office:value-type="string">
            <text:p>No</text:p>
          </table:table-cell>
          <table:table-cell table:style-name="ce3" office:value-type="string">
            <text:p>SI7485DP-T1-GE3</text:p>
          </table:table-cell>
          <table:table-cell office:value-type="string">
            <text:p>SI7485DP</text:p>
          </table:table-cell>
          <table:table-cell office:value-type="string">
            <text:p>PPAK-SO08-EP</text:p>
          </table:table-cell>
          <table:table-cell office:value-type="string">
            <text:p>pMOS, IC4/5V reg enable/reset switch, controlled by IC10</text:p>
          </table:table-cell>
          <table:table-cell office:value-type="string">
            <text:p>OVI_RESET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R29</text:p>
          </table:table-cell>
          <table:table-cell office:value-type="string">
            <text:p>No</text:p>
          </table:table-cell>
          <table:table-cell office:value-type="string">
            <text:p>ERJ-8ENF1473V</text:p>
          </table:table-cell>
          <table:table-cell office:value-type="string">
            <text:p>147kOhm</text:p>
          </table:table-cell>
          <table:table-cell office:value-type="string">
            <text:p>R-US_M1206</text:p>
          </table:table-cell>
          <table:table-cell office:value-type="string">
            <text:p>IC10 (Current OP) voltage-divider, top, current reset comparison</text:p>
          </table:table-cell>
          <table:table-cell office:value-type="string">
            <text:p>OVI_RESET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R30</text:p>
          </table:table-cell>
          <table:table-cell office:value-type="string">
            <text:p>No</text:p>
          </table:table-cell>
          <table:table-cell office:value-type="string">
            <text:p>ERJ-8ENF1333V</text:p>
          </table:table-cell>
          <table:table-cell office:value-type="string">
            <text:p>133kOhm</text:p>
          </table:table-cell>
          <table:table-cell office:value-type="string">
            <text:p>R-US_M1206</text:p>
          </table:table-cell>
          <table:table-cell office:value-type="string">
            <text:p>IC10 (Current OP) voltage-divider, top, current warning comparison</text:p>
          </table:table-cell>
          <table:table-cell office:value-type="string">
            <text:p>OVI_RESET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R31</text:p>
          </table:table-cell>
          <table:table-cell office:value-type="string">
            <text:p>No</text:p>
          </table:table-cell>
          <table:table-cell office:value-type="string">
            <text:p>ERJ-8ENF6342V</text:p>
          </table:table-cell>
          <table:table-cell office:value-type="string">
            <text:p>63.4kOhm</text:p>
          </table:table-cell>
          <table:table-cell office:value-type="string">
            <text:p>R-US_M1206</text:p>
          </table:table-cell>
          <table:table-cell office:value-type="string">
            <text:p>IC10 (Current OP) voltage-divider, bottom, current warning comparison</text:p>
          </table:table-cell>
          <table:table-cell office:value-type="string">
            <text:p>OVI_RESET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R32</text:p>
          </table:table-cell>
          <table:table-cell office:value-type="string">
            <text:p>No</text:p>
          </table:table-cell>
          <table:table-cell office:value-type="string">
            <text:p>ERJ-8ENF5362V</text:p>
          </table:table-cell>
          <table:table-cell office:value-type="string">
            <text:p>53.6kOhm</text:p>
          </table:table-cell>
          <table:table-cell office:value-type="string">
            <text:p>R-US_M1206</text:p>
          </table:table-cell>
          <table:table-cell office:value-type="string">
            <text:p>IC10 (Current OP) voltage-divider, bottom, current reset comparison</text:p>
          </table:table-cell>
          <table:table-cell office:value-type="string">
            <text:p>OVI_RESET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R37</text:p>
          </table:table-cell>
          <table:table-cell office:value-type="string">
            <text:p>No</text:p>
          </table:table-cell>
          <table:table-cell office:value-type="string">
            <text:p>WSL1206R0300FEA</text:p>
          </table:table-cell>
          <table:table-cell office:value-type="string">
            <text:p>0.03Ohm</text:p>
          </table:table-cell>
          <table:table-cell office:value-type="string">
            <text:p>R-US_M1206</text:p>
          </table:table-cell>
          <table:table-cell office:value-type="string">
            <text:p>IC10 (Current OP) sense resistor</text:p>
          </table:table-cell>
          <table:table-cell office:value-type="string">
            <text:p>OVI_RESET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R38</text:p>
          </table:table-cell>
          <table:table-cell office:value-type="string">
            <text:p>No</text:p>
          </table:table-cell>
          <table:table-cell table:style-name="ce3" office:value-type="string">
            <text:p>ERJ-8GEYJ203V</text:p>
          </table:table-cell>
          <table:table-cell office:value-type="string">
            <text:p>20kOhm</text:p>
          </table:table-cell>
          <table:table-cell office:value-type="string">
            <text:p>R-US_M1206</text:p>
          </table:table-cell>
          <table:table-cell office:value-type="string">
            <text:p>IC10 (Current OP) pullup resistor, current warning signal</text:p>
          </table:table-cell>
          <table:table-cell office:value-type="string">
            <text:p>OVI_RESET</text:p>
          </table:table-cell>
          <table:table-cell office:value-type="string">
            <text:p>EPS PCB</text:p>
          </table:table-cell>
          <table:table-cell table:number-columns-repeated="5"/>
        </table:table-row>
        <table:table-row table:style-name="ro4">
          <table:table-cell office:value-type="string">
            <text:p>EXT1</text:p>
          </table:table-cell>
          <table:table-cell office:value-type="string">
            <text:p>No</text:p>
          </table:table-cell>
          <table:table-cell office:value-type="string">
            <text:p>RL2007-1723-103-SA</text:p>
          </table:table-cell>
          <table:table-cell office:value-type="string">
            <text:p>3kOhm</text:p>
          </table:table-cell>
          <table:table-cell office:value-type="string">
            <text:p>through-hole</text:p>
          </table:table-cell>
          <table:table-cell office:value-type="string">
            <text:p>thermistor, NTC</text:p>
          </table:table-cell>
          <table:table-cell office:value-type="string">
            <text:p>SLRPNL_1</text:p>
          </table:table-cell>
          <table:table-cell office:value-type="string">
            <text:p>Solar Panel1</text:p>
          </table:table-cell>
          <table:table-cell table:number-columns-repeated="5"/>
        </table:table-row>
        <table:table-row table:style-name="ro4">
          <table:table-cell office:value-type="string">
            <text:p>EXT2</text:p>
          </table:table-cell>
          <table:table-cell office:value-type="string">
            <text:p>No</text:p>
          </table:table-cell>
          <table:table-cell office:value-type="string">
            <text:p>RL2007-1723-103-SA</text:p>
          </table:table-cell>
          <table:table-cell office:value-type="string">
            <text:p>3kOhm</text:p>
          </table:table-cell>
          <table:table-cell office:value-type="string">
            <text:p>through-hole</text:p>
          </table:table-cell>
          <table:table-cell office:value-type="string">
            <text:p>thermistor, NTC</text:p>
          </table:table-cell>
          <table:table-cell office:value-type="string">
            <text:p>SLRPNL_1</text:p>
          </table:table-cell>
          <table:table-cell office:value-type="string">
            <text:p>Solar Panel1</text:p>
          </table:table-cell>
          <table:table-cell table:number-columns-repeated="5"/>
        </table:table-row>
        <table:table-row table:style-name="ro3">
          <table:table-cell office:value-type="string">
            <text:p>EXT3</text:p>
          </table:table-cell>
          <table:table-cell office:value-type="string">
            <text:p>No</text:p>
          </table:table-cell>
          <table:table-cell office:value-type="string">
            <text:p>3G30SCA</text:p>
          </table:table-cell>
          <table:table-cell office:value-type="string">
            <text:p>Photovoltaic Cell</text:p>
          </table:table-cell>
          <table:table-cell/>
          <table:table-cell office:value-type="string">
            <text:p>AzurSpace 3G30A Solar cell, Coverglass and CIC Interconnects</text:p>
          </table:table-cell>
          <table:table-cell office:value-type="string">
            <text:p>SLRPNL_1</text:p>
          </table:table-cell>
          <table:table-cell office:value-type="string">
            <text:p>Solar Panel1</text:p>
          </table:table-cell>
          <table:table-cell table:number-columns-repeated="5"/>
        </table:table-row>
        <table:table-row table:style-name="ro3">
          <table:table-cell office:value-type="string">
            <text:p>EXT4</text:p>
          </table:table-cell>
          <table:table-cell office:value-type="string">
            <text:p>No</text:p>
          </table:table-cell>
          <table:table-cell office:value-type="string">
            <text:p>3G30SCA</text:p>
          </table:table-cell>
          <table:table-cell office:value-type="string">
            <text:p>Photovoltaic Cell</text:p>
          </table:table-cell>
          <table:table-cell/>
          <table:table-cell office:value-type="string">
            <text:p>AzurSpace 3G30A Solar cell, Coverglass and CIC Interconnects</text:p>
          </table:table-cell>
          <table:table-cell office:value-type="string">
            <text:p>SLRPNL_1</text:p>
          </table:table-cell>
          <table:table-cell office:value-type="string">
            <text:p>Solar Panel1</text:p>
          </table:table-cell>
          <table:table-cell table:number-columns-repeated="5"/>
        </table:table-row>
        <table:table-row table:style-name="ro3">
          <table:table-cell office:value-type="string">
            <text:p>EXT5</text:p>
          </table:table-cell>
          <table:table-cell office:value-type="string">
            <text:p>No</text:p>
          </table:table-cell>
          <table:table-cell office:value-type="string">
            <text:p>3G30SCA</text:p>
          </table:table-cell>
          <table:table-cell office:value-type="string">
            <text:p>Photovoltaic Cell</text:p>
          </table:table-cell>
          <table:table-cell/>
          <table:table-cell office:value-type="string">
            <text:p>AzurSpace 3G30A Solar cell, Coverglass and CIC Interconnects</text:p>
          </table:table-cell>
          <table:table-cell office:value-type="string">
            <text:p>SLRPNL_1</text:p>
          </table:table-cell>
          <table:table-cell office:value-type="string">
            <text:p>Solar Panel1</text:p>
          </table:table-cell>
          <table:table-cell table:number-columns-repeated="5"/>
        </table:table-row>
        <table:table-row table:style-name="ro3">
          <table:table-cell office:value-type="string">
            <text:p>EXT6</text:p>
          </table:table-cell>
          <table:table-cell office:value-type="string">
            <text:p>No</text:p>
          </table:table-cell>
          <table:table-cell office:value-type="string">
            <text:p>3G30SCA</text:p>
          </table:table-cell>
          <table:table-cell office:value-type="string">
            <text:p>Photovoltaic Cell</text:p>
          </table:table-cell>
          <table:table-cell/>
          <table:table-cell office:value-type="string">
            <text:p>AzurSpace 3G30A Solar cell, Coverglass and CIC Interconnects</text:p>
          </table:table-cell>
          <table:table-cell office:value-type="string">
            <text:p>SLRPNL_1</text:p>
          </table:table-cell>
          <table:table-cell office:value-type="string">
            <text:p>Solar Panel1</text:p>
          </table:table-cell>
          <table:table-cell table:number-columns-repeated="5"/>
        </table:table-row>
        <table:table-row table:style-name="ro3">
          <table:table-cell office:value-type="string">
            <text:p>EXT7</text:p>
          </table:table-cell>
          <table:table-cell office:value-type="string">
            <text:p>No</text:p>
          </table:table-cell>
          <table:table-cell office:value-type="string">
            <text:p>3G30SCA</text:p>
          </table:table-cell>
          <table:table-cell office:value-type="string">
            <text:p>Photovoltaic Cell</text:p>
          </table:table-cell>
          <table:table-cell/>
          <table:table-cell office:value-type="string">
            <text:p>AzurSpace 3G30A Solar cell, Coverglass and CIC Interconnects</text:p>
          </table:table-cell>
          <table:table-cell office:value-type="string">
            <text:p>SLRPNL_1</text:p>
          </table:table-cell>
          <table:table-cell office:value-type="string">
            <text:p>Solar Panel1</text:p>
          </table:table-cell>
          <table:table-cell table:number-columns-repeated="5"/>
        </table:table-row>
        <table:table-row table:style-name="ro3">
          <table:table-cell office:value-type="string">
            <text:p>EXT8</text:p>
          </table:table-cell>
          <table:table-cell office:value-type="string">
            <text:p>No</text:p>
          </table:table-cell>
          <table:table-cell office:value-type="string">
            <text:p>3G30SCA</text:p>
          </table:table-cell>
          <table:table-cell office:value-type="string">
            <text:p>Photovoltaic Cell</text:p>
          </table:table-cell>
          <table:table-cell/>
          <table:table-cell office:value-type="string">
            <text:p>AzurSpace 3G30A Solar cell, Coverglass and CIC Interconnects</text:p>
          </table:table-cell>
          <table:table-cell office:value-type="string">
            <text:p>SLRPNL_1</text:p>
          </table:table-cell>
          <table:table-cell office:value-type="string">
            <text:p>Solar Panel1</text:p>
          </table:table-cell>
          <table:table-cell table:number-columns-repeated="5"/>
        </table:table-row>
        <table:table-row table:style-name="ro4">
          <table:table-cell office:value-type="string">
            <text:p>EXT55</text:p>
          </table:table-cell>
          <table:table-cell office:value-type="string">
            <text:p>No</text:p>
          </table:table-cell>
          <table:table-cell table:style-name="ce6" office:value-type="string">
            <text:p>952-2111-ND</text:p>
          </table:table-cell>
          <table:table-cell table:number-columns-repeated="2"/>
          <table:table-cell office:value-type="string">
            <text:p>DIL, male, crimp interconnect</text:p>
          </table:table-cell>
          <table:table-cell office:value-type="string">
            <text:p>SLRPNL_1</text:p>
          </table:table-cell>
          <table:table-cell office:value-type="string">
            <text:p>Solar Panel1</text:p>
          </table:table-cell>
          <table:table-cell table:number-columns-repeated="5"/>
        </table:table-row>
        <table:table-row table:style-name="ro4">
          <table:table-cell office:value-type="string">
            <text:p>EXT9</text:p>
          </table:table-cell>
          <table:table-cell office:value-type="string">
            <text:p>No</text:p>
          </table:table-cell>
          <table:table-cell office:value-type="string">
            <text:p>RL2007-1723-103-SA</text:p>
          </table:table-cell>
          <table:table-cell office:value-type="string">
            <text:p>3kOhm</text:p>
          </table:table-cell>
          <table:table-cell office:value-type="string">
            <text:p>through-hole</text:p>
          </table:table-cell>
          <table:table-cell office:value-type="string">
            <text:p>thermistor, NTC</text:p>
          </table:table-cell>
          <table:table-cell office:value-type="string">
            <text:p>SLRPNL_2</text:p>
          </table:table-cell>
          <table:table-cell office:value-type="string">
            <text:p>Solar Panel2</text:p>
          </table:table-cell>
          <table:table-cell table:number-columns-repeated="5"/>
        </table:table-row>
        <table:table-row table:style-name="ro4">
          <table:table-cell office:value-type="string">
            <text:p>EXT10</text:p>
          </table:table-cell>
          <table:table-cell office:value-type="string">
            <text:p>No</text:p>
          </table:table-cell>
          <table:table-cell office:value-type="string">
            <text:p>RL2007-1723-103-SA</text:p>
          </table:table-cell>
          <table:table-cell office:value-type="string">
            <text:p>3kOhm</text:p>
          </table:table-cell>
          <table:table-cell office:value-type="string">
            <text:p>through-hole</text:p>
          </table:table-cell>
          <table:table-cell office:value-type="string">
            <text:p>thermistor, NTC</text:p>
          </table:table-cell>
          <table:table-cell office:value-type="string">
            <text:p>SLRPNL_2</text:p>
          </table:table-cell>
          <table:table-cell office:value-type="string">
            <text:p>Solar Panel2</text:p>
          </table:table-cell>
          <table:table-cell table:number-columns-repeated="5"/>
        </table:table-row>
        <table:table-row table:style-name="ro3">
          <table:table-cell office:value-type="string">
            <text:p>EXT11</text:p>
          </table:table-cell>
          <table:table-cell office:value-type="string">
            <text:p>No</text:p>
          </table:table-cell>
          <table:table-cell office:value-type="string">
            <text:p>3G30SCA</text:p>
          </table:table-cell>
          <table:table-cell office:value-type="string">
            <text:p>Photovoltaic Cell</text:p>
          </table:table-cell>
          <table:table-cell/>
          <table:table-cell office:value-type="string">
            <text:p>AzurSpace 3G30A Solar cell, Coverglass and CIC Interconnects</text:p>
          </table:table-cell>
          <table:table-cell office:value-type="string">
            <text:p>SLRPNL_2</text:p>
          </table:table-cell>
          <table:table-cell office:value-type="string">
            <text:p>Solar Panel2</text:p>
          </table:table-cell>
          <table:table-cell table:number-columns-repeated="5"/>
        </table:table-row>
        <table:table-row table:style-name="ro3">
          <table:table-cell office:value-type="string">
            <text:p>EXT12</text:p>
          </table:table-cell>
          <table:table-cell office:value-type="string">
            <text:p>No</text:p>
          </table:table-cell>
          <table:table-cell office:value-type="string">
            <text:p>3G30SCA</text:p>
          </table:table-cell>
          <table:table-cell office:value-type="string">
            <text:p>Photovoltaic Cell</text:p>
          </table:table-cell>
          <table:table-cell/>
          <table:table-cell office:value-type="string">
            <text:p>AzurSpace 3G30A Solar cell, Coverglass and CIC Interconnects</text:p>
          </table:table-cell>
          <table:table-cell office:value-type="string">
            <text:p>SLRPNL_2</text:p>
          </table:table-cell>
          <table:table-cell office:value-type="string">
            <text:p>Solar Panel2</text:p>
          </table:table-cell>
          <table:table-cell table:number-columns-repeated="5"/>
        </table:table-row>
        <table:table-row table:style-name="ro3">
          <table:table-cell office:value-type="string">
            <text:p>EXT13</text:p>
          </table:table-cell>
          <table:table-cell office:value-type="string">
            <text:p>No</text:p>
          </table:table-cell>
          <table:table-cell office:value-type="string">
            <text:p>3G30SCA</text:p>
          </table:table-cell>
          <table:table-cell office:value-type="string">
            <text:p>Photovoltaic Cell</text:p>
          </table:table-cell>
          <table:table-cell/>
          <table:table-cell office:value-type="string">
            <text:p>AzurSpace 3G30A Solar cell, Coverglass and CIC Interconnects</text:p>
          </table:table-cell>
          <table:table-cell office:value-type="string">
            <text:p>SLRPNL_2</text:p>
          </table:table-cell>
          <table:table-cell office:value-type="string">
            <text:p>Solar Panel2</text:p>
          </table:table-cell>
          <table:table-cell table:number-columns-repeated="5"/>
        </table:table-row>
        <table:table-row table:style-name="ro3">
          <table:table-cell office:value-type="string">
            <text:p>EXT14</text:p>
          </table:table-cell>
          <table:table-cell office:value-type="string">
            <text:p>No</text:p>
          </table:table-cell>
          <table:table-cell office:value-type="string">
            <text:p>3G30SCA</text:p>
          </table:table-cell>
          <table:table-cell office:value-type="string">
            <text:p>Photovoltaic Cell</text:p>
          </table:table-cell>
          <table:table-cell/>
          <table:table-cell office:value-type="string">
            <text:p>AzurSpace 3G30A Solar cell, Coverglass and CIC Interconnects</text:p>
          </table:table-cell>
          <table:table-cell office:value-type="string">
            <text:p>SLRPNL_2</text:p>
          </table:table-cell>
          <table:table-cell office:value-type="string">
            <text:p>Solar Panel2</text:p>
          </table:table-cell>
          <table:table-cell table:number-columns-repeated="5"/>
        </table:table-row>
        <table:table-row table:style-name="ro3">
          <table:table-cell office:value-type="string">
            <text:p>EXT15</text:p>
          </table:table-cell>
          <table:table-cell office:value-type="string">
            <text:p>No</text:p>
          </table:table-cell>
          <table:table-cell office:value-type="string">
            <text:p>3G30SCA</text:p>
          </table:table-cell>
          <table:table-cell office:value-type="string">
            <text:p>Photovoltaic Cell</text:p>
          </table:table-cell>
          <table:table-cell/>
          <table:table-cell office:value-type="string">
            <text:p>AzurSpace 3G30A Solar cell, Coverglass and CIC Interconnects</text:p>
          </table:table-cell>
          <table:table-cell office:value-type="string">
            <text:p>SLRPNL_2</text:p>
          </table:table-cell>
          <table:table-cell office:value-type="string">
            <text:p>Solar Panel2</text:p>
          </table:table-cell>
          <table:table-cell table:number-columns-repeated="5"/>
        </table:table-row>
        <table:table-row table:style-name="ro3">
          <table:table-cell office:value-type="string">
            <text:p>EXT16</text:p>
          </table:table-cell>
          <table:table-cell office:value-type="string">
            <text:p>No</text:p>
          </table:table-cell>
          <table:table-cell office:value-type="string">
            <text:p>3G30SCA</text:p>
          </table:table-cell>
          <table:table-cell office:value-type="string">
            <text:p>Photovoltaic Cell</text:p>
          </table:table-cell>
          <table:table-cell/>
          <table:table-cell office:value-type="string">
            <text:p>AzurSpace 3G30A Solar cell, Coverglass and CIC Interconnects</text:p>
          </table:table-cell>
          <table:table-cell office:value-type="string">
            <text:p>SLRPNL_2</text:p>
          </table:table-cell>
          <table:table-cell office:value-type="string">
            <text:p>Solar Panel2</text:p>
          </table:table-cell>
          <table:table-cell table:number-columns-repeated="5"/>
        </table:table-row>
        <table:table-row table:style-name="ro4">
          <table:table-cell office:value-type="string">
            <text:p>EXT56</text:p>
          </table:table-cell>
          <table:table-cell office:value-type="string">
            <text:p>No</text:p>
          </table:table-cell>
          <table:table-cell table:style-name="ce6" office:value-type="string">
            <text:p>952-2111-ND</text:p>
          </table:table-cell>
          <table:table-cell table:number-columns-repeated="2"/>
          <table:table-cell office:value-type="string">
            <text:p>DIL, male, crimp interconnect</text:p>
          </table:table-cell>
          <table:table-cell office:value-type="string">
            <text:p>SLRPNL_2</text:p>
          </table:table-cell>
          <table:table-cell office:value-type="string">
            <text:p>Solar Panel2</text:p>
          </table:table-cell>
          <table:table-cell table:number-columns-repeated="5"/>
        </table:table-row>
        <table:table-row table:style-name="ro4">
          <table:table-cell office:value-type="string">
            <text:p>EXT17</text:p>
          </table:table-cell>
          <table:table-cell office:value-type="string">
            <text:p>No</text:p>
          </table:table-cell>
          <table:table-cell office:value-type="string">
            <text:p>RL2007-1723-103-SA</text:p>
          </table:table-cell>
          <table:table-cell office:value-type="string">
            <text:p>3kOhm</text:p>
          </table:table-cell>
          <table:table-cell office:value-type="string">
            <text:p>through-hole</text:p>
          </table:table-cell>
          <table:table-cell office:value-type="string">
            <text:p>thermistor, NTC</text:p>
          </table:table-cell>
          <table:table-cell office:value-type="string">
            <text:p>SLRPNL_3</text:p>
          </table:table-cell>
          <table:table-cell office:value-type="string">
            <text:p>Solar Panel3</text:p>
          </table:table-cell>
          <table:table-cell table:number-columns-repeated="5"/>
        </table:table-row>
        <table:table-row table:style-name="ro4">
          <table:table-cell office:value-type="string">
            <text:p>EXT18</text:p>
          </table:table-cell>
          <table:table-cell office:value-type="string">
            <text:p>No</text:p>
          </table:table-cell>
          <table:table-cell office:value-type="string">
            <text:p>RL2007-1723-103-SA</text:p>
          </table:table-cell>
          <table:table-cell office:value-type="string">
            <text:p>3kOhm</text:p>
          </table:table-cell>
          <table:table-cell office:value-type="string">
            <text:p>through-hole</text:p>
          </table:table-cell>
          <table:table-cell office:value-type="string">
            <text:p>thermistor, NTC</text:p>
          </table:table-cell>
          <table:table-cell office:value-type="string">
            <text:p>SLRPNL_3</text:p>
          </table:table-cell>
          <table:table-cell office:value-type="string">
            <text:p>Solar Panel3</text:p>
          </table:table-cell>
          <table:table-cell table:number-columns-repeated="5"/>
        </table:table-row>
        <table:table-row table:style-name="ro3">
          <table:table-cell office:value-type="string">
            <text:p>EXT19</text:p>
          </table:table-cell>
          <table:table-cell office:value-type="string">
            <text:p>No</text:p>
          </table:table-cell>
          <table:table-cell office:value-type="string">
            <text:p>3G30SCA</text:p>
          </table:table-cell>
          <table:table-cell office:value-type="string">
            <text:p>Photovoltaic Cell</text:p>
          </table:table-cell>
          <table:table-cell/>
          <table:table-cell office:value-type="string">
            <text:p>AzurSpace 3G30A Solar cell, Coverglass and CIC Interconnects</text:p>
          </table:table-cell>
          <table:table-cell office:value-type="string">
            <text:p>SLRPNL_3</text:p>
          </table:table-cell>
          <table:table-cell office:value-type="string">
            <text:p>Solar Panel3</text:p>
          </table:table-cell>
          <table:table-cell table:number-columns-repeated="5"/>
        </table:table-row>
        <table:table-row table:style-name="ro3">
          <table:table-cell office:value-type="string">
            <text:p>EXT20</text:p>
          </table:table-cell>
          <table:table-cell office:value-type="string">
            <text:p>No</text:p>
          </table:table-cell>
          <table:table-cell office:value-type="string">
            <text:p>3G30SCA</text:p>
          </table:table-cell>
          <table:table-cell office:value-type="string">
            <text:p>Photovoltaic Cell</text:p>
          </table:table-cell>
          <table:table-cell/>
          <table:table-cell office:value-type="string">
            <text:p>AzurSpace 3G30A Solar cell, Coverglass and CIC Interconnects</text:p>
          </table:table-cell>
          <table:table-cell office:value-type="string">
            <text:p>SLRPNL_3</text:p>
          </table:table-cell>
          <table:table-cell office:value-type="string">
            <text:p>Solar Panel3</text:p>
          </table:table-cell>
          <table:table-cell table:number-columns-repeated="5"/>
        </table:table-row>
        <table:table-row table:style-name="ro3">
          <table:table-cell office:value-type="string">
            <text:p>EXT21</text:p>
          </table:table-cell>
          <table:table-cell office:value-type="string">
            <text:p>No</text:p>
          </table:table-cell>
          <table:table-cell office:value-type="string">
            <text:p>3G30SCA</text:p>
          </table:table-cell>
          <table:table-cell office:value-type="string">
            <text:p>Photovoltaic Cell</text:p>
          </table:table-cell>
          <table:table-cell/>
          <table:table-cell office:value-type="string">
            <text:p>AzurSpace 3G30A Solar cell, Coverglass and CIC Interconnects</text:p>
          </table:table-cell>
          <table:table-cell office:value-type="string">
            <text:p>SLRPNL_3</text:p>
          </table:table-cell>
          <table:table-cell office:value-type="string">
            <text:p>Solar Panel3</text:p>
          </table:table-cell>
          <table:table-cell table:number-columns-repeated="5"/>
        </table:table-row>
        <table:table-row table:style-name="ro3">
          <table:table-cell office:value-type="string">
            <text:p>EXT22</text:p>
          </table:table-cell>
          <table:table-cell office:value-type="string">
            <text:p>No</text:p>
          </table:table-cell>
          <table:table-cell office:value-type="string">
            <text:p>3G30SCA</text:p>
          </table:table-cell>
          <table:table-cell office:value-type="string">
            <text:p>Photovoltaic Cell</text:p>
          </table:table-cell>
          <table:table-cell/>
          <table:table-cell office:value-type="string">
            <text:p>AzurSpace 3G30A Solar cell, Coverglass and CIC Interconnects</text:p>
          </table:table-cell>
          <table:table-cell office:value-type="string">
            <text:p>SLRPNL_3</text:p>
          </table:table-cell>
          <table:table-cell office:value-type="string">
            <text:p>Solar Panel3</text:p>
          </table:table-cell>
          <table:table-cell table:number-columns-repeated="5"/>
        </table:table-row>
        <table:table-row table:style-name="ro3">
          <table:table-cell office:value-type="string">
            <text:p>EXT23</text:p>
          </table:table-cell>
          <table:table-cell office:value-type="string">
            <text:p>No</text:p>
          </table:table-cell>
          <table:table-cell office:value-type="string">
            <text:p>3G30SCA</text:p>
          </table:table-cell>
          <table:table-cell office:value-type="string">
            <text:p>Photovoltaic Cell</text:p>
          </table:table-cell>
          <table:table-cell/>
          <table:table-cell office:value-type="string">
            <text:p>AzurSpace 3G30A Solar cell, Coverglass and CIC Interconnects</text:p>
          </table:table-cell>
          <table:table-cell office:value-type="string">
            <text:p>SLRPNL_3</text:p>
          </table:table-cell>
          <table:table-cell office:value-type="string">
            <text:p>Solar Panel3</text:p>
          </table:table-cell>
          <table:table-cell table:number-columns-repeated="5"/>
        </table:table-row>
        <table:table-row table:style-name="ro3">
          <table:table-cell office:value-type="string">
            <text:p>EXT24</text:p>
          </table:table-cell>
          <table:table-cell office:value-type="string">
            <text:p>No</text:p>
          </table:table-cell>
          <table:table-cell office:value-type="string">
            <text:p>3G30SCA</text:p>
          </table:table-cell>
          <table:table-cell office:value-type="string">
            <text:p>Photovoltaic Cell</text:p>
          </table:table-cell>
          <table:table-cell/>
          <table:table-cell office:value-type="string">
            <text:p>AzurSpace 3G30A Solar cell, Coverglass and CIC Interconnects</text:p>
          </table:table-cell>
          <table:table-cell office:value-type="string">
            <text:p>SLRPNL_3</text:p>
          </table:table-cell>
          <table:table-cell office:value-type="string">
            <text:p>Solar Panel3</text:p>
          </table:table-cell>
          <table:table-cell table:number-columns-repeated="5"/>
        </table:table-row>
        <table:table-row table:style-name="ro4">
          <table:table-cell office:value-type="string">
            <text:p>EXT57</text:p>
          </table:table-cell>
          <table:table-cell office:value-type="string">
            <text:p>No</text:p>
          </table:table-cell>
          <table:table-cell table:style-name="ce6" office:value-type="string">
            <text:p>952-2111-ND</text:p>
          </table:table-cell>
          <table:table-cell table:number-columns-repeated="2"/>
          <table:table-cell office:value-type="string">
            <text:p>DIL, male, crimp interconnect</text:p>
          </table:table-cell>
          <table:table-cell office:value-type="string">
            <text:p>SLRPNL_3</text:p>
          </table:table-cell>
          <table:table-cell office:value-type="string">
            <text:p>Solar Panel3</text:p>
          </table:table-cell>
          <table:table-cell table:number-columns-repeated="5"/>
        </table:table-row>
        <table:table-row table:style-name="ro4">
          <table:table-cell office:value-type="string">
            <text:p>EXT25</text:p>
          </table:table-cell>
          <table:table-cell office:value-type="string">
            <text:p>No</text:p>
          </table:table-cell>
          <table:table-cell office:value-type="string">
            <text:p>RL2007-1723-103-SA</text:p>
          </table:table-cell>
          <table:table-cell office:value-type="string">
            <text:p>3kOhm</text:p>
          </table:table-cell>
          <table:table-cell office:value-type="string">
            <text:p>through-hole</text:p>
          </table:table-cell>
          <table:table-cell office:value-type="string">
            <text:p>thermistor, NTC</text:p>
          </table:table-cell>
          <table:table-cell office:value-type="string">
            <text:p>SLRPNL_4</text:p>
          </table:table-cell>
          <table:table-cell office:value-type="string">
            <text:p>Solar Panel4</text:p>
          </table:table-cell>
          <table:table-cell table:number-columns-repeated="5"/>
        </table:table-row>
        <table:table-row table:style-name="ro4">
          <table:table-cell office:value-type="string">
            <text:p>EXT26</text:p>
          </table:table-cell>
          <table:table-cell office:value-type="string">
            <text:p>No</text:p>
          </table:table-cell>
          <table:table-cell office:value-type="string">
            <text:p>RL2007-1723-103-SA</text:p>
          </table:table-cell>
          <table:table-cell office:value-type="string">
            <text:p>3kOhm</text:p>
          </table:table-cell>
          <table:table-cell office:value-type="string">
            <text:p>through-hole</text:p>
          </table:table-cell>
          <table:table-cell office:value-type="string">
            <text:p>thermistor, NTC</text:p>
          </table:table-cell>
          <table:table-cell office:value-type="string">
            <text:p>SLRPNL_4</text:p>
          </table:table-cell>
          <table:table-cell office:value-type="string">
            <text:p>Solar Panel4</text:p>
          </table:table-cell>
          <table:table-cell table:number-columns-repeated="5"/>
        </table:table-row>
        <table:table-row table:style-name="ro3">
          <table:table-cell office:value-type="string">
            <text:p>EXT27</text:p>
          </table:table-cell>
          <table:table-cell office:value-type="string">
            <text:p>No</text:p>
          </table:table-cell>
          <table:table-cell office:value-type="string">
            <text:p>3G30SCA</text:p>
          </table:table-cell>
          <table:table-cell office:value-type="string">
            <text:p>Photovoltaic Cell</text:p>
          </table:table-cell>
          <table:table-cell/>
          <table:table-cell office:value-type="string">
            <text:p>AzurSpace 3G30A Solar cell, Coverglass and CIC Interconnects</text:p>
          </table:table-cell>
          <table:table-cell office:value-type="string">
            <text:p>SLRPNL_4</text:p>
          </table:table-cell>
          <table:table-cell office:value-type="string">
            <text:p>Solar Panel4</text:p>
          </table:table-cell>
          <table:table-cell table:number-columns-repeated="5"/>
        </table:table-row>
        <table:table-row table:style-name="ro3">
          <table:table-cell office:value-type="string">
            <text:p>EXT28</text:p>
          </table:table-cell>
          <table:table-cell office:value-type="string">
            <text:p>No</text:p>
          </table:table-cell>
          <table:table-cell office:value-type="string">
            <text:p>3G30SCA</text:p>
          </table:table-cell>
          <table:table-cell office:value-type="string">
            <text:p>Photovoltaic Cell</text:p>
          </table:table-cell>
          <table:table-cell/>
          <table:table-cell office:value-type="string">
            <text:p>AzurSpace 3G30A Solar cell, Coverglass and CIC Interconnects</text:p>
          </table:table-cell>
          <table:table-cell office:value-type="string">
            <text:p>SLRPNL_4</text:p>
          </table:table-cell>
          <table:table-cell office:value-type="string">
            <text:p>Solar Panel4</text:p>
          </table:table-cell>
          <table:table-cell table:number-columns-repeated="5"/>
        </table:table-row>
        <table:table-row table:style-name="ro3">
          <table:table-cell office:value-type="string">
            <text:p>EXT29</text:p>
          </table:table-cell>
          <table:table-cell office:value-type="string">
            <text:p>No</text:p>
          </table:table-cell>
          <table:table-cell office:value-type="string">
            <text:p>3G30SCA</text:p>
          </table:table-cell>
          <table:table-cell office:value-type="string">
            <text:p>Photovoltaic Cell</text:p>
          </table:table-cell>
          <table:table-cell/>
          <table:table-cell office:value-type="string">
            <text:p>AzurSpace 3G30A Solar cell, Coverglass and CIC Interconnects</text:p>
          </table:table-cell>
          <table:table-cell office:value-type="string">
            <text:p>SLRPNL_4</text:p>
          </table:table-cell>
          <table:table-cell office:value-type="string">
            <text:p>Solar Panel4</text:p>
          </table:table-cell>
          <table:table-cell table:number-columns-repeated="5"/>
        </table:table-row>
        <table:table-row table:style-name="ro3">
          <table:table-cell office:value-type="string">
            <text:p>EXT30</text:p>
          </table:table-cell>
          <table:table-cell office:value-type="string">
            <text:p>No</text:p>
          </table:table-cell>
          <table:table-cell office:value-type="string">
            <text:p>3G30SCA</text:p>
          </table:table-cell>
          <table:table-cell office:value-type="string">
            <text:p>Photovoltaic Cell</text:p>
          </table:table-cell>
          <table:table-cell/>
          <table:table-cell office:value-type="string">
            <text:p>AzurSpace 3G30A Solar cell, Coverglass and CIC Interconnects</text:p>
          </table:table-cell>
          <table:table-cell office:value-type="string">
            <text:p>SLRPNL_4</text:p>
          </table:table-cell>
          <table:table-cell office:value-type="string">
            <text:p>Solar Panel4</text:p>
          </table:table-cell>
          <table:table-cell table:number-columns-repeated="5"/>
        </table:table-row>
        <table:table-row table:style-name="ro3">
          <table:table-cell office:value-type="string">
            <text:p>EXT31</text:p>
          </table:table-cell>
          <table:table-cell office:value-type="string">
            <text:p>No</text:p>
          </table:table-cell>
          <table:table-cell office:value-type="string">
            <text:p>3G30SCA</text:p>
          </table:table-cell>
          <table:table-cell office:value-type="string">
            <text:p>Photovoltaic Cell</text:p>
          </table:table-cell>
          <table:table-cell/>
          <table:table-cell office:value-type="string">
            <text:p>AzurSpace 3G30A Solar cell, Coverglass and CIC Interconnects</text:p>
          </table:table-cell>
          <table:table-cell office:value-type="string">
            <text:p>SLRPNL_4</text:p>
          </table:table-cell>
          <table:table-cell office:value-type="string">
            <text:p>Solar Panel4</text:p>
          </table:table-cell>
          <table:table-cell table:number-columns-repeated="5"/>
        </table:table-row>
        <table:table-row table:style-name="ro3">
          <table:table-cell office:value-type="string">
            <text:p>EXT32</text:p>
          </table:table-cell>
          <table:table-cell office:value-type="string">
            <text:p>No</text:p>
          </table:table-cell>
          <table:table-cell office:value-type="string">
            <text:p>3G30SCA</text:p>
          </table:table-cell>
          <table:table-cell office:value-type="string">
            <text:p>Photovoltaic Cell</text:p>
          </table:table-cell>
          <table:table-cell/>
          <table:table-cell office:value-type="string">
            <text:p>AzurSpace 3G30A Solar cell, Coverglass and CIC Interconnects</text:p>
          </table:table-cell>
          <table:table-cell office:value-type="string">
            <text:p>SLRPNL_4</text:p>
          </table:table-cell>
          <table:table-cell office:value-type="string">
            <text:p>Solar Panel4</text:p>
          </table:table-cell>
          <table:table-cell table:number-columns-repeated="5"/>
        </table:table-row>
        <table:table-row table:style-name="ro4">
          <table:table-cell office:value-type="string">
            <text:p>EXT58</text:p>
          </table:table-cell>
          <table:table-cell office:value-type="string">
            <text:p>No</text:p>
          </table:table-cell>
          <table:table-cell table:style-name="ce6" office:value-type="string">
            <text:p>952-2111-ND</text:p>
          </table:table-cell>
          <table:table-cell table:number-columns-repeated="2"/>
          <table:table-cell office:value-type="string">
            <text:p>DIL, male, crimp interconnect</text:p>
          </table:table-cell>
          <table:table-cell office:value-type="string">
            <text:p>SLRPNL_4</text:p>
          </table:table-cell>
          <table:table-cell office:value-type="string">
            <text:p>Solar Panel4</text:p>
          </table:table-cell>
          <table:table-cell table:number-columns-repeated="5"/>
        </table:table-row>
        <table:table-row table:style-name="ro3">
          <table:table-cell office:value-type="string">
            <text:p>EXT33</text:p>
          </table:table-cell>
          <table:table-cell office:value-type="string">
            <text:p>No</text:p>
          </table:table-cell>
          <table:table-cell table:style-name="ce7" office:value-type="string">
            <text:p>1N5817-E3/54</text:p>
          </table:table-cell>
          <table:table-cell table:number-columns-repeated="2"/>
          <table:table-cell office:value-type="string">
            <text:p>diode, schottky, 1A, blocking diode</text:p>
          </table:table-cell>
          <table:table-cell office:value-type="string">
            <text:p>SLRPNL_HRNS</text:p>
          </table:table-cell>
          <table:table-cell office:value-type="string">
            <text:p>Wiring Harness</text:p>
          </table:table-cell>
          <table:table-cell table:number-columns-repeated="5"/>
        </table:table-row>
        <table:table-row table:style-name="ro3">
          <table:table-cell office:value-type="string">
            <text:p>EXT34</text:p>
          </table:table-cell>
          <table:table-cell office:value-type="string">
            <text:p>No</text:p>
          </table:table-cell>
          <table:table-cell table:style-name="ce7" office:value-type="string">
            <text:p>1N5817-E3/54</text:p>
          </table:table-cell>
          <table:table-cell table:number-columns-repeated="2"/>
          <table:table-cell office:value-type="string">
            <text:p>diode, schottky, 1A, blocking diode</text:p>
          </table:table-cell>
          <table:table-cell office:value-type="string">
            <text:p>SLRPNL_HRNS</text:p>
          </table:table-cell>
          <table:table-cell office:value-type="string">
            <text:p>Wiring Harness</text:p>
          </table:table-cell>
          <table:table-cell table:number-columns-repeated="5"/>
        </table:table-row>
        <table:table-row table:style-name="ro3">
          <table:table-cell office:value-type="string">
            <text:p>EXT35</text:p>
          </table:table-cell>
          <table:table-cell office:value-type="string">
            <text:p>No</text:p>
          </table:table-cell>
          <table:table-cell table:style-name="ce7" office:value-type="string">
            <text:p>1N5817-E3/54</text:p>
          </table:table-cell>
          <table:table-cell table:number-columns-repeated="2"/>
          <table:table-cell office:value-type="string">
            <text:p>diode, schottky, 1A, blocking diode</text:p>
          </table:table-cell>
          <table:table-cell office:value-type="string">
            <text:p>SLRPNL_HRNS</text:p>
          </table:table-cell>
          <table:table-cell office:value-type="string">
            <text:p>Wiring Harness</text:p>
          </table:table-cell>
          <table:table-cell table:number-columns-repeated="5"/>
        </table:table-row>
        <table:table-row table:style-name="ro3">
          <table:table-cell office:value-type="string">
            <text:p>EXT36</text:p>
          </table:table-cell>
          <table:table-cell office:value-type="string">
            <text:p>No</text:p>
          </table:table-cell>
          <table:table-cell table:style-name="ce7" office:value-type="string">
            <text:p>1N5817-E3/54</text:p>
          </table:table-cell>
          <table:table-cell table:number-columns-repeated="2"/>
          <table:table-cell office:value-type="string">
            <text:p>diode, schottky, 1A, blocking diode</text:p>
          </table:table-cell>
          <table:table-cell office:value-type="string">
            <text:p>SLRPNL_HRNS</text:p>
          </table:table-cell>
          <table:table-cell office:value-type="string">
            <text:p>Wiring Harness</text:p>
          </table:table-cell>
          <table:table-cell table:number-columns-repeated="5"/>
        </table:table-row>
      </table:table>
      <table:table table:name="BOM by Quantity" table:style-name="ta1">
        <table:table-column table:style-name="co9" table:default-cell-style-name="Default"/>
        <table:table-column table:style-name="co3" table:default-cell-style-name="Default"/>
        <table:table-column table:style-name="co16" table:default-cell-style-name="Default"/>
        <table:table-column table:style-name="co9" table:number-columns-repeated="4" table:default-cell-style-name="Default"/>
        <table:table-row table:style-name="ro3">
          <table:table-cell office:value-type="string" calcext:value-type="string">
            <text:p>Index #</text:p>
          </table:table-cell>
          <table:table-cell office:value-type="string" calcext:value-type="string">
            <text:p>Manufacturer Part #</text:p>
          </table:table-cell>
          <table:table-cell office:value-type="string" calcext:value-type="string">
            <text:p>Quantity/PCB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To order</text:p>
          </table:table-cell>
          <table:table-cell office:value-type="string" calcext:value-type="string">
            <text:p>Final Qty</text:p>
          </table:table-cell>
          <table:table-cell office:value-type="string" calcext:value-type="string">
            <text:p>Ok?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N5817-E3/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D2]+[.E2]" office:value-type="float" office:value="16" calcext:value-type="float">
            <text:p>16</text:p>
          </table:table-cell>
          <table:table-cell table:formula="of:=IF([.F2]&gt;=([.C2]*5);&quot;ok&quot;;&quot;Need More!&quot;)" office:value-type="string" office:string-value="Need More!" calcext:value-type="string">
            <text:p>Need More!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#300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D3]+[.E3]" office:value-type="float" office:value="5" calcext:value-type="float">
            <text:p>5</text:p>
          </table:table-cell>
          <table:table-cell table:formula="of:=IF([.F3]&gt;=([.C3]*5);&quot;ok&quot;;&quot;Need More!&quot;)" office:value-type="string" office:string-value="Need More!" calcext:value-type="string">
            <text:p>Need More!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3G30SCA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4]+[.E4]" office:value-type="float" office:value="30" calcext:value-type="float">
            <text:p>30</text:p>
          </table:table-cell>
          <table:table-cell table:formula="of:=IF([.F4]&gt;=([.C4]*1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952-2111-ND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D5]+[.E5]" office:value-type="float" office:value="12" calcext:value-type="float">
            <text:p>12</text:p>
          </table:table-cell>
          <table:table-cell table:formula="of:=IF([.F5]&gt;=([.C5]*5);&quot;ok&quot;;&quot;Need More!&quot;)" office:value-type="string" office:string-value="Need More!" calcext:value-type="string">
            <text:p>Need More!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AD79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D6]+[.E6]" office:value-type="float" office:value="5" calcext:value-type="float">
            <text:p>5</text:p>
          </table:table-cell>
          <table:table-cell table:formula="of:=IF([.F6]&gt;=([.C6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0805C104M3RACTU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[.D7]+[.E7]" office:value-type="float" office:value="46" calcext:value-type="float">
            <text:p>46</text:p>
          </table:table-cell>
          <table:table-cell table:formula="of:=IF([.F7]&gt;=([.C7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0805C105K8NACTU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8]+[.E8]" office:value-type="float" office:value="10" calcext:value-type="float">
            <text:p>10</text:p>
          </table:table-cell>
          <table:table-cell table:formula="of:=IF([.F8]&gt;=([.C8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C0805C222K5RACT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D9]+[.E9]" office:value-type="float" office:value="9" calcext:value-type="float">
            <text:p>9</text:p>
          </table:table-cell>
          <table:table-cell table:formula="of:=IF([.F9]&gt;=([.C9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C0805C470J5GACT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D10]+[.E10]" office:value-type="float" office:value="9" calcext:value-type="float">
            <text:p>9</text:p>
          </table:table-cell>
          <table:table-cell table:formula="of:=IF([.F10]&gt;=([.C10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DR125-2R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11]+[.E11]" office:value-type="float" office:value="6" calcext:value-type="float">
            <text:p>6</text:p>
          </table:table-cell>
          <table:table-cell table:formula="of:=IF([.F11]&gt;=([.C11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DR125-8R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12]+[.E12]" office:value-type="float" office:value="6" calcext:value-type="float">
            <text:p>6</text:p>
          </table:table-cell>
          <table:table-cell table:formula="of:=IF([.F12]&gt;=([.C12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ECH-U1H101JX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D13]+[.E13]" office:value-type="float" office:value="17" calcext:value-type="float">
            <text:p>17</text:p>
          </table:table-cell>
          <table:table-cell table:formula="of:=IF([.F13]&gt;=([.C13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ECH-U1H182GX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D14]+[.E14]" office:value-type="float" office:value="9" calcext:value-type="float">
            <text:p>9</text:p>
          </table:table-cell>
          <table:table-cell table:formula="of:=IF([.F14]&gt;=([.C14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ERA-8AEB104V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15]+[.E15]" office:value-type="float" office:value="10" calcext:value-type="float">
            <text:p>10</text:p>
          </table:table-cell>
          <table:table-cell table:formula="of:=IF([.F15]&gt;=([.C15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ERA-8AEB202V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16]+[.E16]" office:value-type="float" office:value="10" calcext:value-type="float">
            <text:p>10</text:p>
          </table:table-cell>
          <table:table-cell table:formula="of:=IF([.F16]&gt;=([.C16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ERA-8AEB6492V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17]+[.E17]" office:value-type="float" office:value="10" calcext:value-type="float">
            <text:p>10</text:p>
          </table:table-cell>
          <table:table-cell table:formula="of:=IF([.F17]&gt;=([.C17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ERJ-8BWJR010V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D18]+[.E18]" office:value-type="float" office:value="10" calcext:value-type="float">
            <text:p>10</text:p>
          </table:table-cell>
          <table:table-cell table:formula="of:=IF([.F18]&gt;=([.C18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ERJ-8ENF1002V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19]+[.E19]" office:value-type="float" office:value="10" calcext:value-type="float">
            <text:p>10</text:p>
          </table:table-cell>
          <table:table-cell table:formula="of:=IF([.F19]&gt;=([.C19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ERJ-8ENF1004V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D20]+[.E20]" office:value-type="float" office:value="28" calcext:value-type="float">
            <text:p>28</text:p>
          </table:table-cell>
          <table:table-cell table:formula="of:=IF([.F20]&gt;=([.C20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ERJ-8ENF10R0V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D21]+[.E21]" office:value-type="float" office:value="18" calcext:value-type="float">
            <text:p>18</text:p>
          </table:table-cell>
          <table:table-cell table:formula="of:=IF([.F21]&gt;=([.C21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ERJ-8ENF1333V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22]+[.E22]" office:value-type="float" office:value="10" calcext:value-type="float">
            <text:p>10</text:p>
          </table:table-cell>
          <table:table-cell table:formula="of:=IF([.F22]&gt;=([.C22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ERJ-8ENF1473V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23]+[.E23]" office:value-type="float" office:value="10" calcext:value-type="float">
            <text:p>10</text:p>
          </table:table-cell>
          <table:table-cell table:formula="of:=IF([.F23]&gt;=([.C23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ERJ-8ENF1742V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D24]+[.E24]" office:value-type="float" office:value="9" calcext:value-type="float">
            <text:p>9</text:p>
          </table:table-cell>
          <table:table-cell table:formula="of:=IF([.F24]&gt;=([.C24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ERJ-8ENF2003V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25]+[.E25]" office:value-type="float" office:value="20" calcext:value-type="float">
            <text:p>20</text:p>
          </table:table-cell>
          <table:table-cell table:formula="of:=IF([.F25]&gt;=([.C25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ERJ-8ENF2004V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26]+[.E26]" office:value-type="float" office:value="20" calcext:value-type="float">
            <text:p>20</text:p>
          </table:table-cell>
          <table:table-cell table:formula="of:=IF([.F26]&gt;=([.C26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ERJ-8ENF2213V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27]+[.E27]" office:value-type="float" office:value="20" calcext:value-type="float">
            <text:p>20</text:p>
          </table:table-cell>
          <table:table-cell table:formula="of:=IF([.F27]&gt;=([.C27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ERJ-8ENF2322V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D28]+[.E28]" office:value-type="float" office:value="9" calcext:value-type="float">
            <text:p>9</text:p>
          </table:table-cell>
          <table:table-cell table:formula="of:=IF([.F28]&gt;=([.C28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ERJ-8ENF3400V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29]+[.E29]" office:value-type="float" office:value="20" calcext:value-type="float">
            <text:p>20</text:p>
          </table:table-cell>
          <table:table-cell table:formula="of:=IF([.F29]&gt;=([.C29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ERJ-8ENF5362V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30]+[.E30]" office:value-type="float" office:value="10" calcext:value-type="float">
            <text:p>10</text:p>
          </table:table-cell>
          <table:table-cell table:formula="of:=IF([.F30]&gt;=([.C30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ERJ-8ENF5493V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31]+[.E31]" office:value-type="float" office:value="20" calcext:value-type="float">
            <text:p>20</text:p>
          </table:table-cell>
          <table:table-cell table:formula="of:=IF([.F31]&gt;=([.C31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ERJ-8ENF6342V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32]+[.E32]" office:value-type="float" office:value="14" calcext:value-type="float">
            <text:p>14</text:p>
          </table:table-cell>
          <table:table-cell table:formula="of:=IF([.F32]&gt;=([.C32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ERJ-8GEYJ203V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[.D33]+[.E33]" office:value-type="float" office:value="33" calcext:value-type="float">
            <text:p>33</text:p>
          </table:table-cell>
          <table:table-cell table:formula="of:=IF([.F33]&gt;=([.C33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ESQ-125-XX-X-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34]+[.E34]" office:value-type="float" office:value="0" calcext:value-type="float">
            <text:p>0</text:p>
          </table:table-cell>
          <table:table-cell table:formula="of:=IF([.F34]&gt;=([.C34]*5);&quot;ok&quot;;&quot;Need More!&quot;)" office:value-type="string" office:string-value="Need More!" calcext:value-type="string">
            <text:p>Need More!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INA219A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35]+[.E35]" office:value-type="float" office:value="8" calcext:value-type="float">
            <text:p>8</text:p>
          </table:table-cell>
          <table:table-cell table:formula="of:=IF([.F35]&gt;=([.C35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LTC3872ETS8#TRMPB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36]+[.E36]" office:value-type="float" office:value="11" calcext:value-type="float">
            <text:p>11</text:p>
          </table:table-cell>
          <table:table-cell table:formula="of:=IF([.F36]&gt;=([.C36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MAX4374-10UMAX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37]+[.E37]" office:value-type="float" office:value="6" calcext:value-type="float">
            <text:p>6</text:p>
          </table:table-cell>
          <table:table-cell table:formula="of:=IF([.F37]&gt;=([.C37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MF52A1224J41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38]+[.E38]" office:value-type="float" office:value="20" calcext:value-type="float">
            <text:p>20</text:p>
          </table:table-cell>
          <table:table-cell table:formula="of:=IF([.F38]&gt;=([.C38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MIC79110-4.2YMLT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39]+[.E39]" office:value-type="float" office:value="13" calcext:value-type="float">
            <text:p>13</text:p>
          </table:table-cell>
          <table:table-cell table:formula="of:=IF([.F39]&gt;=([.C39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NCS2200SN1T1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40]+[.E40]" office:value-type="float" office:value="10" calcext:value-type="float">
            <text:p>10</text:p>
          </table:table-cell>
          <table:table-cell table:formula="of:=IF([.F40]&gt;=([.C40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P0115-RA10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41]+[.E41]" office:value-type="float" office:value="60" calcext:value-type="float">
            <text:p>60</text:p>
          </table:table-cell>
          <table:table-cell table:formula="of:=IF([.F41]&gt;=([.C41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PMEG3050EP,115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D42]+[.E42]" office:value-type="float" office:value="29" calcext:value-type="float">
            <text:p>29</text:p>
          </table:table-cell>
          <table:table-cell table:formula="of:=IF([.F42]&gt;=([.C42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RL2007-1723-103-SA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43]+[.E43]" office:value-type="float" office:value="20" calcext:value-type="float">
            <text:p>20</text:p>
          </table:table-cell>
          <table:table-cell table:formula="of:=IF([.F43]&gt;=([.C43]*5);&quot;ok&quot;;&quot;Need More!&quot;)" office:value-type="string" office:string-value="Need More!" calcext:value-type="string">
            <text:p>Need More!</text:p>
          </table:table-cell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RMCF1206FT3M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44]+[.E44]" office:value-type="float" office:value="20" calcext:value-type="float">
            <text:p>20</text:p>
          </table:table-cell>
          <table:table-cell table:formula="of:=IF([.F44]&gt;=([.C44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SI7448DP-T1-E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D45]+[.E45]" office:value-type="float" office:value="25" calcext:value-type="float">
            <text:p>25</text:p>
          </table:table-cell>
          <table:table-cell table:formula="of:=IF([.F45]&gt;=([.C45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SI7485DP-T1-GE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46]+[.E46]" office:value-type="float" office:value="24" calcext:value-type="float">
            <text:p>24</text:p>
          </table:table-cell>
          <table:table-cell table:formula="of:=IF([.F46]&gt;=([.C46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T530X157M016ATE0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47]+[.E47]" office:value-type="float" office:value="20" calcext:value-type="float">
            <text:p>20</text:p>
          </table:table-cell>
          <table:table-cell table:formula="of:=IF([.F47]&gt;=([.C47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TLV70228DBV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48]+[.E48]" office:value-type="float" office:value="10" calcext:value-type="float">
            <text:p>10</text:p>
          </table:table-cell>
          <table:table-cell table:formula="of:=IF([.F48]&gt;=([.C48]*5);&quot;ok&quot;;&quot;Need More!&quot;)" office:value-type="string" office:string-value="ok" calcext:value-type="string">
            <text:p>ok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TLV70233DBV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49]+[.E49]" office:value-type="float" office:value="8" calcext:value-type="float">
            <text:p>8</text:p>
          </table:table-cell>
          <table:table-cell table:formula="of:=IF([.F49]&gt;=([.C49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WSL1206R0300FE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50]+[.E50]" office:value-type="float" office:value="10" calcext:value-type="float">
            <text:p>10</text:p>
          </table:table-cell>
          <table:table-cell table:formula="of:=IF([.F50]&gt;=([.C50]*5);&quot;ok&quot;;&quot;Need More!&quot;)" office:value-type="string" office:string-value="ok" calcext:value-type="string">
            <text:p>ok</text:p>
          </table:table-cell>
        </table:table-row>
        <table:table-row table:style-name="ro4">
          <table:table-cell office:value-type="float" office:value="50" calcext:value-type="float">
            <text:p>50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EPS BOM'.A1:'EPS BOM'.M146" table:orientation="column"/>
        <table:database-range table:name="__Anonymous_Sheet_DB__1" table:target-range-address="'EPS BOM_by_SubCct'.A1:'EPS BOM_by_SubCct'.M142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currency-style style:name="N10155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4">0000-00-00</text:date>, <text:time style:data-style-name="N2" text:time-value="0000-00-00T00:00:01.013847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4T14:38:59.949632952</dc:date>
    <meta:generator>LibreOffice/4.1.3.2$Linux_x86 LibreOffice_project/410m0$Build-2</meta:generator>
    <meta:editing-duration>PT21H47M31S</meta:editing-duration>
    <meta:editing-cycles>199</meta:editing-cycles>
    <meta:document-statistic meta:table-count="3" meta:cell-count="2458" meta:object-count="0"/>
  </office:meta>
</office:document-meta>
</file>